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fo:font-weight="normal" officeooo:rsid="01e36fcb" officeooo:paragraph-rsid="01e36fcb" style:font-weight-asian="normal" style:font-weight-complex="normal"/>
    </style:style>
    <style:style style:name="P2" style:family="paragraph" style:parent-style-name="Standard">
      <style:text-properties officeooo:rsid="0015e190" officeooo:paragraph-rsid="00c54477"/>
    </style:style>
    <style:style style:name="P3" style:family="paragraph" style:parent-style-name="Standard">
      <style:text-properties officeooo:rsid="0015e190" officeooo:paragraph-rsid="0352e304"/>
    </style:style>
    <style:style style:name="P4" style:family="paragraph" style:parent-style-name="Standard">
      <style:paragraph-properties fo:text-align="center" style:justify-single-word="false"/>
      <style:text-properties style:font-name="Liberation Mono" officeooo:paragraph-rsid="03353596"/>
    </style:style>
    <style:style style:name="P5" style:family="paragraph" style:parent-style-name="Standard">
      <style:paragraph-properties fo:text-align="center" style:justify-single-word="false"/>
      <style:text-properties style:font-name="Liberation Mono" officeooo:paragraph-rsid="0000a7ac"/>
    </style:style>
    <style:style style:name="P6" style:family="paragraph" style:parent-style-name="Standard">
      <style:paragraph-properties fo:text-align="center" style:justify-single-word="false"/>
      <style:text-properties style:font-name="Liberation Mono" fo:font-style="normal" fo:font-weight="bold" officeooo:rsid="0051bd82" officeooo:paragraph-rsid="0000a7ac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Mono" fo:font-style="normal" fo:font-weight="bold" officeooo:rsid="049772ab" officeooo:paragraph-rsid="007b6ae1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Liberation Mono" officeooo:rsid="0013b4ff" officeooo:paragraph-rsid="0000a7ac"/>
    </style:style>
    <style:style style:name="P9" style:family="paragraph" style:parent-style-name="Standard">
      <style:text-properties style:font-name="Liberation Mono" fo:font-size="12pt" fo:font-style="normal" fo:font-weight="bold" officeooo:rsid="0015e190" officeooo:paragraph-rsid="00c54477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P10" style:family="paragraph" style:parent-style-name="Standard">
      <style:text-properties officeooo:paragraph-rsid="036c2c3f"/>
    </style:style>
    <style:style style:name="P11" style:family="paragraph" style:parent-style-name="Standard">
      <style:text-properties officeooo:paragraph-rsid="0392e1fe"/>
    </style:style>
    <style:style style:name="P12" style:family="paragraph" style:parent-style-name="Standard">
      <style:text-properties officeooo:paragraph-rsid="03814cdc"/>
    </style:style>
    <style:style style:name="P13" style:family="paragraph" style:parent-style-name="Standard">
      <style:text-properties officeooo:paragraph-rsid="03931fde"/>
    </style:style>
    <style:style style:name="P14" style:family="paragraph" style:parent-style-name="Standard">
      <style:text-properties officeooo:paragraph-rsid="03a90b9a"/>
    </style:style>
    <style:style style:name="P15" style:family="paragraph" style:parent-style-name="Standard">
      <style:paragraph-properties fo:text-align="center" style:justify-single-word="false"/>
      <style:text-properties officeooo:paragraph-rsid="0000a7ac"/>
    </style:style>
    <style:style style:name="P16" style:family="paragraph" style:parent-style-name="Standard">
      <style:text-properties officeooo:paragraph-rsid="0352e304"/>
    </style:style>
    <style:style style:name="P17" style:family="paragraph" style:parent-style-name="Standard">
      <style:text-properties officeooo:paragraph-rsid="04d2f36c"/>
    </style:style>
    <style:style style:name="P18" style:family="paragraph" style:parent-style-name="Standard">
      <style:text-properties officeooo:paragraph-rsid="04f98262"/>
    </style:style>
    <style:style style:name="P19" style:family="paragraph" style:parent-style-name="Standard">
      <style:text-properties officeooo:paragraph-rsid="047f332b"/>
    </style:style>
    <style:style style:name="P20" style:family="paragraph" style:parent-style-name="Standard">
      <style:text-properties officeooo:paragraph-rsid="0538241c"/>
    </style:style>
    <style:style style:name="P21" style:family="paragraph" style:parent-style-name="Standard">
      <style:text-properties officeooo:paragraph-rsid="05870e87"/>
    </style:style>
    <style:style style:name="P22" style:family="paragraph" style:parent-style-name="Standard">
      <style:text-properties officeooo:paragraph-rsid="0569d6f3"/>
    </style:style>
    <style:style style:name="P23" style:family="paragraph" style:parent-style-name="Standard">
      <style:text-properties officeooo:paragraph-rsid="05884bb2"/>
    </style:style>
    <style:style style:name="P24" style:family="paragraph" style:parent-style-name="Standard">
      <style:paragraph-properties fo:text-align="center" style:justify-single-word="false"/>
      <style:text-properties style:font-name="Liberation Mono" fo:font-style="normal" fo:font-weight="bold" officeooo:rsid="049772ab" officeooo:paragraph-rsid="007b6ae1" style:font-style-asian="normal" style:font-weight-asian="bold" style:font-style-complex="normal" style:font-weight-complex="bold"/>
    </style:style>
    <style:style style:name="P25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4cb813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6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4502ed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7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539320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8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5617ca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9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599d6b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Liberation Mono" officeooo:paragraph-rsid="03353596"/>
    </style:style>
    <style:style style:name="P31" style:family="paragraph" style:parent-style-name="Standard">
      <style:paragraph-properties fo:text-align="center" style:justify-single-word="false"/>
      <style:text-properties style:font-name="Liberation Mono" officeooo:paragraph-rsid="0000a7ac"/>
    </style:style>
    <style:style style:name="P32" style:family="paragraph" style:parent-style-name="Standard" style:list-style-name="L1">
      <style:text-properties officeooo:paragraph-rsid="04a6171e"/>
    </style:style>
    <style:style style:name="P33" style:family="paragraph" style:parent-style-name="Standard" style:list-style-name="L1">
      <style:text-properties officeooo:paragraph-rsid="04c89cf3"/>
    </style:style>
    <style:style style:name="P34" style:family="paragraph" style:parent-style-name="Standard" style:list-style-name="L1">
      <style:text-properties officeooo:rsid="0015e190" officeooo:paragraph-rsid="03be89c4"/>
    </style:style>
    <style:style style:name="P35" style:family="paragraph" style:parent-style-name="Standard" style:list-style-name="L1">
      <style:text-properties officeooo:rsid="0015e190" officeooo:paragraph-rsid="049ab47d"/>
    </style:style>
    <style:style style:name="P36" style:family="paragraph" style:parent-style-name="Standard" style:list-style-name="L1">
      <style:text-properties officeooo:rsid="0015e190" officeooo:paragraph-rsid="049ae69b"/>
    </style:style>
    <style:style style:name="P37" style:family="paragraph" style:parent-style-name="Standard" style:list-style-name="L1">
      <style:text-properties officeooo:rsid="0015e190" officeooo:paragraph-rsid="049c1de2"/>
    </style:style>
    <style:style style:name="P38" style:family="paragraph" style:parent-style-name="Standard" style:list-style-name="L1">
      <style:text-properties officeooo:rsid="0015e190" officeooo:paragraph-rsid="04a03bf4"/>
    </style:style>
    <style:style style:name="P39" style:family="paragraph" style:parent-style-name="Standard" style:list-style-name="L1">
      <style:text-properties officeooo:rsid="0015e190" officeooo:paragraph-rsid="04a468b3"/>
    </style:style>
    <style:style style:name="P40" style:family="paragraph" style:parent-style-name="Standard" style:list-style-name="L1">
      <style:text-properties officeooo:rsid="0015e190" officeooo:paragraph-rsid="04a710be"/>
    </style:style>
    <style:style style:name="P41" style:family="paragraph" style:parent-style-name="Standard" style:list-style-name="L1">
      <style:text-properties officeooo:rsid="0015e190" officeooo:paragraph-rsid="04a98821"/>
    </style:style>
    <style:style style:name="P42" style:family="paragraph" style:parent-style-name="Standard" style:list-style-name="L1">
      <style:text-properties officeooo:rsid="0015e190" officeooo:paragraph-rsid="04ab90b1"/>
    </style:style>
    <style:style style:name="P43" style:family="paragraph" style:parent-style-name="Standard" style:list-style-name="L1">
      <style:text-properties officeooo:rsid="0015e190" officeooo:paragraph-rsid="04ad3c2a"/>
    </style:style>
    <style:style style:name="P44" style:family="paragraph" style:parent-style-name="Standard" style:list-style-name="L1">
      <style:text-properties officeooo:rsid="0015e190" officeooo:paragraph-rsid="04afee75"/>
    </style:style>
    <style:style style:name="P45" style:family="paragraph" style:parent-style-name="Standard" style:list-style-name="L1">
      <style:text-properties officeooo:rsid="0015e190" officeooo:paragraph-rsid="04b2b8d6"/>
    </style:style>
    <style:style style:name="P46" style:family="paragraph" style:parent-style-name="Standard" style:list-style-name="L1">
      <style:text-properties officeooo:rsid="0015e190" officeooo:paragraph-rsid="04b3b8fd"/>
    </style:style>
    <style:style style:name="P47" style:family="paragraph" style:parent-style-name="Standard" style:list-style-name="L1">
      <style:text-properties officeooo:rsid="0015e190" officeooo:paragraph-rsid="04b409cd"/>
    </style:style>
    <style:style style:name="P48" style:family="paragraph" style:parent-style-name="Standard" style:list-style-name="L1">
      <style:text-properties officeooo:rsid="0015e190" officeooo:paragraph-rsid="04b5ebd4"/>
    </style:style>
    <style:style style:name="P49" style:family="paragraph" style:parent-style-name="Standard" style:list-style-name="L1">
      <style:text-properties officeooo:rsid="0015e190" officeooo:paragraph-rsid="04b6e8b1"/>
    </style:style>
    <style:style style:name="P50" style:family="paragraph" style:parent-style-name="Standard" style:list-style-name="L1">
      <style:text-properties officeooo:rsid="0015e190" officeooo:paragraph-rsid="04b80751"/>
    </style:style>
    <style:style style:name="P51" style:family="paragraph" style:parent-style-name="Standard" style:list-style-name="L1">
      <style:text-properties officeooo:rsid="0015e190" officeooo:paragraph-rsid="04bf2d24"/>
    </style:style>
    <style:style style:name="P52" style:family="paragraph" style:parent-style-name="Standard" style:list-style-name="L1">
      <style:text-properties officeooo:rsid="0015e190" officeooo:paragraph-rsid="04c273c1"/>
    </style:style>
    <style:style style:name="P53" style:family="paragraph" style:parent-style-name="Standard" style:list-style-name="L1">
      <style:text-properties officeooo:rsid="0015e190" officeooo:paragraph-rsid="04c45266"/>
    </style:style>
    <style:style style:name="P54" style:family="paragraph" style:parent-style-name="Standard" style:list-style-name="L1">
      <style:text-properties officeooo:rsid="0015e190" officeooo:paragraph-rsid="04c4f36b"/>
    </style:style>
    <style:style style:name="P55" style:family="paragraph" style:parent-style-name="Standard" style:list-style-name="L1">
      <style:text-properties officeooo:rsid="0015e190" officeooo:paragraph-rsid="04c51f00"/>
    </style:style>
    <style:style style:name="P56" style:family="paragraph" style:parent-style-name="Standard" style:list-style-name="L1">
      <style:text-properties officeooo:rsid="0015e190" officeooo:paragraph-rsid="04c5c69f"/>
    </style:style>
    <style:style style:name="P57" style:family="paragraph" style:parent-style-name="Standard">
      <style:text-properties officeooo:rsid="0015e190" officeooo:paragraph-rsid="00c54477"/>
    </style:style>
    <style:style style:name="P58" style:family="paragraph" style:parent-style-name="Standard" style:list-style-name="Numbering_20_123">
      <style:text-properties officeooo:paragraph-rsid="04cc404e"/>
    </style:style>
    <style:style style:name="P59" style:family="paragraph" style:parent-style-name="Standard" style:list-style-name="Numbering_20_123">
      <style:text-properties officeooo:paragraph-rsid="04cd744d"/>
    </style:style>
    <style:style style:name="P60" style:family="paragraph" style:parent-style-name="Standard" style:list-style-name="Numbering_20_123">
      <style:text-properties officeooo:paragraph-rsid="04cd9d11"/>
    </style:style>
    <style:style style:name="P61" style:family="paragraph" style:parent-style-name="Standard" style:list-style-name="Numbering_20_123">
      <style:text-properties officeooo:paragraph-rsid="04cf38a1"/>
    </style:style>
    <style:style style:name="P62" style:family="paragraph" style:parent-style-name="Standard" style:list-style-name="Numbering_20_123">
      <style:text-properties officeooo:paragraph-rsid="04d1e32d"/>
    </style:style>
    <style:style style:name="P63" style:family="paragraph" style:parent-style-name="Standard" style:list-style-name="Numbering_20_123">
      <style:text-properties officeooo:paragraph-rsid="04d2f36c"/>
    </style:style>
    <style:style style:name="P64" style:family="paragraph" style:parent-style-name="Standard" style:list-style-name="Numbering_20_123">
      <style:text-properties officeooo:paragraph-rsid="04d93823"/>
    </style:style>
    <style:style style:name="P65" style:family="paragraph" style:parent-style-name="Standard" style:list-style-name="Numbering_20_123">
      <style:text-properties officeooo:paragraph-rsid="04dfc5b2"/>
    </style:style>
    <style:style style:name="P66" style:family="paragraph" style:parent-style-name="Standard" style:list-style-name="Numbering_20_123">
      <style:text-properties officeooo:paragraph-rsid="04e3dc02"/>
    </style:style>
    <style:style style:name="P67" style:family="paragraph" style:parent-style-name="Standard" style:list-style-name="Numbering_20_123">
      <style:text-properties officeooo:paragraph-rsid="04e63afb"/>
    </style:style>
    <style:style style:name="P68" style:family="paragraph" style:parent-style-name="Standard" style:list-style-name="Numbering_20_123">
      <style:text-properties officeooo:paragraph-rsid="04f06e6f"/>
    </style:style>
    <style:style style:name="P69" style:family="paragraph" style:parent-style-name="Standard" style:list-style-name="Numbering_20_123">
      <style:text-properties officeooo:paragraph-rsid="04f11117"/>
    </style:style>
    <style:style style:name="P70" style:family="paragraph" style:parent-style-name="Standard" style:list-style-name="Numbering_20_123">
      <style:text-properties officeooo:paragraph-rsid="04fb2852"/>
    </style:style>
    <style:style style:name="P71" style:family="paragraph" style:parent-style-name="Standard" style:list-style-name="Numbering_20_123">
      <style:text-properties officeooo:paragraph-rsid="04fbd25b"/>
    </style:style>
    <style:style style:name="P72" style:family="paragraph" style:parent-style-name="Standard" style:list-style-name="Numbering_20_123">
      <style:text-properties officeooo:paragraph-rsid="04fe3531"/>
    </style:style>
    <style:style style:name="P73" style:family="paragraph" style:parent-style-name="Standard" style:list-style-name="Numbering_20_123">
      <style:text-properties officeooo:paragraph-rsid="05003279"/>
    </style:style>
    <style:style style:name="P74" style:family="paragraph" style:parent-style-name="Standard" style:list-style-name="Numbering_20_123">
      <style:text-properties officeooo:paragraph-rsid="05045d3d"/>
    </style:style>
    <style:style style:name="P75" style:family="paragraph" style:parent-style-name="Standard" style:list-style-name="Numbering_20_123">
      <style:text-properties officeooo:paragraph-rsid="050214f1"/>
    </style:style>
    <style:style style:name="P76" style:family="paragraph" style:parent-style-name="Standard" style:list-style-name="Numbering_20_123">
      <style:text-properties officeooo:paragraph-rsid="0505aeba"/>
    </style:style>
    <style:style style:name="P77" style:family="paragraph" style:parent-style-name="Standard" style:list-style-name="Numbering_20_123">
      <style:text-properties officeooo:paragraph-rsid="0506a75b"/>
    </style:style>
    <style:style style:name="P78" style:family="paragraph" style:parent-style-name="Standard" style:list-style-name="Numbering_20_123">
      <style:text-properties officeooo:paragraph-rsid="0506f76a"/>
    </style:style>
    <style:style style:name="P79" style:family="paragraph" style:parent-style-name="Standard" style:list-style-name="Numbering_20_123">
      <style:text-properties officeooo:paragraph-rsid="05082c67"/>
    </style:style>
    <style:style style:name="P80" style:family="paragraph" style:parent-style-name="Standard" style:list-style-name="Numbering_20_123">
      <style:text-properties officeooo:paragraph-rsid="05085319"/>
    </style:style>
    <style:style style:name="P81" style:family="paragraph" style:parent-style-name="Standard" style:list-style-name="Numbering_20_123">
      <style:text-properties officeooo:paragraph-rsid="03924ff3"/>
    </style:style>
    <style:style style:name="P82" style:family="paragraph" style:parent-style-name="Standard" style:list-style-name="Numbering_20_123">
      <style:text-properties officeooo:paragraph-rsid="051016fb"/>
    </style:style>
    <style:style style:name="P83" style:family="paragraph" style:parent-style-name="Standard" style:list-style-name="Numbering_20_123">
      <style:text-properties officeooo:paragraph-rsid="05165287"/>
    </style:style>
    <style:style style:name="P84" style:family="paragraph" style:parent-style-name="Standard" style:list-style-name="Numbering_20_123">
      <style:text-properties officeooo:paragraph-rsid="05172c1c"/>
    </style:style>
    <style:style style:name="P85" style:family="paragraph" style:parent-style-name="Standard" style:list-style-name="Numbering_20_123">
      <style:text-properties officeooo:paragraph-rsid="0517b8f1"/>
    </style:style>
    <style:style style:name="P86" style:family="paragraph" style:parent-style-name="Standard" style:list-style-name="Numbering_20_123">
      <style:text-properties officeooo:paragraph-rsid="051ad896"/>
    </style:style>
    <style:style style:name="P87" style:family="paragraph" style:parent-style-name="Standard" style:list-style-name="Numbering_20_123">
      <style:text-properties officeooo:paragraph-rsid="051b0d5d"/>
    </style:style>
    <style:style style:name="P88" style:family="paragraph" style:parent-style-name="Standard" style:list-style-name="Numbering_20_123">
      <style:text-properties officeooo:paragraph-rsid="051c917f"/>
    </style:style>
    <style:style style:name="P89" style:family="paragraph" style:parent-style-name="Standard" style:list-style-name="Numbering_20_123">
      <style:text-properties officeooo:paragraph-rsid="051e214f"/>
    </style:style>
    <style:style style:name="P90" style:family="paragraph" style:parent-style-name="Standard" style:list-style-name="Numbering_20_123">
      <style:text-properties officeooo:paragraph-rsid="051f37db"/>
    </style:style>
    <style:style style:name="P91" style:family="paragraph" style:parent-style-name="Standard" style:list-style-name="Numbering_20_123">
      <style:text-properties officeooo:paragraph-rsid="05269607"/>
    </style:style>
    <style:style style:name="P92" style:family="paragraph" style:parent-style-name="Standard" style:list-style-name="Numbering_20_123">
      <style:text-properties officeooo:paragraph-rsid="05271072"/>
    </style:style>
    <style:style style:name="P93" style:family="paragraph" style:parent-style-name="Standard" style:list-style-name="Numbering_20_123">
      <style:text-properties officeooo:paragraph-rsid="04502edc"/>
    </style:style>
    <style:style style:name="P94" style:family="paragraph" style:parent-style-name="Standard" style:list-style-name="Numbering_20_123">
      <style:text-properties officeooo:paragraph-rsid="03a5a8d7"/>
    </style:style>
    <style:style style:name="P95" style:family="paragraph" style:parent-style-name="Standard" style:list-style-name="Numbering_20_123">
      <style:text-properties officeooo:paragraph-rsid="0527fa49"/>
    </style:style>
    <style:style style:name="P96" style:family="paragraph" style:parent-style-name="Standard" style:list-style-name="Numbering_20_123">
      <style:text-properties officeooo:paragraph-rsid="0529ce1e"/>
    </style:style>
    <style:style style:name="P97" style:family="paragraph" style:parent-style-name="Standard" style:list-style-name="Numbering_20_123">
      <style:text-properties officeooo:paragraph-rsid="052ace31"/>
    </style:style>
    <style:style style:name="P98" style:family="paragraph" style:parent-style-name="Standard" style:list-style-name="Numbering_20_123">
      <style:text-properties officeooo:paragraph-rsid="052b0415"/>
    </style:style>
    <style:style style:name="P99" style:family="paragraph" style:parent-style-name="Standard" style:list-style-name="Numbering_20_123">
      <style:text-properties officeooo:paragraph-rsid="052c2b23"/>
    </style:style>
    <style:style style:name="P100" style:family="paragraph" style:parent-style-name="Standard" style:list-style-name="Numbering_20_123">
      <style:text-properties officeooo:paragraph-rsid="052ee343"/>
    </style:style>
    <style:style style:name="P101" style:family="paragraph" style:parent-style-name="Standard" style:list-style-name="Numbering_20_123">
      <style:text-properties officeooo:paragraph-rsid="053578e5"/>
    </style:style>
    <style:style style:name="P102" style:family="paragraph" style:parent-style-name="Standard" style:list-style-name="Numbering_20_123">
      <style:text-properties officeooo:paragraph-rsid="0535f5a7"/>
    </style:style>
    <style:style style:name="P103" style:family="paragraph" style:parent-style-name="Standard" style:list-style-name="Numbering_20_123">
      <style:text-properties officeooo:paragraph-rsid="0537c753"/>
    </style:style>
    <style:style style:name="P104" style:family="paragraph" style:parent-style-name="Standard" style:list-style-name="Numbering_20_123">
      <style:text-properties officeooo:paragraph-rsid="05393200"/>
    </style:style>
    <style:style style:name="P105" style:family="paragraph" style:parent-style-name="Standard" style:list-style-name="Numbering_20_123">
      <style:text-properties officeooo:paragraph-rsid="053a2788"/>
    </style:style>
    <style:style style:name="P106" style:family="paragraph" style:parent-style-name="Standard" style:list-style-name="Numbering_20_123">
      <style:text-properties officeooo:paragraph-rsid="053ec98e"/>
    </style:style>
    <style:style style:name="P107" style:family="paragraph" style:parent-style-name="Standard" style:list-style-name="Numbering_20_123">
      <style:text-properties officeooo:paragraph-rsid="053f2e5b"/>
    </style:style>
    <style:style style:name="P108" style:family="paragraph" style:parent-style-name="Standard" style:list-style-name="Numbering_20_123">
      <style:text-properties officeooo:paragraph-rsid="0542218c"/>
    </style:style>
    <style:style style:name="P109" style:family="paragraph" style:parent-style-name="Standard" style:list-style-name="Numbering_20_123">
      <style:text-properties officeooo:paragraph-rsid="054358b4"/>
    </style:style>
    <style:style style:name="P110" style:family="paragraph" style:parent-style-name="Standard" style:list-style-name="Numbering_20_123">
      <style:text-properties officeooo:paragraph-rsid="0545802b"/>
    </style:style>
    <style:style style:name="P111" style:family="paragraph" style:parent-style-name="Standard" style:list-style-name="Numbering_20_123">
      <style:text-properties officeooo:paragraph-rsid="05532ff2"/>
    </style:style>
    <style:style style:name="P112" style:family="paragraph" style:parent-style-name="Standard" style:list-style-name="Numbering_20_123">
      <style:text-properties officeooo:paragraph-rsid="055bd33e"/>
    </style:style>
    <style:style style:name="P113" style:family="paragraph" style:parent-style-name="Standard" style:list-style-name="Numbering_20_123">
      <style:text-properties officeooo:paragraph-rsid="055cc436"/>
    </style:style>
    <style:style style:name="P114" style:family="paragraph" style:parent-style-name="Standard" style:list-style-name="Numbering_20_123">
      <style:text-properties officeooo:paragraph-rsid="05661091"/>
    </style:style>
    <style:style style:name="P115" style:family="paragraph" style:parent-style-name="Standard" style:list-style-name="Numbering_20_123">
      <style:text-properties officeooo:paragraph-rsid="0567c95f"/>
    </style:style>
    <style:style style:name="P116" style:family="paragraph" style:parent-style-name="Standard" style:list-style-name="Numbering_20_123">
      <style:text-properties officeooo:paragraph-rsid="05676a3e"/>
    </style:style>
    <style:style style:name="P117" style:family="paragraph" style:parent-style-name="Standard" style:list-style-name="Numbering_20_123">
      <style:text-properties officeooo:paragraph-rsid="03afb6b8"/>
    </style:style>
    <style:style style:name="P118" style:family="paragraph" style:parent-style-name="Standard" style:list-style-name="Numbering_20_123">
      <style:text-properties officeooo:paragraph-rsid="056bd492"/>
    </style:style>
    <style:style style:name="P119" style:family="paragraph" style:parent-style-name="Standard" style:list-style-name="Numbering_20_123">
      <style:text-properties officeooo:paragraph-rsid="056da033"/>
    </style:style>
    <style:style style:name="P120" style:family="paragraph" style:parent-style-name="Standard" style:list-style-name="Numbering_20_123">
      <style:text-properties officeooo:paragraph-rsid="056e81de"/>
    </style:style>
    <style:style style:name="P121" style:family="paragraph" style:parent-style-name="Standard" style:list-style-name="Numbering_20_123">
      <style:text-properties officeooo:paragraph-rsid="056f95ac"/>
    </style:style>
    <style:style style:name="P122" style:family="paragraph" style:parent-style-name="Standard" style:list-style-name="Numbering_20_123">
      <style:text-properties officeooo:paragraph-rsid="05712096"/>
    </style:style>
    <style:style style:name="P123" style:family="paragraph" style:parent-style-name="Standard" style:list-style-name="Numbering_20_123">
      <style:text-properties officeooo:paragraph-rsid="05722c2a"/>
    </style:style>
    <style:style style:name="P124" style:family="paragraph" style:parent-style-name="Standard" style:list-style-name="Numbering_20_123">
      <style:text-properties officeooo:paragraph-rsid="05762ee5"/>
    </style:style>
    <style:style style:name="P125" style:family="paragraph" style:parent-style-name="Standard" style:list-style-name="Numbering_20_123">
      <style:text-properties officeooo:paragraph-rsid="0579f843"/>
    </style:style>
    <style:style style:name="P126" style:family="paragraph" style:parent-style-name="Standard" style:list-style-name="Numbering_20_123">
      <style:text-properties officeooo:paragraph-rsid="057cfdaa"/>
    </style:style>
    <style:style style:name="P127" style:family="paragraph" style:parent-style-name="Standard" style:list-style-name="Numbering_20_123">
      <style:text-properties officeooo:paragraph-rsid="057d839a"/>
    </style:style>
    <style:style style:name="P128" style:family="paragraph" style:parent-style-name="Standard" style:list-style-name="Numbering_20_123">
      <style:text-properties officeooo:paragraph-rsid="057f20b1"/>
    </style:style>
    <style:style style:name="P129" style:family="paragraph" style:parent-style-name="Standard" style:list-style-name="Numbering_20_123">
      <style:text-properties officeooo:paragraph-rsid="0580b2ab"/>
    </style:style>
    <style:style style:name="P130" style:family="paragraph" style:parent-style-name="Standard" style:list-style-name="Numbering_20_123">
      <style:text-properties officeooo:paragraph-rsid="058184de"/>
    </style:style>
    <style:style style:name="P131" style:family="paragraph" style:parent-style-name="Standard" style:list-style-name="Numbering_20_123">
      <style:text-properties officeooo:paragraph-rsid="0585620e"/>
    </style:style>
    <style:style style:name="P132" style:family="paragraph" style:parent-style-name="Standard" style:list-style-name="Numbering_20_123">
      <style:text-properties officeooo:paragraph-rsid="0585ac23"/>
    </style:style>
    <style:style style:name="P133" style:family="paragraph" style:parent-style-name="Standard" style:list-style-name="Numbering_20_123">
      <style:text-properties officeooo:paragraph-rsid="0586a395"/>
    </style:style>
    <style:style style:name="P134" style:family="paragraph" style:parent-style-name="Standard" style:list-style-name="Numbering_20_123">
      <style:text-properties officeooo:paragraph-rsid="05870e87"/>
    </style:style>
    <style:style style:name="P135" style:family="paragraph" style:parent-style-name="Standard" style:list-style-name="Numbering_20_123">
      <style:text-properties officeooo:paragraph-rsid="058d4aac"/>
    </style:style>
    <style:style style:name="P136" style:family="paragraph" style:parent-style-name="Standard" style:list-style-name="Numbering_20_123">
      <style:text-properties officeooo:paragraph-rsid="058f4810"/>
    </style:style>
    <style:style style:name="P137" style:family="paragraph" style:parent-style-name="Standard" style:list-style-name="Numbering_20_123">
      <style:text-properties officeooo:paragraph-rsid="059209d0"/>
    </style:style>
    <style:style style:name="P138" style:family="paragraph" style:parent-style-name="Standard" style:list-style-name="Numbering_20_123">
      <style:text-properties officeooo:paragraph-rsid="05929908"/>
    </style:style>
    <style:style style:name="P139" style:family="paragraph" style:parent-style-name="Standard" style:list-style-name="Numbering_20_123">
      <style:text-properties officeooo:paragraph-rsid="05975c63"/>
    </style:style>
    <style:style style:name="P140" style:family="paragraph" style:parent-style-name="Standard" style:list-style-name="Numbering_20_123">
      <style:text-properties officeooo:paragraph-rsid="0599cdb0"/>
    </style:style>
    <style:style style:name="P141" style:family="paragraph" style:parent-style-name="Standard" style:list-style-name="Numbering_20_123">
      <style:text-properties officeooo:paragraph-rsid="059b5166"/>
    </style:style>
    <style:style style:name="P142" style:family="paragraph" style:parent-style-name="Standard" style:list-style-name="Numbering_20_123">
      <style:text-properties officeooo:paragraph-rsid="059c980a"/>
    </style:style>
    <style:style style:name="P143" style:family="paragraph" style:parent-style-name="Standard" style:list-style-name="Numbering_20_123">
      <style:text-properties officeooo:paragraph-rsid="059f0a19"/>
    </style:style>
    <style:style style:name="P144" style:family="paragraph" style:parent-style-name="Standard" style:list-style-name="Numbering_20_123">
      <style:text-properties officeooo:paragraph-rsid="05a05a6a"/>
    </style:style>
    <style:style style:name="P145" style:family="paragraph" style:parent-style-name="Standard" style:list-style-name="Numbering_20_123">
      <style:text-properties officeooo:paragraph-rsid="05a37ffc"/>
    </style:style>
    <style:style style:name="P146" style:family="paragraph" style:parent-style-name="Standard" style:list-style-name="Numbering_20_123">
      <style:text-properties officeooo:paragraph-rsid="05a548ab"/>
    </style:style>
    <style:style style:name="P147" style:family="paragraph" style:parent-style-name="Standard" style:list-style-name="Numbering_20_123">
      <style:text-properties officeooo:paragraph-rsid="05aaebd5"/>
    </style:style>
    <style:style style:name="P148" style:family="paragraph" style:parent-style-name="Standard" style:list-style-name="Numbering_20_123">
      <style:text-properties officeooo:paragraph-rsid="05ab1a80"/>
    </style:style>
    <style:style style:name="P149" style:family="paragraph" style:parent-style-name="Standard" style:list-style-name="Numbering_20_123">
      <style:text-properties officeooo:paragraph-rsid="05ab4544"/>
    </style:style>
    <style:style style:name="P150" style:family="paragraph" style:parent-style-name="Standard" style:list-style-name="Numbering_20_123">
      <style:text-properties officeooo:paragraph-rsid="05ae378f"/>
    </style:style>
    <style:style style:name="P151" style:family="paragraph" style:parent-style-name="Standard" style:list-style-name="Numbering_20_123">
      <style:text-properties officeooo:rsid="058f4810" officeooo:paragraph-rsid="058f4810"/>
    </style:style>
    <style:style style:name="P152" style:family="paragraph" style:parent-style-name="Standard">
      <style:text-properties officeooo:paragraph-rsid="0000a7ac"/>
    </style:style>
    <style:style style:name="P153" style:family="paragraph" style:parent-style-name="Standard">
      <style:text-properties officeooo:paragraph-rsid="036c2c3f"/>
    </style:style>
    <style:style style:name="P154" style:family="paragraph" style:parent-style-name="Standard">
      <style:paragraph-properties fo:text-align="center" style:justify-single-word="false"/>
      <style:text-properties officeooo:paragraph-rsid="0000a7ac"/>
    </style:style>
    <style:style style:name="P155" style:family="paragraph" style:parent-style-name="Standard">
      <style:text-properties style:font-name="Arial" fo:font-size="12pt" fo:font-style="italic" officeooo:rsid="001456d8" officeooo:paragraph-rsid="0000a7ac" style:font-size-asian="12pt" style:font-style-asian="italic" style:font-size-complex="12pt" style:font-style-complex="italic"/>
    </style:style>
    <style:style style:name="P156" style:family="paragraph" style:parent-style-name="Standard">
      <style:text-properties style:font-name="Arial" fo:font-size="12pt" fo:font-style="normal" fo:font-weight="bold" officeooo:rsid="001456d8" officeooo:paragraph-rsid="0000a7ac" style:font-size-asian="12pt" style:font-style-asian="normal" style:font-weight-asian="bold" style:font-size-complex="12pt" style:font-style-complex="normal" style:font-weight-complex="bold"/>
    </style:style>
    <style:style style:name="P157" style:family="paragraph" style:parent-style-name="Standard">
      <style:text-properties style:font-name="Arial" fo:font-size="12pt" fo:font-style="normal" fo:font-weight="normal" officeooo:rsid="0015e190" officeooo:paragraph-rsid="0000a7ac" style:font-size-asian="12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text-properties style:font-name="Arial" fo:font-size="12pt" fo:font-style="normal" fo:font-weight="normal" officeooo:paragraph-rsid="0084b67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159" style:family="paragraph" style:parent-style-name="Standard">
      <style:text-properties officeooo:paragraph-rsid="000ee5ca"/>
    </style:style>
    <style:style style:name="P160" style:family="paragraph" style:parent-style-name="Standard">
      <style:text-properties officeooo:paragraph-rsid="000b70ec"/>
    </style:style>
    <style:style style:name="P161" style:family="paragraph" style:parent-style-name="Standard">
      <style:text-properties officeooo:paragraph-rsid="0002bad4"/>
    </style:style>
    <style:style style:name="P162" style:family="paragraph" style:parent-style-name="Standard">
      <style:text-properties officeooo:paragraph-rsid="007c4bcb"/>
    </style:style>
    <style:style style:name="P163" style:family="paragraph" style:parent-style-name="Standard">
      <style:text-properties officeooo:paragraph-rsid="0089129d"/>
    </style:style>
    <style:style style:name="P164" style:family="paragraph" style:parent-style-name="Standard">
      <style:text-properties officeooo:paragraph-rsid="0088b770"/>
    </style:style>
    <style:style style:name="P165" style:family="paragraph" style:parent-style-name="Standard">
      <style:text-properties officeooo:paragraph-rsid="008b7f88"/>
    </style:style>
    <style:style style:name="P166" style:family="paragraph" style:parent-style-name="Standard">
      <style:text-properties officeooo:paragraph-rsid="00907d10"/>
    </style:style>
    <style:style style:name="P167" style:family="paragraph" style:parent-style-name="Standard">
      <style:text-properties officeooo:paragraph-rsid="00916403"/>
    </style:style>
    <style:style style:name="P168" style:family="paragraph" style:parent-style-name="Standard">
      <style:text-properties officeooo:paragraph-rsid="009e900d"/>
    </style:style>
    <style:style style:name="P169" style:family="paragraph" style:parent-style-name="Standard">
      <style:text-properties officeooo:paragraph-rsid="001a77b8"/>
    </style:style>
    <style:style style:name="P170" style:family="paragraph" style:parent-style-name="Standard">
      <style:text-properties officeooo:paragraph-rsid="00a1db90"/>
    </style:style>
    <style:style style:name="P171" style:family="paragraph" style:parent-style-name="Standard">
      <style:text-properties officeooo:paragraph-rsid="00adc794"/>
    </style:style>
    <style:style style:name="P172" style:family="paragraph" style:parent-style-name="Standard">
      <style:text-properties officeooo:paragraph-rsid="00b91ba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7e0bfb" style:font-weight-asian="normal" style:font-weight-complex="normal"/>
    </style:style>
    <style:style style:name="T3" style:family="text">
      <style:text-properties style:font-name="Arial" fo:font-size="12pt" fo:font-style="normal" fo:font-weight="normal" officeooo:rsid="0015e190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Arial" fo:font-size="12pt" fo:font-style="normal" fo:font-weight="normal" officeooo:rsid="002bc7a4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Arial" fo:font-size="12pt" fo:font-style="normal" fo:font-weight="normal" officeooo:rsid="00113cd3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Arial" fo:font-size="12pt" fo:font-style="normal" fo:font-weight="normal" officeooo:rsid="007e8737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Arial" fo:font-size="12pt" fo:font-style="normal" fo:font-weight="normal" officeooo:rsid="00802a6a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Arial" fo:font-size="12pt" fo:font-style="normal" fo:font-weight="normal" officeooo:rsid="007c4bcb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Arial" fo:font-size="12pt" fo:font-style="normal" fo:font-weight="normal" officeooo:rsid="0088b770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Arial" fo:font-size="12pt" fo:font-style="normal" fo:font-weight="normal" officeooo:rsid="008a94a8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Arial" fo:font-size="12pt" fo:font-style="normal" fo:font-weight="normal" officeooo:rsid="008b7f88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Arial" fo:font-size="12pt" fo:font-style="normal" fo:font-weight="normal" officeooo:rsid="008d9cb7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Arial" fo:font-size="12pt" fo:font-style="normal" fo:font-weight="normal" officeooo:rsid="00907d10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Arial" fo:font-size="12pt" fo:font-style="normal" fo:font-weight="normal" officeooo:rsid="009088b3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Arial" fo:font-size="12pt" fo:font-style="normal" fo:font-weight="normal" officeooo:rsid="00916403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Arial" fo:font-size="12pt" fo:font-style="normal" fo:font-weight="normal" officeooo:rsid="00926102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Arial" fo:font-size="12pt" fo:font-style="normal" fo:font-weight="normal" officeooo:rsid="009363d2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Arial" fo:font-size="12pt" fo:font-style="normal" fo:font-weight="normal" officeooo:rsid="0093653d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Arial" fo:font-size="12pt" fo:font-style="normal" fo:font-weight="normal" officeooo:rsid="0094c1ae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Arial" fo:font-size="12pt" fo:font-style="normal" fo:font-weight="normal" officeooo:rsid="009b0b07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Arial" fo:font-size="12pt" fo:font-style="normal" fo:font-weight="normal" officeooo:rsid="009b51dd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Arial" fo:font-size="12pt" fo:font-style="normal" fo:font-weight="normal" officeooo:rsid="009ce00b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Arial" fo:font-size="12pt" fo:font-style="normal" fo:font-weight="normal" officeooo:rsid="009fe5ec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Arial" fo:font-size="12pt" fo:font-style="normal" fo:font-weight="normal" officeooo:rsid="00a15885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Arial" fo:font-size="12pt" fo:font-style="normal" fo:font-weight="normal" officeooo:rsid="00a1db90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Arial" fo:font-size="12pt" fo:font-style="normal" fo:font-weight="normal" officeooo:rsid="00a2bac5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Arial" fo:font-size="12pt" fo:font-style="normal" fo:font-weight="normal" officeooo:rsid="00a3569c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Arial" fo:font-size="12pt" fo:font-style="normal" fo:font-weight="normal" officeooo:rsid="00a549b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Arial" fo:font-size="12pt" fo:font-style="normal" fo:font-weight="normal" officeooo:rsid="00a5788f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Arial" fo:font-size="12pt" fo:font-style="normal" fo:font-weight="normal" officeooo:rsid="00a8df55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Arial" fo:font-size="12pt" fo:font-style="normal" fo:font-weight="normal" officeooo:rsid="00aa7bc3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Arial" fo:font-size="12pt" fo:font-style="normal" fo:font-weight="normal" officeooo:rsid="00ab5e44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Arial" fo:font-size="12pt" fo:font-style="normal" fo:font-weight="normal" officeooo:rsid="00ab832e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Arial" fo:font-size="12pt" fo:font-style="normal" fo:font-weight="normal" officeooo:rsid="00abc7ba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Arial" fo:font-size="12pt" fo:font-style="normal" fo:font-weight="normal" officeooo:rsid="00adc794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Arial" fo:font-size="12pt" fo:font-style="normal" fo:font-weight="normal" officeooo:rsid="00af684f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Arial" fo:font-size="12pt" fo:font-style="normal" fo:font-weight="normal" officeooo:rsid="00affedb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Arial" fo:font-size="12pt" fo:font-style="normal" fo:font-weight="normal" officeooo:rsid="00b1ad58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Arial" fo:font-size="12pt" fo:font-style="normal" fo:font-weight="normal" officeooo:rsid="00b24be5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Arial" fo:font-size="12pt" fo:font-style="normal" fo:font-weight="normal" officeooo:rsid="0095cb1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1" style:family="text">
      <style:text-properties style:font-name="Arial" fo:font-size="12pt" fo:font-style="normal" fo:font-weight="normal" officeooo:rsid="0098d0c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2" style:family="text">
      <style:text-properties style:font-name="Arial" fo:font-size="12pt" fo:font-style="normal" fo:font-weight="normal" officeooo:rsid="0099ac5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3" style:family="text">
      <style:text-properties style:font-name="Arial" fo:font-size="12pt" fo:font-style="normal" fo:font-weight="normal" officeooo:rsid="00a549b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4" style:family="text">
      <style:text-properties style:font-name="Arial" fo:font-size="12pt" fo:font-style="normal" fo:font-weight="normal" officeooo:rsid="00a5788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5" style:family="text">
      <style:text-properties style:font-name="Arial" fo:font-size="12pt" fo:font-style="normal" fo:font-weight="normal" officeooo:rsid="00a72f3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6" style:family="text">
      <style:text-properties style:font-name="Arial" fo:font-size="12pt" fo:font-style="normal" fo:font-weight="bold" officeooo:rsid="0015e190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style:font-name="Arial" fo:font-size="12pt" fo:font-style="normal" fo:font-weight="bold" officeooo:rsid="00179a32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style:font-name="Arial" fo:font-size="12pt" fo:font-style="normal" fo:font-weight="bold" officeooo:rsid="0002bad4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style:font-name="Arial" fo:font-size="12pt" fo:font-style="normal" fo:font-weight="bold" officeooo:rsid="007c4bcb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style:font-name="Arial" fo:font-size="12pt" fo:font-style="normal" fo:font-weight="bold" officeooo:rsid="009053ee" style:font-size-asian="12pt" style:font-style-asian="normal" style:font-weight-asian="bold" style:font-size-complex="12pt" style:font-style-complex="normal" style:font-weight-complex="bold"/>
    </style:style>
    <style:style style:name="T51" style:family="text">
      <style:text-properties style:font-name="Arial" fo:font-size="12pt" fo:font-style="normal" fo:font-weight="bold" officeooo:rsid="00916403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style:font-name="Arial" fo:font-size="12pt" fo:font-style="normal" fo:font-weight="bold" officeooo:rsid="00a1db90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style:font-name="Arial" fo:font-size="12pt" fo:font-style="normal" fo:font-weight="bold" officeooo:rsid="00abc7ba" style:font-size-asian="12pt" style:font-style-asian="normal" style:font-weight-asian="bold" style:font-size-complex="12pt" style:font-style-complex="normal" style:font-weight-complex="bold"/>
    </style:style>
    <style:style style:name="T54" style:family="text">
      <style:text-properties style:font-name="Arial" fo:font-size="12pt" fo:font-style="normal" fo:font-weight="bold" officeooo:rsid="00adc794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style:font-name="Arial" fo:font-size="12pt" fo:font-style="italic" fo:font-weight="normal" officeooo:rsid="0015e190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style:font-name="Arial" officeooo:rsid="0084b670"/>
    </style:style>
    <style:style style:name="T57" style:family="text">
      <style:text-properties style:font-name="Arial" officeooo:rsid="0087952c"/>
    </style:style>
    <style:style style:name="T58" style:family="text">
      <style:text-properties fo:font-size="12pt" fo:font-style="normal" style:text-underline-style="none" fo:font-weight="normal" officeooo:rsid="04502edc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size="12pt" fo:font-style="normal" style:text-underline-style="none" fo:font-weight="normal" officeooo:rsid="04cc404e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size="12pt" fo:font-style="normal" style:text-underline-style="none" fo:font-weight="normal" officeooo:rsid="04cf38a1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size="12pt" fo:font-style="normal" style:text-underline-style="none" fo:font-weight="normal" officeooo:rsid="04d0a70f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size="12pt" fo:font-style="normal" style:text-underline-style="none" fo:font-weight="normal" officeooo:rsid="04d1e32d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size="12pt" fo:font-style="normal" style:text-underline-style="none" fo:font-weight="normal" officeooo:rsid="04d2f36c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size="12pt" fo:font-style="normal" style:text-underline-style="none" fo:font-weight="normal" officeooo:rsid="04d3e7ff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size="12pt" fo:font-style="normal" style:text-underline-style="none" fo:font-weight="normal" officeooo:rsid="04d67da6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size="12pt" fo:font-style="normal" style:text-underline-style="none" fo:font-weight="normal" officeooo:rsid="04d8645f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size="12pt" fo:font-style="normal" style:text-underline-style="none" fo:font-weight="normal" officeooo:rsid="04d93823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size="12pt" fo:font-style="normal" style:text-underline-style="none" fo:font-weight="normal" officeooo:rsid="04d9e041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size="12pt" fo:font-style="normal" style:text-underline-style="none" fo:font-weight="normal" officeooo:rsid="04db2555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size="12pt" fo:font-style="normal" style:text-underline-style="none" fo:font-weight="normal" officeooo:rsid="04dc4fec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size="12pt" fo:font-style="normal" style:text-underline-style="none" fo:font-weight="normal" officeooo:rsid="04dd15a0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size="12pt" fo:font-style="normal" style:text-underline-style="none" fo:font-weight="normal" officeooo:rsid="04dfc5b2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size="12pt" fo:font-style="normal" style:text-underline-style="none" fo:font-weight="normal" officeooo:rsid="04e16606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size="12pt" fo:font-style="normal" style:text-underline-style="none" fo:font-weight="normal" officeooo:rsid="04e3dc02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size="12pt" fo:font-style="normal" style:text-underline-style="none" fo:font-weight="normal" officeooo:rsid="04e63afb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size="12pt" fo:font-style="normal" style:text-underline-style="none" fo:font-weight="normal" officeooo:rsid="04e973c2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fo:font-size="12pt" fo:font-style="normal" style:text-underline-style="none" fo:font-weight="normal" officeooo:rsid="04e97b59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fo:font-size="12pt" fo:font-style="normal" style:text-underline-style="none" fo:font-weight="normal" officeooo:rsid="04f06e6f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fo:font-size="12pt" fo:font-style="normal" style:text-underline-style="none" fo:font-weight="normal" officeooo:rsid="04f11117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size="12pt" fo:font-style="normal" style:text-underline-style="none" fo:font-weight="normal" officeooo:rsid="04f1de1d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fo:font-size="12pt" fo:font-style="normal" style:text-underline-style="none" fo:font-weight="normal" officeooo:rsid="04f5e384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size="12pt" fo:font-style="normal" style:text-underline-style="none" fo:font-weight="normal" officeooo:rsid="04f8dd8d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fo:font-size="12pt" fo:font-style="normal" style:text-underline-style="none" fo:font-weight="normal" officeooo:rsid="051016fb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fo:font-size="12pt" fo:font-style="normal" style:text-underline-style="none" fo:font-weight="normal" officeooo:rsid="05114825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fo:font-size="12pt" fo:font-style="normal" style:text-underline-style="none" fo:font-weight="normal" officeooo:rsid="05146f31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fo:font-size="12pt" fo:font-style="normal" style:text-underline-style="none" fo:font-weight="normal" officeooo:rsid="05165287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fo:font-size="12pt" fo:font-style="normal" style:text-underline-style="none" fo:font-weight="normal" officeooo:rsid="05172c1c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fo:font-size="12pt" fo:font-style="normal" style:text-underline-style="none" fo:font-weight="normal" officeooo:rsid="0519667a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fo:font-size="12pt" fo:font-style="normal" style:text-underline-style="none" fo:font-weight="normal" officeooo:rsid="051ad896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fo:font-size="12pt" fo:font-style="normal" style:text-underline-style="none" fo:font-weight="normal" officeooo:rsid="051c917f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fo:font-size="12pt" fo:font-style="normal" style:text-underline-style="none" fo:font-weight="normal" officeooo:rsid="051d09f3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fo:font-size="12pt" fo:font-style="normal" style:text-underline-style="none" fo:font-weight="normal" officeooo:rsid="051e214f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fo:font-size="12pt" fo:font-style="normal" style:text-underline-style="none" fo:font-weight="normal" officeooo:rsid="051f37db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fo:font-size="12pt" fo:font-style="normal" style:text-underline-style="none" fo:font-weight="normal" officeooo:rsid="0520d99e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fo:font-style="normal" fo:font-weight="bold" officeooo:rsid="0013b4ff" style:font-style-asian="normal" style:font-weight-asian="bold" style:font-style-complex="normal" style:font-weight-complex="bold"/>
    </style:style>
    <style:style style:name="T96" style:family="text">
      <style:text-properties fo:font-style="normal" fo:font-weight="bold" officeooo:rsid="03353596" style:font-style-asian="normal" style:font-weight-asian="bold" style:font-style-complex="normal" style:font-weight-complex="bold"/>
    </style:style>
    <style:style style:name="T97" style:family="text">
      <style:text-properties style:font-name="Liberation Mono" officeooo:rsid="004e4412"/>
    </style:style>
    <style:style style:name="T98" style:family="text">
      <style:text-properties style:font-name="Liberation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style:font-name="Liberation Mono" fo:font-size="12pt" fo:font-style="normal" fo:font-weight="normal" officeooo:rsid="001fde61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style:font-name="Liberation Mono" fo:font-size="12pt" fo:font-style="normal" fo:font-weight="normal" officeooo:rsid="005020c1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style:font-name="Liberation Mono" fo:font-size="12pt" fo:font-style="normal" fo:font-weight="normal" officeooo:rsid="00195144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style:font-name="Liberation Mono" fo:font-size="12pt" fo:font-style="normal" fo:font-weight="normal" officeooo:rsid="00179a32" style:font-size-asian="12pt" style:font-style-asian="normal" style:font-weight-asian="normal" style:font-size-complex="12pt" style:font-style-complex="normal" style:font-weight-complex="normal"/>
    </style:style>
    <style:style style:name="T103" style:family="text">
      <style:text-properties style:font-name="Liberation Mono" fo:font-size="12pt" fo:font-style="normal" fo:font-weight="normal" officeooo:rsid="00198808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style:font-name="Liberation Mono" fo:font-size="12pt" fo:font-style="normal" fo:font-weight="normal" officeooo:rsid="0332326f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style:font-name="Liberation Mono" fo:font-size="12pt" fo:font-style="normal" fo:font-weight="normal" officeooo:rsid="00adc794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style:font-name="Liberation Mono" fo:font-size="12pt" fo:font-style="normal" fo:font-weight="normal" officeooo:rsid="00b10303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style:font-name="Liberation Mono" fo:font-size="12pt" fo:font-style="normal" fo:font-weight="normal" officeooo:rsid="007d63ab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style:font-name="Liberation Mono" fo:font-size="12pt" fo:font-style="normal" fo:font-weight="normal" officeooo:rsid="000db663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style:font-name="Liberation Mono" fo:font-size="12pt" fo:font-style="normal" fo:font-weight="normal" officeooo:rsid="0085a256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style:font-name="Liberation Mono" fo:font-size="12pt" fo:font-style="normal" fo:font-weight="normal" officeooo:rsid="007c8f9a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style:font-name="Liberation Mono" fo:font-size="12pt" fo:font-style="normal" fo:font-weight="normal" officeooo:rsid="03be89c4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style:font-name="Liberation Mono" fo:font-size="12pt" fo:font-style="normal" fo:font-weight="normal" officeooo:rsid="0499c6f4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style:font-name="Liberation Mono" fo:font-size="12pt" fo:font-style="normal" fo:font-weight="normal" officeooo:rsid="049ab47d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style:font-name="Liberation Mono" fo:font-size="12pt" fo:font-style="normal" fo:font-weight="normal" officeooo:rsid="049ae69b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style:font-name="Liberation Mono" fo:font-size="12pt" fo:font-style="normal" fo:font-weight="normal" officeooo:rsid="049c1de2" style:font-size-asian="12pt" style:font-style-asian="normal" style:font-weight-asian="normal" style:font-size-complex="12pt" style:font-style-complex="normal" style:font-weight-complex="normal"/>
    </style:style>
    <style:style style:name="T116" style:family="text">
      <style:text-properties style:font-name="Liberation Mono" fo:font-size="12pt" fo:font-style="normal" fo:font-weight="normal" officeooo:rsid="049cb3d1" style:font-size-asian="12pt" style:font-style-asian="normal" style:font-weight-asian="normal" style:font-size-complex="12pt" style:font-style-complex="normal" style:font-weight-complex="normal"/>
    </style:style>
    <style:style style:name="T117" style:family="text">
      <style:text-properties style:font-name="Liberation Mono" fo:font-size="12pt" fo:font-style="normal" fo:font-weight="normal" officeooo:rsid="049e2f0a" style:font-size-asian="12pt" style:font-style-asian="normal" style:font-weight-asian="normal" style:font-size-complex="12pt" style:font-style-complex="normal" style:font-weight-complex="normal"/>
    </style:style>
    <style:style style:name="T118" style:family="text">
      <style:text-properties style:font-name="Liberation Mono" fo:font-size="12pt" fo:font-style="normal" fo:font-weight="normal" officeooo:rsid="04a03bf4" style:font-size-asian="12pt" style:font-style-asian="normal" style:font-weight-asian="normal" style:font-size-complex="12pt" style:font-style-complex="normal" style:font-weight-complex="normal"/>
    </style:style>
    <style:style style:name="T119" style:family="text">
      <style:text-properties style:font-name="Liberation Mono" fo:font-size="12pt" fo:font-style="normal" fo:font-weight="normal" officeooo:rsid="04a18ba8" style:font-size-asian="12pt" style:font-style-asian="normal" style:font-weight-asian="normal" style:font-size-complex="12pt" style:font-style-complex="normal" style:font-weight-complex="normal"/>
    </style:style>
    <style:style style:name="T120" style:family="text">
      <style:text-properties style:font-name="Liberation Mono" fo:font-size="12pt" fo:font-style="normal" fo:font-weight="normal" officeooo:rsid="04a35cd0" style:font-size-asian="12pt" style:font-style-asian="normal" style:font-weight-asian="normal" style:font-size-complex="12pt" style:font-style-complex="normal" style:font-weight-complex="normal"/>
    </style:style>
    <style:style style:name="T121" style:family="text">
      <style:text-properties style:font-name="Liberation Mono" fo:font-size="12pt" fo:font-style="normal" fo:font-weight="normal" officeooo:rsid="04a468b3" style:font-size-asian="12pt" style:font-style-asian="normal" style:font-weight-asian="normal" style:font-size-complex="12pt" style:font-style-complex="normal" style:font-weight-complex="normal"/>
    </style:style>
    <style:style style:name="T122" style:family="text">
      <style:text-properties style:font-name="Liberation Mono" fo:font-size="12pt" fo:font-style="normal" fo:font-weight="normal" officeooo:rsid="04a6171e" style:font-size-asian="12pt" style:font-style-asian="normal" style:font-weight-asian="normal" style:font-size-complex="12pt" style:font-style-complex="normal" style:font-weight-complex="normal"/>
    </style:style>
    <style:style style:name="T123" style:family="text">
      <style:text-properties style:font-name="Liberation Mono" fo:font-size="12pt" fo:font-style="normal" fo:font-weight="normal" officeooo:rsid="04a710be" style:font-size-asian="12pt" style:font-style-asian="normal" style:font-weight-asian="normal" style:font-size-complex="12pt" style:font-style-complex="normal" style:font-weight-complex="normal"/>
    </style:style>
    <style:style style:name="T124" style:family="text">
      <style:text-properties style:font-name="Liberation Mono" fo:font-size="12pt" fo:font-style="normal" fo:font-weight="normal" officeooo:rsid="04a83417" style:font-size-asian="12pt" style:font-style-asian="normal" style:font-weight-asian="normal" style:font-size-complex="12pt" style:font-style-complex="normal" style:font-weight-complex="normal"/>
    </style:style>
    <style:style style:name="T125" style:family="text">
      <style:text-properties style:font-name="Liberation Mono" fo:font-size="12pt" fo:font-style="normal" fo:font-weight="normal" officeooo:rsid="04a98821" style:font-size-asian="12pt" style:font-style-asian="normal" style:font-weight-asian="normal" style:font-size-complex="12pt" style:font-style-complex="normal" style:font-weight-complex="normal"/>
    </style:style>
    <style:style style:name="T126" style:family="text">
      <style:text-properties style:font-name="Liberation Mono" fo:font-size="12pt" fo:font-style="normal" fo:font-weight="normal" officeooo:rsid="04aab817" style:font-size-asian="12pt" style:font-style-asian="normal" style:font-weight-asian="normal" style:font-size-complex="12pt" style:font-style-complex="normal" style:font-weight-complex="normal"/>
    </style:style>
    <style:style style:name="T127" style:family="text">
      <style:text-properties style:font-name="Liberation Mono" fo:font-size="12pt" fo:font-style="normal" fo:font-weight="normal" officeooo:rsid="04ab90b1" style:font-size-asian="12pt" style:font-style-asian="normal" style:font-weight-asian="normal" style:font-size-complex="12pt" style:font-style-complex="normal" style:font-weight-complex="normal"/>
    </style:style>
    <style:style style:name="T128" style:family="text">
      <style:text-properties style:font-name="Liberation Mono" fo:font-size="12pt" fo:font-style="normal" fo:font-weight="normal" officeooo:rsid="04ad3c2a" style:font-size-asian="12pt" style:font-style-asian="normal" style:font-weight-asian="normal" style:font-size-complex="12pt" style:font-style-complex="normal" style:font-weight-complex="normal"/>
    </style:style>
    <style:style style:name="T129" style:family="text">
      <style:text-properties style:font-name="Liberation Mono" fo:font-size="12pt" fo:font-style="normal" fo:font-weight="normal" officeooo:rsid="04afee75" style:font-size-asian="12pt" style:font-style-asian="normal" style:font-weight-asian="normal" style:font-size-complex="12pt" style:font-style-complex="normal" style:font-weight-complex="normal"/>
    </style:style>
    <style:style style:name="T130" style:family="text">
      <style:text-properties style:font-name="Liberation Mono" fo:font-size="12pt" fo:font-style="normal" fo:font-weight="normal" officeooo:rsid="04b06720" style:font-size-asian="12pt" style:font-style-asian="normal" style:font-weight-asian="normal" style:font-size-complex="12pt" style:font-style-complex="normal" style:font-weight-complex="normal"/>
    </style:style>
    <style:style style:name="T131" style:family="text">
      <style:text-properties style:font-name="Liberation Mono" fo:font-size="12pt" fo:font-style="normal" fo:font-weight="normal" officeooo:rsid="04b2b8d6" style:font-size-asian="12pt" style:font-style-asian="normal" style:font-weight-asian="normal" style:font-size-complex="12pt" style:font-style-complex="normal" style:font-weight-complex="normal"/>
    </style:style>
    <style:style style:name="T132" style:family="text">
      <style:text-properties style:font-name="Liberation Mono" fo:font-size="12pt" fo:font-style="normal" fo:font-weight="normal" officeooo:rsid="04b3b8fd" style:font-size-asian="12pt" style:font-style-asian="normal" style:font-weight-asian="normal" style:font-size-complex="12pt" style:font-style-complex="normal" style:font-weight-complex="normal"/>
    </style:style>
    <style:style style:name="T133" style:family="text">
      <style:text-properties style:font-name="Liberation Mono" fo:font-size="12pt" fo:font-style="normal" fo:font-weight="normal" officeooo:rsid="04b409cd" style:font-size-asian="12pt" style:font-style-asian="normal" style:font-weight-asian="normal" style:font-size-complex="12pt" style:font-style-complex="normal" style:font-weight-complex="normal"/>
    </style:style>
    <style:style style:name="T134" style:family="text">
      <style:text-properties style:font-name="Liberation Mono" fo:font-size="12pt" fo:font-style="normal" fo:font-weight="normal" officeooo:rsid="04b5ebd4" style:font-size-asian="12pt" style:font-style-asian="normal" style:font-weight-asian="normal" style:font-size-complex="12pt" style:font-style-complex="normal" style:font-weight-complex="normal"/>
    </style:style>
    <style:style style:name="T135" style:family="text">
      <style:text-properties style:font-name="Liberation Mono" fo:font-size="12pt" fo:font-style="normal" fo:font-weight="normal" officeooo:rsid="04b6e8b1" style:font-size-asian="12pt" style:font-style-asian="normal" style:font-weight-asian="normal" style:font-size-complex="12pt" style:font-style-complex="normal" style:font-weight-complex="normal"/>
    </style:style>
    <style:style style:name="T136" style:family="text">
      <style:text-properties style:font-name="Liberation Mono" fo:font-size="12pt" fo:font-style="normal" fo:font-weight="normal" officeooo:rsid="04b766a8" style:font-size-asian="12pt" style:font-style-asian="normal" style:font-weight-asian="normal" style:font-size-complex="12pt" style:font-style-complex="normal" style:font-weight-complex="normal"/>
    </style:style>
    <style:style style:name="T137" style:family="text">
      <style:text-properties style:font-name="Liberation Mono" fo:font-size="12pt" fo:font-style="normal" fo:font-weight="normal" officeooo:rsid="04b80751" style:font-size-asian="12pt" style:font-style-asian="normal" style:font-weight-asian="normal" style:font-size-complex="12pt" style:font-style-complex="normal" style:font-weight-complex="normal"/>
    </style:style>
    <style:style style:name="T138" style:family="text">
      <style:text-properties style:font-name="Liberation Mono" fo:font-size="12pt" fo:font-style="normal" fo:font-weight="normal" officeooo:rsid="04b8ef05" style:font-size-asian="12pt" style:font-style-asian="normal" style:font-weight-asian="normal" style:font-size-complex="12pt" style:font-style-complex="normal" style:font-weight-complex="normal"/>
    </style:style>
    <style:style style:name="T139" style:family="text">
      <style:text-properties style:font-name="Liberation Mono" fo:font-size="12pt" fo:font-style="normal" fo:font-weight="normal" officeooo:rsid="04ba08d3" style:font-size-asian="12pt" style:font-style-asian="normal" style:font-weight-asian="normal" style:font-size-complex="12pt" style:font-style-complex="normal" style:font-weight-complex="normal"/>
    </style:style>
    <style:style style:name="T140" style:family="text">
      <style:text-properties style:font-name="Liberation Mono" fo:font-size="12pt" fo:font-style="normal" fo:font-weight="normal" officeooo:rsid="04bd9e6e" style:font-size-asian="12pt" style:font-style-asian="normal" style:font-weight-asian="normal" style:font-size-complex="12pt" style:font-style-complex="normal" style:font-weight-complex="normal"/>
    </style:style>
    <style:style style:name="T141" style:family="text">
      <style:text-properties style:font-name="Liberation Mono" fo:font-size="12pt" fo:font-style="normal" fo:font-weight="normal" officeooo:rsid="04bf2d24" style:font-size-asian="12pt" style:font-style-asian="normal" style:font-weight-asian="normal" style:font-size-complex="12pt" style:font-style-complex="normal" style:font-weight-complex="normal"/>
    </style:style>
    <style:style style:name="T142" style:family="text">
      <style:text-properties style:font-name="Liberation Mono" fo:font-size="12pt" fo:font-style="normal" fo:font-weight="normal" officeooo:rsid="04c096b2" style:font-size-asian="12pt" style:font-style-asian="normal" style:font-weight-asian="normal" style:font-size-complex="12pt" style:font-style-complex="normal" style:font-weight-complex="normal"/>
    </style:style>
    <style:style style:name="T143" style:family="text">
      <style:text-properties style:font-name="Liberation Mono" fo:font-size="12pt" fo:font-style="normal" fo:font-weight="normal" officeooo:rsid="04c273c1" style:font-size-asian="12pt" style:font-style-asian="normal" style:font-weight-asian="normal" style:font-size-complex="12pt" style:font-style-complex="normal" style:font-weight-complex="normal"/>
    </style:style>
    <style:style style:name="T144" style:family="text">
      <style:text-properties style:font-name="Liberation Mono" fo:font-size="12pt" fo:font-style="normal" fo:font-weight="normal" officeooo:rsid="04c45266" style:font-size-asian="12pt" style:font-style-asian="normal" style:font-weight-asian="normal" style:font-size-complex="12pt" style:font-style-complex="normal" style:font-weight-complex="normal"/>
    </style:style>
    <style:style style:name="T145" style:family="text">
      <style:text-properties style:font-name="Liberation Mono" fo:font-size="12pt" fo:font-style="normal" fo:font-weight="normal" officeooo:rsid="04c4f36b" style:font-size-asian="12pt" style:font-style-asian="normal" style:font-weight-asian="normal" style:font-size-complex="12pt" style:font-style-complex="normal" style:font-weight-complex="normal"/>
    </style:style>
    <style:style style:name="T146" style:family="text">
      <style:text-properties style:font-name="Liberation Mono" fo:font-size="12pt" fo:font-style="normal" fo:font-weight="normal" officeooo:rsid="04c51f00" style:font-size-asian="12pt" style:font-style-asian="normal" style:font-weight-asian="normal" style:font-size-complex="12pt" style:font-style-complex="normal" style:font-weight-complex="normal"/>
    </style:style>
    <style:style style:name="T147" style:family="text">
      <style:text-properties style:font-name="Liberation Mono" fo:font-size="12pt" fo:font-style="normal" fo:font-weight="normal" officeooo:rsid="04c5c69f" style:font-size-asian="12pt" style:font-style-asian="normal" style:font-weight-asian="normal" style:font-size-complex="12pt" style:font-style-complex="normal" style:font-weight-complex="normal"/>
    </style:style>
    <style:style style:name="T148" style:family="text">
      <style:text-properties style:font-name="Liberation Mono" fo:font-size="12pt" fo:font-style="normal" fo:font-weight="normal" officeooo:rsid="04c6797c" style:font-size-asian="12pt" style:font-style-asian="normal" style:font-weight-asian="normal" style:font-size-complex="12pt" style:font-style-complex="normal" style:font-weight-complex="normal"/>
    </style:style>
    <style:style style:name="T149" style:family="text">
      <style:text-properties style:font-name="Liberation Mono" fo:font-size="12pt" fo:font-style="normal" fo:font-weight="normal" officeooo:rsid="013327c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50" style:family="text">
      <style:text-properties style:font-name="Liberation Mono" fo:font-size="12pt" fo:font-style="normal" fo:font-weight="normal" officeooo:rsid="04ad4f3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51" style:family="text">
      <style:text-properties style:font-name="Liberation Mono" fo:font-size="12pt" fo:font-style="normal" fo:font-weight="bold" officeooo:rsid="00adc794" style:font-size-asian="12pt" style:font-style-asian="normal" style:font-weight-asian="bold" style:font-size-complex="12pt" style:font-style-complex="normal" style:font-weight-complex="bold"/>
    </style:style>
    <style:style style:name="T152" style:family="text">
      <style:text-properties style:font-name="Liberation Mono" fo:font-size="12pt" fo:font-style="normal" fo:font-weight="bold" officeooo:rsid="00b24be5" style:font-size-asian="12pt" style:font-style-asian="normal" style:font-weight-asian="bold" style:font-size-complex="12pt" style:font-style-complex="normal" style:font-weight-complex="bold"/>
    </style:style>
    <style:style style:name="T153" style:family="text">
      <style:text-properties style:font-name="Liberation Mono" fo:font-size="12pt" fo:font-style="normal" fo:font-weight="bold" officeooo:rsid="0352e304" style:font-size-asian="12pt" style:font-style-asian="normal" style:font-weight-asian="bold" style:font-size-complex="12pt" style:font-style-complex="normal" style:font-weight-complex="bold"/>
    </style:style>
    <style:style style:name="T154" style:family="text">
      <style:text-properties style:font-name="Liberation Mono" fo:font-size="12pt" fo:font-style="normal" fo:font-weight="bold" officeooo:rsid="00140cef" style:font-size-asian="12pt" style:font-style-asian="normal" style:font-weight-asian="bold" style:font-size-complex="12pt" style:font-style-complex="normal" style:font-weight-complex="bold"/>
    </style:style>
    <style:style style:name="T155" style:family="text">
      <style:text-properties style:font-name="Liberation Mono" fo:font-size="12pt" fo:font-style="normal" fo:font-weight="bold" officeooo:rsid="000db663" style:font-size-asian="12pt" style:font-style-asian="normal" style:font-weight-asian="bold" style:font-size-complex="12pt" style:font-style-complex="normal" style:font-weight-complex="bold"/>
    </style:style>
    <style:style style:name="T156" style:family="text">
      <style:text-properties style:font-name="Liberation Mono" fo:font-size="12pt" fo:font-style="normal" fo:font-weight="bold" officeooo:rsid="049850d3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157" style:family="text">
      <style:text-properties style:font-name="Liberation Mono" fo:font-size="12pt" fo:font-style="normal" style:text-underline-style="none" fo:font-weight="normal" officeooo:rsid="00b24be5" style:font-size-asian="12pt" style:font-style-asian="normal" style:font-weight-asian="normal" style:font-size-complex="12pt" style:font-style-complex="normal" style:font-weight-complex="normal"/>
    </style:style>
    <style:style style:name="T158" style:family="text">
      <style:text-properties style:font-name="Liberation Mono" fo:font-size="12pt" fo:font-style="normal" style:text-underline-style="none" fo:font-weight="normal" officeooo:rsid="039326a8" style:font-size-asian="12pt" style:font-style-asian="normal" style:font-weight-asian="normal" style:font-size-complex="12pt" style:font-style-complex="normal" style:font-weight-complex="normal"/>
    </style:style>
    <style:style style:name="T159" style:family="text">
      <style:text-properties style:font-name="Liberation Mono" fo:font-size="12pt" fo:font-style="normal" style:text-underline-style="none" fo:font-weight="normal" officeooo:rsid="0352e304" style:font-size-asian="12pt" style:font-style-asian="normal" style:font-weight-asian="normal" style:font-size-complex="12pt" style:font-style-complex="normal" style:font-weight-complex="normal"/>
    </style:style>
    <style:style style:name="T160" style:family="text">
      <style:text-properties style:font-name="Liberation Mono" fo:font-size="12pt" fo:font-style="normal" style:text-underline-style="none" fo:font-weight="normal" officeooo:rsid="0392e1fe" style:font-size-asian="12pt" style:font-style-asian="normal" style:font-weight-asian="normal" style:font-size-complex="12pt" style:font-style-complex="normal" style:font-weight-complex="normal"/>
    </style:style>
    <style:style style:name="T161" style:family="text">
      <style:text-properties style:font-name="Liberation Mono" fo:font-size="12pt" fo:font-style="normal" style:text-underline-style="none" fo:font-weight="normal" officeooo:rsid="00b10303" style:font-size-asian="12pt" style:font-style-asian="normal" style:font-weight-asian="normal" style:font-size-complex="12pt" style:font-style-complex="normal" style:font-weight-complex="normal"/>
    </style:style>
    <style:style style:name="T162" style:family="text">
      <style:text-properties style:font-name="Liberation Mono" fo:font-size="12pt" fo:font-style="normal" style:text-underline-style="none" fo:font-weight="normal" officeooo:rsid="03a6bd9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63" style:family="text">
      <style:text-properties style:font-name="Liberation Mono" fo:font-size="12pt" fo:font-style="normal" style:text-underline-style="none" fo:font-weight="normal" officeooo:rsid="03ad45c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64" style:family="text">
      <style:text-properties style:font-name="Liberation Mono" fo:font-size="12pt" fo:font-style="normal" style:text-underline-style="none" fo:font-weight="normal" officeooo:rsid="04929d3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65" style:family="text">
      <style:text-properties style:font-name="Liberation Mono" fo:font-size="12pt" fo:font-style="normal" style:text-underline-style="none" fo:font-weight="normal" officeooo:rsid="04cd744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66" style:family="text">
      <style:text-properties style:font-name="Liberation Mono" fo:font-size="12pt" fo:font-style="normal" style:text-underline-style="none" fo:font-weight="normal" officeooo:rsid="04cd9d1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67" style:family="text">
      <style:text-properties style:font-name="Liberation Mono" fo:font-size="12pt" fo:font-style="normal" style:text-underline-style="none" fo:font-weight="normal" officeooo:rsid="04ce187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68" style:family="text">
      <style:text-properties style:font-name="Liberation Mono" fo:font-size="12pt" fo:font-style="normal" style:text-underline-style="none" fo:font-weight="normal" officeooo:rsid="04d9382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69" style:family="text">
      <style:text-properties style:font-name="Liberation Mono" fo:font-size="12pt" fo:font-style="normal" style:text-underline-style="none" fo:font-weight="normal" officeooo:rsid="04e1ec0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0" style:family="text">
      <style:text-properties style:font-name="Liberation Mono" fo:font-size="12pt" fo:font-style="normal" style:text-underline-style="none" fo:font-weight="normal" officeooo:rsid="04e2e53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1" style:family="text">
      <style:text-properties style:font-name="Liberation Mono" fo:font-size="12pt" fo:font-style="normal" style:text-underline-style="none" fo:font-weight="normal" officeooo:rsid="04eb357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2" style:family="text">
      <style:text-properties style:font-name="Liberation Mono" fo:font-size="12pt" fo:font-style="normal" style:text-underline-style="none" fo:font-weight="normal" officeooo:rsid="04f06e6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3" style:family="text">
      <style:text-properties style:font-name="Liberation Mono" fo:font-size="12pt" fo:font-style="normal" style:text-underline-style="none" fo:font-weight="normal" officeooo:rsid="04f9826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4" style:family="text">
      <style:text-properties style:font-name="Liberation Mono" fo:font-size="12pt" fo:font-style="normal" style:text-underline-style="none" fo:font-weight="normal" officeooo:rsid="04fa7a6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5" style:family="text">
      <style:text-properties style:font-name="Liberation Mono" fo:font-size="12pt" fo:font-style="normal" style:text-underline-style="none" fo:font-weight="normal" officeooo:rsid="04fbd25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6" style:family="text">
      <style:text-properties style:font-name="Liberation Mono" fo:font-size="12pt" fo:font-style="normal" style:text-underline-style="none" fo:font-weight="normal" officeooo:rsid="04fcaa4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7" style:family="text">
      <style:text-properties style:font-name="Liberation Mono" fo:font-size="12pt" fo:font-style="normal" style:text-underline-style="none" fo:font-weight="normal" officeooo:rsid="04fe353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8" style:family="text">
      <style:text-properties style:font-name="Liberation Mono" fo:font-size="12pt" fo:font-style="normal" style:text-underline-style="none" fo:font-weight="normal" officeooo:rsid="0500327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9" style:family="text">
      <style:text-properties style:font-name="Liberation Mono" fo:font-size="12pt" fo:font-style="normal" style:text-underline-style="none" fo:font-weight="normal" officeooo:rsid="050214f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0" style:family="text">
      <style:text-properties style:font-name="Liberation Mono" fo:font-size="12pt" fo:font-style="normal" style:text-underline-style="none" fo:font-weight="normal" officeooo:rsid="0502b90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1" style:family="text">
      <style:text-properties style:font-name="Liberation Mono" fo:font-size="12pt" fo:font-style="normal" style:text-underline-style="none" fo:font-weight="normal" officeooo:rsid="05045d3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2" style:family="text">
      <style:text-properties style:font-name="Liberation Mono" fo:font-size="12pt" fo:font-style="normal" style:text-underline-style="none" fo:font-weight="normal" officeooo:rsid="0505aeb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3" style:family="text">
      <style:text-properties style:font-name="Liberation Mono" fo:font-size="12pt" fo:font-style="normal" style:text-underline-style="none" fo:font-weight="normal" officeooo:rsid="0506a75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4" style:family="text">
      <style:text-properties style:font-name="Liberation Mono" fo:font-size="12pt" fo:font-style="normal" style:text-underline-style="none" fo:font-weight="normal" officeooo:rsid="0506f76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5" style:family="text">
      <style:text-properties style:font-name="Liberation Mono" fo:font-size="12pt" fo:font-style="normal" style:text-underline-style="none" fo:font-weight="normal" officeooo:rsid="05071f3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6" style:family="text">
      <style:text-properties style:font-name="Liberation Mono" fo:font-size="12pt" fo:font-style="normal" style:text-underline-style="none" fo:font-weight="normal" officeooo:rsid="05082c6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7" style:family="text">
      <style:text-properties style:font-name="Liberation Mono" fo:font-size="12pt" fo:font-style="normal" style:text-underline-style="none" fo:font-weight="normal" officeooo:rsid="0508531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8" style:family="text">
      <style:text-properties style:font-name="Liberation Mono" fo:font-size="12pt" fo:font-style="normal" style:text-underline-style="none" fo:font-weight="normal" officeooo:rsid="0509a1c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9" style:family="text">
      <style:text-properties style:font-name="Liberation Mono" fo:font-size="12pt" fo:font-style="normal" style:text-underline-style="none" fo:font-weight="normal" officeooo:rsid="0513213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0" style:family="text">
      <style:text-properties style:font-name="Liberation Mono" fo:font-size="12pt" fo:font-style="normal" style:text-underline-style="none" fo:font-weight="normal" officeooo:rsid="051b0d5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1" style:family="text">
      <style:text-properties style:font-name="Liberation Mono" fo:font-size="12pt" fo:font-style="normal" style:text-underline-style="none" fo:font-weight="normal" officeooo:rsid="051f37d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2" style:family="text">
      <style:text-properties style:font-name="Liberation Mono" fo:font-size="12pt" fo:font-style="normal" style:text-underline-style="none" fo:font-weight="normal" officeooo:rsid="0522761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3" style:family="text">
      <style:text-properties style:font-name="Liberation Mono" fo:font-size="12pt" fo:font-style="normal" style:text-underline-style="none" fo:font-weight="normal" officeooo:rsid="05232e0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4" style:family="text">
      <style:text-properties style:font-name="Liberation Mono" fo:font-size="12pt" fo:font-style="normal" style:text-underline-style="none" fo:font-weight="normal" officeooo:rsid="0524ba6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5" style:family="text">
      <style:text-properties style:font-name="Liberation Mono" fo:font-size="12pt" fo:font-style="normal" style:text-underline-style="none" fo:font-weight="normal" officeooo:rsid="0525ce5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6" style:family="text">
      <style:text-properties style:font-name="Liberation Mono" fo:font-size="12pt" fo:font-style="normal" style:text-underline-style="none" fo:font-weight="normal" officeooo:rsid="0526960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7" style:family="text">
      <style:text-properties style:font-name="Liberation Mono" fo:font-size="12pt" fo:font-style="normal" style:text-underline-style="none" fo:font-weight="normal" officeooo:rsid="0527107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8" style:family="text">
      <style:text-properties style:font-name="Liberation Mono" fo:font-size="12pt" fo:font-style="normal" style:text-underline-style="none" fo:font-weight="normal" officeooo:rsid="0527fa4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9" style:family="text">
      <style:text-properties style:font-name="Liberation Mono" fo:font-size="12pt" fo:font-style="normal" style:text-underline-style="none" fo:font-weight="normal" officeooo:rsid="0529ce1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0" style:family="text">
      <style:text-properties style:font-name="Liberation Mono" fo:font-size="12pt" fo:font-style="normal" style:text-underline-style="none" fo:font-weight="normal" officeooo:rsid="052ace3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1" style:family="text">
      <style:text-properties style:font-name="Liberation Mono" fo:font-size="12pt" fo:font-style="normal" style:text-underline-style="none" fo:font-weight="normal" officeooo:rsid="052b041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2" style:family="text">
      <style:text-properties style:font-name="Liberation Mono" fo:font-size="12pt" fo:font-style="normal" style:text-underline-style="none" fo:font-weight="normal" officeooo:rsid="052c2b2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3" style:family="text">
      <style:text-properties style:font-name="Liberation Mono" fo:font-size="12pt" fo:font-style="normal" style:text-underline-style="none" fo:font-weight="normal" officeooo:rsid="052ee34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4" style:family="text">
      <style:text-properties style:font-name="Liberation Mono" fo:font-size="12pt" fo:font-style="normal" style:text-underline-style="none" fo:font-weight="normal" officeooo:rsid="0530171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5" style:family="text">
      <style:text-properties style:font-name="Liberation Mono" fo:font-size="12pt" fo:font-style="normal" style:text-underline-style="none" fo:font-weight="normal" officeooo:rsid="0530d7c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6" style:family="text">
      <style:text-properties style:font-name="Liberation Mono" fo:font-size="12pt" fo:font-style="normal" style:text-underline-style="none" fo:font-weight="normal" officeooo:rsid="0532ff5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7" style:family="text">
      <style:text-properties style:font-name="Liberation Mono" fo:font-size="12pt" fo:font-style="normal" style:text-underline-style="none" fo:font-weight="normal" officeooo:rsid="0535c98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8" style:family="text">
      <style:text-properties style:font-name="Liberation Mono" fo:font-size="12pt" fo:font-style="normal" style:text-underline-style="none" fo:font-weight="normal" officeooo:rsid="0535f5a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9" style:family="text">
      <style:text-properties style:font-name="Liberation Mono" fo:font-size="12pt" fo:font-style="normal" style:text-underline-style="none" fo:font-weight="normal" officeooo:rsid="0537c75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0" style:family="text">
      <style:text-properties style:font-name="Liberation Mono" fo:font-size="12pt" fo:font-style="normal" style:text-underline-style="none" fo:font-weight="normal" officeooo:rsid="0538241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1" style:family="text">
      <style:text-properties style:font-name="Liberation Mono" fo:font-size="12pt" fo:font-style="normal" style:text-underline-style="none" fo:font-weight="normal" officeooo:rsid="053a278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2" style:family="text">
      <style:text-properties style:font-name="Liberation Mono" fo:font-size="12pt" fo:font-style="normal" style:text-underline-style="none" fo:font-weight="normal" officeooo:rsid="053be30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3" style:family="text">
      <style:text-properties style:font-name="Liberation Mono" fo:font-size="12pt" fo:font-style="normal" style:text-underline-style="none" fo:font-weight="normal" officeooo:rsid="053cff6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4" style:family="text">
      <style:text-properties style:font-name="Liberation Mono" fo:font-size="12pt" fo:font-style="normal" style:text-underline-style="none" fo:font-weight="normal" officeooo:rsid="053ec98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5" style:family="text">
      <style:text-properties style:font-name="Liberation Mono" fo:font-size="12pt" fo:font-style="normal" style:text-underline-style="none" fo:font-weight="normal" officeooo:rsid="054108d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6" style:family="text">
      <style:text-properties style:font-name="Liberation Mono" fo:font-size="12pt" fo:font-style="normal" style:text-underline-style="none" fo:font-weight="normal" officeooo:rsid="0542218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7" style:family="text">
      <style:text-properties style:font-name="Liberation Mono" fo:font-size="12pt" fo:font-style="normal" style:text-underline-style="none" fo:font-weight="normal" officeooo:rsid="054358b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8" style:family="text">
      <style:text-properties style:font-name="Liberation Mono" fo:font-size="12pt" fo:font-style="normal" style:text-underline-style="none" fo:font-weight="normal" officeooo:rsid="0544dce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9" style:family="text">
      <style:text-properties style:font-name="Liberation Mono" fo:font-size="12pt" fo:font-style="normal" style:text-underline-style="none" fo:font-weight="normal" officeooo:rsid="0545802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0" style:family="text">
      <style:text-properties style:font-name="Liberation Mono" fo:font-size="12pt" fo:font-style="normal" style:text-underline-style="none" fo:font-weight="normal" officeooo:rsid="054762c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1" style:family="text">
      <style:text-properties style:font-name="Liberation Mono" fo:font-size="12pt" fo:font-style="normal" style:text-underline-style="none" fo:font-weight="normal" officeooo:rsid="0548598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2" style:family="text">
      <style:text-properties style:font-name="Liberation Mono" fo:font-size="12pt" fo:font-style="normal" style:text-underline-style="none" fo:font-weight="normal" officeooo:rsid="0548bd8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3" style:family="text">
      <style:text-properties style:font-name="Liberation Mono" fo:font-size="12pt" fo:font-style="normal" style:text-underline-style="none" fo:font-weight="normal" officeooo:rsid="054a95a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4" style:family="text">
      <style:text-properties style:font-name="Liberation Mono" fo:font-size="12pt" fo:font-style="normal" style:text-underline-style="none" fo:font-weight="normal" officeooo:rsid="054c51a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5" style:family="text">
      <style:text-properties style:font-name="Liberation Mono" fo:font-size="12pt" fo:font-style="normal" style:text-underline-style="none" fo:font-weight="normal" officeooo:rsid="054c970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6" style:family="text">
      <style:text-properties style:font-name="Liberation Mono" fo:font-size="12pt" fo:font-style="normal" style:text-underline-style="none" fo:font-weight="normal" officeooo:rsid="054e417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7" style:family="text">
      <style:text-properties style:font-name="Liberation Mono" fo:font-size="12pt" fo:font-style="normal" style:text-underline-style="none" fo:font-weight="normal" officeooo:rsid="054ee15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8" style:family="text">
      <style:text-properties style:font-name="Liberation Mono" fo:font-size="12pt" fo:font-style="normal" style:text-underline-style="none" fo:font-weight="normal" officeooo:rsid="0550429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9" style:family="text">
      <style:text-properties style:font-name="Liberation Mono" fo:font-size="12pt" fo:font-style="normal" style:text-underline-style="none" fo:font-weight="normal" officeooo:rsid="05515fe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0" style:family="text">
      <style:text-properties style:font-name="Liberation Mono" fo:font-size="12pt" fo:font-style="normal" style:text-underline-style="none" fo:font-weight="normal" officeooo:rsid="05518cd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1" style:family="text">
      <style:text-properties style:font-name="Liberation Mono" fo:font-size="12pt" fo:font-style="normal" style:text-underline-style="none" fo:font-weight="normal" officeooo:rsid="05552be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2" style:family="text">
      <style:text-properties style:font-name="Liberation Mono" fo:font-size="12pt" fo:font-style="normal" style:text-underline-style="none" fo:font-weight="normal" officeooo:rsid="055a62e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3" style:family="text">
      <style:text-properties style:font-name="Liberation Mono" fo:font-size="12pt" fo:font-style="normal" style:text-underline-style="none" fo:font-weight="normal" officeooo:rsid="055a82b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4" style:family="text">
      <style:text-properties style:font-name="Liberation Mono" fo:font-size="12pt" fo:font-style="normal" style:text-underline-style="none" fo:font-weight="normal" officeooo:rsid="055bd33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5" style:family="text">
      <style:text-properties style:font-name="Liberation Mono" fo:font-size="12pt" fo:font-style="normal" style:text-underline-style="none" fo:font-weight="normal" officeooo:rsid="055cc43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6" style:family="text">
      <style:text-properties style:font-name="Liberation Mono" fo:font-size="12pt" fo:font-style="normal" style:text-underline-style="none" fo:font-weight="normal" officeooo:rsid="055d378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7" style:family="text">
      <style:text-properties style:font-name="Liberation Mono" fo:font-size="12pt" fo:font-style="normal" style:text-underline-style="none" fo:font-weight="normal" officeooo:rsid="0560169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8" style:family="text">
      <style:text-properties style:font-name="Liberation Mono" fo:font-size="12pt" fo:font-style="normal" style:text-underline-style="none" fo:font-weight="normal" officeooo:rsid="05628ca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9" style:family="text">
      <style:text-properties style:font-name="Liberation Mono" fo:font-size="12pt" fo:font-style="normal" style:text-underline-style="none" fo:font-weight="normal" officeooo:rsid="0564779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0" style:family="text">
      <style:text-properties style:font-name="Liberation Mono" fo:font-size="12pt" fo:font-style="normal" style:text-underline-style="none" fo:font-weight="normal" officeooo:rsid="0566109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1" style:family="text">
      <style:text-properties style:font-name="Liberation Mono" fo:font-size="12pt" fo:font-style="normal" style:text-underline-style="none" fo:font-weight="normal" officeooo:rsid="05676a3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2" style:family="text">
      <style:text-properties style:font-name="Liberation Mono" fo:font-size="12pt" fo:font-style="normal" style:text-underline-style="none" fo:font-weight="normal" officeooo:rsid="0567c95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3" style:family="text">
      <style:text-properties style:font-name="Liberation Mono" fo:font-size="12pt" fo:font-style="normal" style:text-underline-style="none" fo:font-weight="normal" officeooo:rsid="056bd49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4" style:family="text">
      <style:text-properties style:font-name="Liberation Mono" fo:font-size="12pt" fo:font-style="normal" style:text-underline-style="none" fo:font-weight="normal" officeooo:rsid="056da03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5" style:family="text">
      <style:text-properties style:font-name="Liberation Mono" fo:font-size="12pt" fo:font-style="normal" style:text-underline-style="none" fo:font-weight="normal" officeooo:rsid="056e81d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6" style:family="text">
      <style:text-properties style:font-name="Liberation Mono" fo:font-size="12pt" fo:font-style="normal" style:text-underline-style="none" fo:font-weight="normal" officeooo:rsid="056ee1e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7" style:family="text">
      <style:text-properties style:font-name="Liberation Mono" fo:font-size="12pt" fo:font-style="normal" style:text-underline-style="none" fo:font-weight="normal" officeooo:rsid="056f95a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8" style:family="text">
      <style:text-properties style:font-name="Liberation Mono" fo:font-size="12pt" fo:font-style="normal" style:text-underline-style="none" fo:font-weight="normal" officeooo:rsid="0571209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9" style:family="text">
      <style:text-properties style:font-name="Liberation Mono" fo:font-size="12pt" fo:font-style="normal" style:text-underline-style="none" fo:font-weight="normal" officeooo:rsid="05722c2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0" style:family="text">
      <style:text-properties style:font-name="Liberation Mono" fo:font-size="12pt" fo:font-style="normal" style:text-underline-style="none" fo:font-weight="normal" officeooo:rsid="057275b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1" style:family="text">
      <style:text-properties style:font-name="Liberation Mono" fo:font-size="12pt" fo:font-style="normal" style:text-underline-style="none" fo:font-weight="normal" officeooo:rsid="0573987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2" style:family="text">
      <style:text-properties style:font-name="Liberation Mono" fo:font-size="12pt" fo:font-style="normal" style:text-underline-style="none" fo:font-weight="normal" officeooo:rsid="0574a13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3" style:family="text">
      <style:text-properties style:font-name="Liberation Mono" fo:font-size="12pt" fo:font-style="normal" style:text-underline-style="none" fo:font-weight="normal" officeooo:rsid="05762ee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4" style:family="text">
      <style:text-properties style:font-name="Liberation Mono" fo:font-size="12pt" fo:font-style="normal" style:text-underline-style="none" fo:font-weight="normal" officeooo:rsid="0576b73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5" style:family="text">
      <style:text-properties style:font-name="Liberation Mono" fo:font-size="12pt" fo:font-style="normal" style:text-underline-style="none" fo:font-weight="normal" officeooo:rsid="057891e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6" style:family="text">
      <style:text-properties style:font-name="Liberation Mono" fo:font-size="12pt" fo:font-style="normal" style:text-underline-style="none" fo:font-weight="normal" officeooo:rsid="0579f84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7" style:family="text">
      <style:text-properties style:font-name="Liberation Mono" fo:font-size="12pt" fo:font-style="normal" style:text-underline-style="none" fo:font-weight="normal" officeooo:rsid="057ba8a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8" style:family="text">
      <style:text-properties style:font-name="Liberation Mono" fo:font-size="12pt" fo:font-style="normal" style:text-underline-style="none" fo:font-weight="normal" officeooo:rsid="057cfda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9" style:family="text">
      <style:text-properties style:font-name="Liberation Mono" fo:font-size="12pt" fo:font-style="normal" style:text-underline-style="none" fo:font-weight="normal" officeooo:rsid="057d839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60" style:family="text">
      <style:text-properties style:font-name="Liberation Mono" fo:font-size="12pt" fo:font-style="normal" style:text-underline-style="none" fo:font-weight="normal" officeooo:rsid="057e3a5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61" style:family="text">
      <style:text-properties style:font-name="Liberation Mono" fo:font-size="12pt" fo:font-style="normal" style:text-underline-style="none" fo:font-weight="normal" officeooo:rsid="057f20b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62" style:family="text">
      <style:text-properties style:font-name="Liberation Mono" fo:font-size="12pt" fo:font-style="normal" style:text-underline-style="none" fo:font-weight="normal" officeooo:rsid="0580b2a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63" style:family="text">
      <style:text-properties style:font-name="Liberation Mono" fo:font-size="12pt" fo:font-style="normal" style:text-underline-style="none" fo:font-weight="normal" officeooo:rsid="058184d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64" style:family="text">
      <style:text-properties style:font-name="Liberation Mono" fo:font-size="12pt" fo:font-style="normal" style:text-underline-style="none" fo:font-weight="normal" officeooo:rsid="0582950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65" style:family="text">
      <style:text-properties style:font-name="Liberation Mono" fo:font-size="12pt" fo:font-style="normal" style:text-underline-style="none" fo:font-weight="normal" officeooo:rsid="0582d77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66" style:family="text">
      <style:text-properties style:font-name="Liberation Mono" fo:font-size="12pt" fo:font-style="normal" style:text-underline-style="none" fo:font-weight="normal" officeooo:rsid="0584317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67" style:family="text">
      <style:text-properties style:font-name="Liberation Mono" fo:font-size="12pt" fo:font-style="normal" style:text-underline-style="none" fo:font-weight="normal" officeooo:rsid="0585620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68" style:family="text">
      <style:text-properties style:font-name="Liberation Mono" fo:font-size="12pt" fo:font-style="normal" style:text-underline-style="none" fo:font-weight="normal" officeooo:rsid="0585ac2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69" style:family="text">
      <style:text-properties style:font-name="Liberation Mono" fo:font-size="12pt" fo:font-style="normal" style:text-underline-style="none" fo:font-weight="normal" officeooo:rsid="05868cc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70" style:family="text">
      <style:text-properties style:font-name="Liberation Mono" fo:font-size="12pt" fo:font-style="normal" style:text-underline-style="none" fo:font-weight="normal" officeooo:rsid="0586a39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71" style:family="text">
      <style:text-properties style:font-name="Liberation Mono" fo:font-size="12pt" fo:font-style="normal" style:text-underline-style="none" fo:font-weight="normal" officeooo:rsid="05870e8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72" style:family="text">
      <style:text-properties style:font-name="Liberation Mono" fo:font-size="12pt" fo:font-style="normal" style:text-underline-style="none" fo:font-weight="normal" officeooo:rsid="05884bb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73" style:family="text">
      <style:text-properties style:font-name="Liberation Mono" fo:font-size="12pt" fo:font-style="normal" style:text-underline-style="none" fo:font-weight="normal" officeooo:rsid="058d4aa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74" style:family="text">
      <style:text-properties style:font-name="Liberation Mono" fo:font-size="12pt" fo:font-style="normal" style:text-underline-style="none" fo:font-weight="normal" officeooo:rsid="058da17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75" style:family="text">
      <style:text-properties style:font-name="Liberation Mono" fo:font-size="12pt" fo:font-style="normal" style:text-underline-style="none" fo:font-weight="normal" officeooo:rsid="058f2ea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76" style:family="text">
      <style:text-properties style:font-name="Liberation Mono" fo:font-size="12pt" fo:font-style="normal" style:text-underline-style="none" fo:font-weight="normal" officeooo:rsid="058f481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77" style:family="text">
      <style:text-properties style:font-name="Liberation Mono" fo:font-size="12pt" fo:font-style="normal" style:text-underline-style="none" fo:font-weight="normal" officeooo:rsid="05908dc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78" style:family="text">
      <style:text-properties style:font-name="Liberation Mono" fo:font-size="12pt" fo:font-style="normal" style:text-underline-style="none" fo:font-weight="normal" officeooo:rsid="059209d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79" style:family="text">
      <style:text-properties style:font-name="Liberation Mono" fo:font-size="12pt" fo:font-style="normal" style:text-underline-style="none" fo:font-weight="normal" officeooo:rsid="0592990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0" style:family="text">
      <style:text-properties style:font-name="Liberation Mono" fo:font-size="12pt" fo:font-style="normal" style:text-underline-style="none" fo:font-weight="normal" officeooo:rsid="05940de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1" style:family="text">
      <style:text-properties style:font-name="Liberation Mono" fo:font-size="12pt" fo:font-style="normal" style:text-underline-style="none" fo:font-weight="normal" officeooo:rsid="0595de3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2" style:family="text">
      <style:text-properties style:font-name="Liberation Mono" fo:font-size="12pt" fo:font-style="normal" style:text-underline-style="none" fo:font-weight="normal" officeooo:rsid="05975c6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3" style:family="text">
      <style:text-properties style:font-name="Liberation Mono" fo:font-size="12pt" fo:font-style="normal" style:text-underline-style="none" fo:font-weight="normal" officeooo:rsid="0599cdb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4" style:family="text">
      <style:text-properties style:font-name="Liberation Mono" fo:font-size="12pt" fo:font-style="normal" style:text-underline-style="none" fo:font-weight="normal" officeooo:rsid="059b516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5" style:family="text">
      <style:text-properties style:font-name="Liberation Mono" fo:font-size="12pt" fo:font-style="normal" style:text-underline-style="none" fo:font-weight="normal" officeooo:rsid="059c980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6" style:family="text">
      <style:text-properties style:font-name="Liberation Mono" fo:font-size="12pt" fo:font-style="normal" style:text-underline-style="none" fo:font-weight="normal" officeooo:rsid="059ef7b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7" style:family="text">
      <style:text-properties style:font-name="Liberation Mono" fo:font-size="12pt" fo:font-style="normal" style:text-underline-style="none" fo:font-weight="normal" officeooo:rsid="059f0a1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8" style:family="text">
      <style:text-properties style:font-name="Liberation Mono" fo:font-size="12pt" fo:font-style="normal" style:text-underline-style="none" fo:font-weight="normal" officeooo:rsid="05a05a6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9" style:family="text">
      <style:text-properties style:font-name="Liberation Mono" fo:font-size="12pt" fo:font-style="normal" style:text-underline-style="none" fo:font-weight="normal" officeooo:rsid="05a1c55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0" style:family="text">
      <style:text-properties style:font-name="Liberation Mono" fo:font-size="12pt" fo:font-style="normal" style:text-underline-style="none" fo:font-weight="normal" officeooo:rsid="05a37ff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1" style:family="text">
      <style:text-properties style:font-name="Liberation Mono" fo:font-size="12pt" fo:font-style="normal" style:text-underline-style="none" fo:font-weight="normal" officeooo:rsid="05a548a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2" style:family="text">
      <style:text-properties style:font-name="Liberation Mono" fo:font-size="12pt" fo:font-style="normal" style:text-underline-style="none" fo:font-weight="normal" officeooo:rsid="05a6fdc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3" style:family="text">
      <style:text-properties style:font-name="Liberation Mono" fo:font-size="12pt" fo:font-style="normal" style:text-underline-style="none" fo:font-weight="normal" officeooo:rsid="05a75e5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4" style:family="text">
      <style:text-properties style:font-name="Liberation Mono" fo:font-size="12pt" fo:font-style="normal" style:text-underline-style="none" fo:font-weight="normal" officeooo:rsid="05a9529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5" style:family="text">
      <style:text-properties style:font-name="Liberation Mono" fo:font-size="12pt" fo:font-style="normal" style:text-underline-style="none" fo:font-weight="normal" officeooo:rsid="05ab1a8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6" style:family="text">
      <style:text-properties style:font-name="Liberation Mono" fo:font-size="12pt" fo:font-style="normal" style:text-underline-style="none" fo:font-weight="normal" officeooo:rsid="05ab454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7" style:family="text">
      <style:text-properties style:font-name="Liberation Mono" fo:font-size="12pt" fo:font-style="normal" style:text-underline-style="none" fo:font-weight="normal" officeooo:rsid="05abfa1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8" style:family="text">
      <style:text-properties style:font-name="Liberation Mono" fo:font-size="12pt" fo:font-style="normal" style:text-underline-style="none" fo:font-weight="normal" officeooo:rsid="05ac93d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99" style:family="text">
      <style:text-properties style:font-name="Liberation Mono" fo:font-size="12pt" fo:font-style="normal" style:text-underline-style="none" fo:font-weight="normal" officeooo:rsid="05ae378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00" style:family="text">
      <style:text-properties style:font-name="Liberation Mono" fo:font-size="12pt" fo:font-style="normal" style:text-underline-style="none" fo:font-weight="bold" officeooo:rsid="00b24be5" style:font-size-asian="12pt" style:font-style-asian="normal" style:font-weight-asian="bold" style:font-size-complex="12pt" style:font-style-complex="normal" style:font-weight-complex="bold"/>
    </style:style>
    <style:style style:name="T301" style:family="text">
      <style:text-properties style:font-name="Liberation Mono" fo:font-size="12pt" fo:font-style="normal" style:text-underline-style="none" fo:font-weight="bold" officeooo:rsid="0352e304" style:font-size-asian="12pt" style:font-style-asian="normal" style:font-weight-asian="bold" style:font-size-complex="12pt" style:font-style-complex="normal" style:font-weight-complex="bold"/>
    </style:style>
    <style:style style:name="T302" style:family="text">
      <style:text-properties style:font-name="Liberation Mono" fo:font-size="12pt" fo:font-style="normal" style:text-underline-style="none" fo:font-weight="bold" officeooo:rsid="0392e1fe" style:font-size-asian="12pt" style:font-style-asian="normal" style:font-weight-asian="bold" style:font-size-complex="12pt" style:font-style-complex="normal" style:font-weight-complex="bold"/>
    </style:style>
    <style:style style:name="T303" style:family="text">
      <style:text-properties style:font-name="Liberation Mono" fo:font-size="12pt" fo:font-style="normal" style:text-underline-style="none" fo:font-weight="bold" officeooo:rsid="03aaa21d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304" style:family="text">
      <style:text-properties style:font-name="Liberation Mono" fo:font-size="12pt" fo:font-style="normal" style:text-underline-style="none" fo:font-weight="bold" officeooo:rsid="04c89cf3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305" style:family="text">
      <style:text-properties style:font-name="Liberation Mono" fo:font-size="12pt" fo:font-style="normal" style:text-underline-style="none" fo:font-weight="bold" officeooo:rsid="04c91213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306" style:family="text">
      <style:text-properties style:font-name="Liberation Mono" fo:font-size="12pt" fo:font-style="normal" style:text-underline-style="none" fo:font-weight="bold" officeooo:rsid="04f363ed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307" style:family="text">
      <style:text-properties style:font-name="Liberation Mono" fo:font-size="12pt" fo:font-style="normal" style:text-underline-style="none" fo:font-weight="bold" officeooo:rsid="04fb2852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308" style:family="text">
      <style:text-properties style:font-name="Liberation Mono" fo:font-size="12pt" fo:font-style="normal" style:text-underline-style="none" fo:font-weight="bold" officeooo:rsid="050d0777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309" style:family="text">
      <style:text-properties style:font-name="Liberation Mono" fo:font-size="12pt" fo:font-style="normal" style:text-underline-style="none" fo:font-weight="bold" officeooo:rsid="05279f85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310" style:family="text">
      <style:text-properties style:font-name="Liberation Mono" fo:font-size="12pt" fo:font-style="normal" style:text-underline-style="none" fo:font-weight="bold" officeooo:rsid="0569d6f3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311" style:family="text">
      <style:text-properties style:font-name="Liberation Mono" fo:font-size="12pt" fo:font-style="normal" style:text-underline-style="none" fo:font-weight="bold" officeooo:rsid="056b19df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312" style:family="text">
      <style:text-properties style:font-name="Liberation Mono" fo:font-size="12pt" fo:font-style="normal" style:text-underline-style="none" fo:font-weight="bold" officeooo:rsid="05898d93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313" style:family="text">
      <style:text-properties style:font-name="Liberation Mono" fo:font-size="12pt" fo:font-style="normal" style:text-underline-style="none" fo:font-weight="bold" officeooo:rsid="058c5764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314" style:family="text">
      <style:text-properties style:font-name="Liberation Mono" fo:font-size="12pt" fo:font-style="normal" style:text-underline-style="none" fo:font-weight="bold" officeooo:rsid="058d4aac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315" style:family="text">
      <style:text-properties style:font-name="Liberation Mono" fo:font-weight="normal" style:font-weight-asian="normal" style:font-weight-complex="normal"/>
    </style:style>
    <style:style style:name="T316" style:family="text">
      <style:text-properties style:font-name="Liberation Mono" fo:font-style="normal" fo:font-weight="bold" officeooo:rsid="0013b4ff" style:font-style-asian="normal" style:font-weight-asian="bold" style:font-style-complex="normal" style:font-weight-complex="bold"/>
    </style:style>
    <style:style style:name="T317" style:family="text">
      <style:text-properties style:font-name="Liberation Mono" fo:font-style="normal" fo:font-weight="bold" officeooo:rsid="007b6ae1" style:font-style-asian="normal" style:font-weight-asian="bold" style:font-style-complex="normal" style:font-weight-complex="bold"/>
    </style:style>
    <style:style style:name="T318" style:family="text">
      <style:text-properties style:font-name="Liberation Mono" fo:font-style="normal" fo:font-weight="bold" officeooo:rsid="0051bd82" style:font-style-asian="normal" style:font-weight-asian="bold" style:font-style-complex="normal" style:font-weight-complex="bold"/>
    </style:style>
    <style:style style:name="T319" style:family="text">
      <style:text-properties style:font-name="Liberation Mono" fo:font-style="normal" fo:font-weight="bold" officeooo:rsid="049670cc" style:font-style-asian="normal" style:font-weight-asian="bold" style:font-style-complex="normal" style:font-weight-complex="bold"/>
    </style:style>
    <style:style style:name="T320" style:family="text">
      <style:text-properties officeooo:rsid="007b6ae1"/>
    </style:style>
    <style:style style:name="T321" style:family="text">
      <style:text-properties officeooo:rsid="04cb813a"/>
    </style:style>
    <style:style style:name="T322" style:family="text">
      <style:text-properties officeooo:rsid="05393200"/>
    </style:style>
    <style:style style:name="T323" style:family="text">
      <style:text-properties officeooo:rsid="05617cad"/>
    </style:style>
    <style:style style:name="T324" style:family="text">
      <style:text-properties officeooo:rsid="0599d6b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94842941136688" text:id="ct94842941136688">
          <text:deletion>
            <office:change-info>
              <dc:creator>Unknown Author</dc:creator>
              <dc:date>2021-02-24T11:53:36</dc:date>
            </office:change-info>
            <text:p text:style-name="P4"><text:span text:style-name="T95">ΔΙΚΤΥΑ ΥΠΟΛΟΓΙΣΤΩΝ</text:span></text:p>
          </text:deletion>
        </text:changed-region>
        <text:changed-region xml:id="ct94842941136960" text:id="ct94842941136960">
          <text:insertion>
            <office:change-info>
              <dc:creator>Unknown Author</dc:creator>
              <dc:date>2021-02-24T11:53:36</dc:date>
            </office:change-info>
          </text:insertion>
        </text:changed-region>
        <text:changed-region xml:id="ct94842941549104" text:id="ct94842941549104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842941549744" text:id="ct94842941549744">
          <text:deletion>
            <office:change-info>
              <dc:creator>Unknown Author</dc:creator>
              <dc:date>2020-12-01T14:12:10</dc:date>
            </office:change-info>
            <text:p text:style-name="P5"><text:span text:style-name="T95">7</text:span></text:p>
          </text:deletion>
        </text:changed-region>
        <text:changed-region xml:id="ct94842941550384" text:id="ct94842941550384">
          <text:insertion>
            <office:change-info>
              <dc:creator>Unknown Author</dc:creator>
              <dc:date>2021-02-24T11:53:45</dc:date>
            </office:change-info>
          </text:insertion>
        </text:changed-region>
        <text:changed-region xml:id="ct94842941554720" text:id="ct94842941554720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842941555728" text:id="ct94842941555728">
          <text:deletion>
            <office:change-info>
              <dc:creator>Unknown Author</dc:creator>
              <dc:date>2020-11-09T22:42:50</dc:date>
            </office:change-info>
            <text:p text:style-name="P15"><text:span text:style-name="T317">5</text:span></text:p>
          </text:deletion>
        </text:changed-region>
        <text:changed-region xml:id="ct94842941480448" text:id="ct94842941480448">
          <text:insertion>
            <office:change-info>
              <dc:creator>Unknown Author</dc:creator>
              <dc:date>2021-03-09T13:26:34</dc:date>
            </office:change-info>
          </text:insertion>
        </text:changed-region>
        <text:changed-region xml:id="ct94842941405408" text:id="ct94842941405408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842887166192" text:id="ct94842887166192">
          <text:deletion>
            <office:change-info>
              <dc:creator>Unknown Author</dc:creator>
              <dc:date>2020-11-09T22:43:07</dc:date>
            </office:change-info>
            <text:p text:style-name="P7"><text:span text:style-name="T320">Εξερεύνηση του Διαδικτύου</text:span></text:p>
          </text:deletion>
        </text:changed-region>
        <text:changed-region xml:id="ct94842941256368" text:id="ct94842941256368">
          <text:insertion>
            <office:change-info>
              <dc:creator>Unknown Author</dc:creator>
              <dc:date>2021-03-09T13:26:39</dc:date>
            </office:change-info>
          </text:insertion>
        </text:changed-region>
        <text:changed-region xml:id="ct94842941564384" text:id="ct94842941564384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842941564752" text:id="ct94842941564752">
          <text:deletion>
            <office:change-info>
              <dc:creator>Unknown Author</dc:creator>
              <dc:date>2020-11-24T15:49:09</dc:date>
            </office:change-info>
            <text:p text:style-name="P152"><text:span text:style-name="Source_20_Text"><text:span text:style-name="T99">18.04.4</text:span></text:span></text:p>
          </text:deletion>
        </text:changed-region>
        <text:changed-region xml:id="ct94842941567376" text:id="ct94842941567376">
          <text:insertion>
            <office:change-info>
              <dc:creator>Unknown Author</dc:creator>
              <dc:date>2020-11-24T15:49:09</dc:date>
            </office:change-info>
          </text:insertion>
        </text:changed-region>
        <text:changed-region xml:id="ct94842941567744" text:id="ct94842941567744">
          <text:deletion>
            <office:change-info>
              <dc:creator>Unknown Author</dc:creator>
              <dc:date>2020-12-01T14:12:06</dc:date>
            </office:change-info>
            <text:p text:style-name="P152"><text:span text:style-name="Source_20_Text"><text:span text:style-name="T149"/></text:span></text:p>
            <text:p text:style-name="P152"><text:span text:style-name="Source_20_Text"><text:span text:style-name="T100">Ημερομηνία: 8/10/2020</text:span></text:span></text:p>
          </text:deletion>
        </text:changed-region>
        <text:changed-region xml:id="ct94842941569104" text:id="ct94842941569104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842941569344" text:id="ct94842941569344">
          <text:deletion>
            <office:change-info>
              <dc:creator>Unknown Author</dc:creator>
              <dc:date>2021-02-24T11:52:20</dc:date>
            </office:change-info>
            <text:p text:style-name="P2"><text:span text:style-name="T315">MAC address: c8:5b:76:d4:5a:7b</text:span></text:p>
            <text:p text:style-name="P2"><text:span text:style-name="Source_20_Text"><text:span text:style-name="T101">Ι</text:span></text:span><text:span text:style-name="Source_20_Text"><text:span text:style-name="T102">Pv4 </text:span></text:span><text:span text:style-name="Source_20_Text"><text:span text:style-name="T101">address</text:span></text:span><text:span text:style-name="Source_20_Text"><text:span text:style-name="T103">: </text:span></text:span><text:span text:style-name="Source_20_Text"><text:span text:style-name="T98">10.249.137.99 </text:span></text:span></text:p>
          </text:deletion>
        </text:changed-region>
        <text:changed-region xml:id="ct94842941569856" text:id="ct94842941569856">
          <text:insertion>
            <office:change-info>
              <dc:creator>Unknown Author</dc:creator>
              <dc:date>2021-02-24T11:52:30</dc:date>
            </office:change-info>
          </text:insertion>
        </text:changed-region>
        <text:changed-region xml:id="ct94842941578688" text:id="ct94842941578688">
          <text:insertion>
            <office:change-info>
              <dc:creator>Unknown Author</dc:creator>
              <dc:date>2021-02-24T11:59:03</dc:date>
            </office:change-info>
          </text:insertion>
        </text:changed-region>
        <text:changed-region xml:id="ct94842941607216" text:id="ct94842941607216">
          <text:insertion>
            <office:change-info>
              <dc:creator>Unknown Author</dc:creator>
              <dc:date>2021-03-02T13:12:28</dc:date>
            </office:change-info>
          </text:insertion>
        </text:changed-region>
        <text:changed-region xml:id="ct94842941610560" text:id="ct94842941610560">
          <text:insertion>
            <office:change-info>
              <dc:creator>Unknown Author</dc:creator>
              <dc:date>2021-03-09T17:06:25</dc:date>
            </office:change-info>
          </text:insertion>
        </text:changed-region>
        <text:changed-region xml:id="ct94842941668624" text:id="ct94842941668624">
          <text:insertion>
            <office:change-info>
              <dc:creator>Unknown Author</dc:creator>
              <dc:date>2021-03-02T13:12:28</dc:date>
            </office:change-info>
          </text:insertion>
        </text:changed-region>
        <text:changed-region xml:id="ct94842941674704" text:id="ct94842941674704">
          <text:insertion>
            <office:change-info>
              <dc:creator>Unknown Author</dc:creator>
              <dc:date>2021-03-10T17:00:46</dc:date>
            </office:change-info>
          </text:insertion>
        </text:changed-region>
        <text:changed-region xml:id="ct94842941676496" text:id="ct94842941676496">
          <text:deletion>
            <office:change-info>
              <dc:creator>Unknown Author</dc:creator>
              <dc:date>2020-11-09T22:43:22</dc:date>
            </office:change-info>
            <text:p text:style-name="P10"><text:span text:style-name="T154">1.1</text:span><text:span text:style-name="T155"> </text:span><text:span text:style-name="T108">inet 147.102.131.24 </text:span><text:span text:style-name="T110">της διεπαφής tun0 με ifconfig</text:span></text:p>
            <text:p text:style-name="P155"/>
            <text:p text:style-name="P156">1.2<text:span text:style-name="T1"> <text:s/>netmask 255.255.255.0, </text:span><text:span text:style-name="T2">μήκος προθέματος 24 bits</text:span></text:p>
            <text:p text:style-name="P157"/>
            <text:p text:style-name="P159"><text:span text:style-name="T46">1.3 </text:span><text:span text:style-name="T3">ping -c 1 -t &lt;ttl&gt; &lt;addr&gt;</text:span></text:p>
            <text:p text:style-name="P159"><text:span text:style-name="Source_20_Text"><text:span text:style-name="T3"/></text:span></text:p>
            <text:p text:style-name="P152"><text:span text:style-name="Source_20_Text"><text:span text:style-name="T46">1.4 </text:span></text:span><text:span text:style-name="Source_20_Text"><text:span text:style-name="T6">Η ελάχιστη τιμή είναι 3</text:span></text:span></text:p>
            <text:p text:style-name="P152"><text:span text:style-name="Source_20_Text"><text:span text:style-name="T55"/></text:span></text:p>
            <text:p text:style-name="P152"><text:span text:style-name="Source_20_Text"><text:span text:style-name="T46">1.</text:span></text:span><text:span text:style-name="Source_20_Text"><text:span text:style-name="T47">5 </text:span></text:span><text:span text:style-name="Source_20_Text"><text:span text:style-name="T7">Με χρήση traceroute έχουμε 147.102.131.1 (147.102.131.1) → 147.102.224.53 (router.vpn.ntua.gr) → 176.126.38.1 (grnet.gr-ix.gr)</text:span></text:span></text:p>
            <text:p text:style-name="P160"><text:span text:style-name="Source_20_Text"><text:span text:style-name="T5"/></text:span></text:p>
            <text:p text:style-name="P152"/>
            <text:p text:style-name="P152"><text:span text:style-name="Source_20_Text"><text:span text:style-name="T48"/></text:span></text:p>
            <text:p text:style-name="P161"><text:span text:style-name="Source_20_Text"><text:span text:style-name="T48"/></text:span></text:p>
            <text:p text:style-name="P161"><text:span text:style-name="Source_20_Text"><text:span text:style-name="T48"/></text:span></text:p>
            <text:p text:style-name="P161"><text:span text:style-name="Source_20_Text"><text:span text:style-name="T48">----------------------------------------------------------------------------------------------------------------------------</text:span></text:span></text:p>
            <text:p text:style-name="P152"><text:span text:style-name="Source_20_Text"><text:span text:style-name="T55"/></text:span></text:p>
            <text:p text:style-name="P162"><text:span text:style-name="Source_20_Text"><text:span text:style-name="T49">2.1 </text:span></text:span><text:span text:style-name="Source_20_Text"><text:span text:style-name="T8">traceroute -4 -m 3 -M icmp -I <text:s/>www.ntua.gr</text:span></text:span></text:p>
            <text:p text:style-name="P158"><text:span text:style-name="Source_20_Text"><text:span text:style-name="T56">Παρατηρούμε διαφορετική διαδρομή, διαφορετικό CNAME για τον εξυπηρετητή ιστού, διαφορετική ip καθώς και διαφορετικό αριθμό hops όπως φαίνεται από το αποτέλεσμα</text:span></text:span><text:span text:style-name="Source_20_Text"><text:span text:style-name="T57">:</text:span></text:span></text:p>
            <text:p text:style-name="P158"><text:span text:style-name="Source_20_Text"><text:span text:style-name="T57"/></text:span></text:p>
            <text:p text:style-name="P162"><text:span text:style-name="Source_20_Text"><text:span text:style-name="T8">traceroute to www.ntua.gr (147.102.224.101), 3 hops max, 60 byte packets</text:span></text:span></text:p>
            <text:p text:style-name="P162"><text:span text:style-name="Source_20_Text"><text:span text:style-name="T8"><text:s/>1 <text:s/>server-udp.vpn.ntua.gr (147.102.131.1) <text:s/>49.163 ms <text:s/>49.171 ms <text:s/>49.174 ms</text:span></text:span></text:p>
            <text:p text:style-name="P162"><text:span text:style-name="Source_20_Text"><text:span text:style-name="T8"><text:s/>2 <text:s/>router.vpn.ntua.gr (147.102.224.53) <text:s/>49.178 ms <text:s/>62.546 ms <text:s/>62.575 ms</text:span></text:span></text:p>
            <text:p text:style-name="P162"><text:span text:style-name="Source_20_Text"><text:span text:style-name="T8"><text:s/>3 <text:s/>www.ntua.gr (147.102.224.101) <text:s/>62.564 ms <text:s/>62.576 ms <text:s/>62.579 ms</text:span></text:span></text:p>
            <text:p text:style-name="P162"><text:span text:style-name="Source_20_Text"><text:span text:style-name="T49">2.2</text:span></text:span></text:p>
            <text:p text:style-name="P163"><text:span text:style-name="Source_20_Text"><text:span text:style-name="T9">server-udp.vpn.ntua.gr (147.102.131.1)</text:span></text:span></text:p>
            <text:p text:style-name="P163"><text:span text:style-name="Source_20_Text"><text:span text:style-name="T9"><text:tab/>→ router.vpn.ntua.gr (147.102.224.53)</text:span></text:span></text:p>
            <text:p text:style-name="P164"><text:span text:style-name="Source_20_Text"><text:span text:style-name="T9"><text:s text:c="20"/><text:tab/><text:tab/><text:tab/>→ webhost0.noc.ntua.gr(</text:span></text:span><text:a xlink:type="simple" xlink:href="http://www.survey.ntua.gr/" text:style-name="Internet_20_link" text:visited-style-name="Visited_20_Internet_20_Link"><text:span text:style-name="Source_20_Text"><text:span text:style-name="T9">www.survey.ntua.gr</text:span></text:span></text:a><text:span text:style-name="Source_20_Text"><text:span text:style-name="T9"> ip: 147.102.224.103)</text:span></text:span></text:p>
            <text:p text:style-name="P164"><text:span text:style-name="Source_20_Text"><text:span text:style-name="T9"><text:tab/> <text:s text:c="8"/><text:tab/><text:tab/><text:tab/>→ webhost4.noc.ntua.gr(</text:span></text:span><text:a xlink:type="simple" xlink:href="http://www.semfe.ntua.gr/" text:style-name="Internet_20_link" text:visited-style-name="Visited_20_Internet_20_Link"><text:span text:style-name="Source_20_Text"><text:span text:style-name="T9">www.semfe.ntua.gr</text:span></text:span></text:a><text:span text:style-name="Source_20_Text"><text:span text:style-name="T9"> ip: 147.102.224.144)</text:span></text:span></text:p>
            <text:p text:style-name="P164"><text:span text:style-name="Source_20_Text"><text:span text:style-name="T9"><text:tab/> <text:s text:c="8"/><text:tab/><text:tab/><text:tab/>→ opinion.ece.ntua.gr(</text:span></text:span><text:a xlink:type="simple" xlink:href="http://www.ece.ntua.gr/" text:style-name="Internet_20_link" text:visited-style-name="Visited_20_Internet_20_Link"><text:span text:style-name="Source_20_Text"><text:span text:style-name="T9">www.ece.ntua.gr</text:span></text:span></text:a><text:span text:style-name="Source_20_Text"><text:span text:style-name="T9"> ip: 147.102.224.126)</text:span></text:span></text:p>
            <text:p text:style-name="P162"><text:span text:style-name="Source_20_Text"><text:span text:style-name="T49"/></text:span></text:p>
            <text:p text:style-name="P165"><text:span text:style-name="Source_20_Text"><text:span text:style-name="T49">2.3 </text:span></text:span><text:span text:style-name="Source_20_Text"><text:span text:style-name="T10">Ναι</text:span></text:span></text:p>
            <text:p text:style-name="P165"><text:span text:style-name="Source_20_Text"><text:span text:style-name="T10"/></text:span></text:p>
            <text:p text:style-name="P165"><text:span text:style-name="Source_20_Text"><text:span text:style-name="T10"/></text:span></text:p>
            <text:p text:style-name="P165"><text:span text:style-name="Source_20_Text"><text:span text:style-name="T10"/></text:span></text:p>
            <text:p text:style-name="P165"><text:span text:style-name="Source_20_Text"><text:span text:style-name="T10"/></text:span></text:p>
            <text:p text:style-name="P165"><text:span text:style-name="Source_20_Text"><text:span text:style-name="T10"><text:s/></text:span></text:span></text:p>
            <text:p text:style-name="P165"><text:span text:style-name="Source_20_Text"><text:span text:style-name="T49">2.4 </text:span></text:span><text:span text:style-name="Source_20_Text"><text:span text:style-name="T9">server-udp.vpn.ntua.gr (147.102.131.1)</text:span></text:span></text:p>
            <text:p text:style-name="P165"><text:span text:style-name="Source_20_Text"><text:span text:style-name="T9"><text:tab/>→ router.vpn.ntua.gr (147.102.224.53)</text:span></text:span></text:p>
            <text:p text:style-name="P165"><text:span text:style-name="Source_20_Text"><text:span text:style-name="T9"><text:s text:c="20"/><text:tab/>→ ntua-zogr-3-gw.eier.access-link.grnet.gr (62.217.96.168)</text:span></text:span></text:p>
            <text:p text:style-name="P165"><text:span text:style-name="Source_20_Text"><text:span text:style-name="T9"><text:tab/> <text:s text:c="8"/><text:tab/><text:tab/><text:tab/>→</text:span></text:span><text:span text:style-name="Source_20_Text"><text:span text:style-name="T11"> </text:span></text:span><text:span text:style-name="Source_20_Text"><text:span text:style-name="T9">forthnet-2.gr-ix.gr (176.126.38.33)</text:span></text:span></text:p>
            <text:p text:style-name="P165"><text:span text:style-name="Source_20_Text"><text:span text:style-name="T9"><text:tab/> <text:s text:c="8"/><text:tab/><text:tab/><text:tab/>→</text:span></text:span><text:span text:style-name="Source_20_Text"><text:span text:style-name="T11"> </text:span></text:span><text:span text:style-name="Source_20_Text"><text:span text:style-name="T9">vodafone.gr-ix.gr (176.126.38.2)</text:span></text:span></text:p>
            <text:p text:style-name="P165"><text:span text:style-name="Source_20_Text"><text:span text:style-name="T9"><text:tab/><text:tab/><text:tab/><text:tab/>→</text:span></text:span><text:span text:style-name="Source_20_Text"><text:span text:style-name="T11"> </text:span></text:span><text:span text:style-name="Source_20_Text"><text:span text:style-name="T9">ote.gr-ix.gr (176.126.38.24)</text:span></text:span></text:p>
            <text:p text:style-name="P165"><text:span text:style-name="Source_20_Text"><text:span text:style-name="T49"/></text:span></text:p>
            <text:p text:style-name="P165"><text:span text:style-name="Source_20_Text"><text:span text:style-name="T49"/></text:span></text:p>
            <text:p text:style-name="P162"><text:span text:style-name="Source_20_Text"><text:span text:style-name="T49">2.5 </text:span></text:span><text:span text:style-name="Source_20_Text"><text:span text:style-name="T12">Ναι</text:span></text:span></text:p>
            <text:p text:style-name="P162"><text:span text:style-name="Source_20_Text"><text:span text:style-name="T12"/></text:span></text:p>
            <text:p text:style-name="P166"><text:span text:style-name="Source_20_Text"><text:span text:style-name="T50">2.6 </text:span></text:span><text:span text:style-name="Source_20_Text"><text:span text:style-name="T9">176.126.38.</text:span></text:span><text:span text:style-name="Source_20_Text"><text:span text:style-name="T13">0/</text:span></text:span><text:span text:style-name="Source_20_Text"><text:span text:style-name="T14">24</text:span></text:span></text:p>
            <text:p text:style-name="P166"><text:span text:style-name="Source_20_Text"><text:span text:style-name="T14"/></text:span></text:p>
            <text:p text:style-name="P167"><text:span text:style-name="Source_20_Text"><text:span text:style-name="T51">2.7 </text:span></text:span><text:span text:style-name="Source_20_Text"><text:span text:style-name="T15">traceroute -M ICMP -I -n -4 grnet.gr-ix.gr</text:span></text:span></text:p>
            <text:p text:style-name="P167"><text:span text:style-name="Source_20_Text"><text:span text:style-name="T51"/></text:span></text:p>
            <text:p text:style-name="P167"><text:span text:style-name="Source_20_Text"><text:span text:style-name="T51">2.8 </text:span></text:span><text:span text:style-name="Source_20_Text"><text:span text:style-name="T16">icmp or udp</text:span></text:span></text:p>
            <text:p text:style-name="P167"><text:span text:style-name="Source_20_Text"><text:span text:style-name="T51"/></text:span></text:p>
            <text:p text:style-name="P167"><text:span text:style-name="Source_20_Text"><text:span text:style-name="T51">2.9 </text:span></text:span><text:span text:style-name="Source_20_Text"><text:span text:style-name="T17">Protocol: ICMP (1)</text:span></text:span></text:p>
            <text:p text:style-name="P167"><text:span text:style-name="Source_20_Text"><text:span text:style-name="T51"/></text:span></text:p>
            <text:p text:style-name="P167"><text:span text:style-name="Source_20_Text"><text:span text:style-name="T51">2.10 </text:span></text:span><text:span text:style-name="Source_20_Text"><text:span text:style-name="T18">32 bytes</text:span></text:span></text:p>
            <text:p text:style-name="P167"><text:span text:style-name="Source_20_Text"><text:span text:style-name="T51"/></text:span></text:p>
            <text:p text:style-name="P167"><text:span text:style-name="Source_20_Text"><text:span text:style-name="T51">2.11 </text:span></text:span><text:span text:style-name="Source_20_Text"><text:span text:style-name="T19">Αποστέλλονται και λαμβάνονται 7 τριάδες μηνυμάτων</text:span></text:span></text:p>
            <text:p text:style-name="P167"><text:span text:style-name="Source_20_Text"><text:span text:style-name="T51"/></text:span></text:p>
            <text:p text:style-name="P167"><text:span text:style-name="Source_20_Text"><text:span text:style-name="T51">2.12 </text:span></text:span><text:span text:style-name="Source_20_Text"><text:span text:style-name="T40">Για κάθε τριάδα που στείλαμε η διεύθυνση αποστολής είναι 147.102.131.224 και η διεύθυνση παραλήπτη 176.126.38.1, </text:span></text:span><text:span text:style-name="Source_20_Text"><text:span text:style-name="T41">ενώ για τις τριάδες που προκλήθηκαν ως απάντηση έχουμε διευθύνσεις: </text:span></text:span><text:span text:style-name="Source_20_Text"><text:span text:style-name="T42">1 τριάδα </text:span></text:span><text:span text:style-name="Source_20_Text"><text:span text:style-name="T41">147.102.131.1, </text:span></text:span><text:span text:style-name="Source_20_Text"><text:span text:style-name="T42">1 τριάδα </text:span></text:span><text:span text:style-name="Source_20_Text"><text:span text:style-name="T41">147.102.224.53, </text:span></text:span><text:span text:style-name="Source_20_Text"><text:span text:style-name="T42">5 τριάδες </text:span></text:span><text:span text:style-name="Source_20_Text"><text:span text:style-name="T41">176.126.38.1</text:span></text:span></text:p>
            <text:p text:style-name="P167"><text:span text:style-name="Source_20_Text"><text:span text:style-name="T51"/></text:span></text:p>
            <text:p text:style-name="P167"><text:span text:style-name="Source_20_Text"><text:span text:style-name="T51">2.13 </text:span></text:span><text:span text:style-name="Source_20_Text"><text:span text:style-name="T20">Ναι</text:span></text:span></text:p>
            <text:p text:style-name="P167"><text:span text:style-name="Source_20_Text"><text:span text:style-name="T51"/></text:span></text:p>
            <text:p text:style-name="P167"><text:span text:style-name="Source_20_Text"><text:span text:style-name="T51">2.14 </text:span></text:span><text:span text:style-name="Source_20_Text"><text:span text:style-name="T21">Τιμές ttl από 1 έως και 7 </text:span></text:span><text:span text:style-name="Source_20_Text"><text:span text:style-name="T22">σε μηνύματα request </text:span></text:span></text:p>
            <text:p text:style-name="P167"><text:span text:style-name="Source_20_Text"><text:span text:style-name="T51"/></text:span></text:p>
            <text:p text:style-name="P168"><text:span text:style-name="Source_20_Text"><text:span text:style-name="T51">2.15 </text:span></text:span><text:span text:style-name="Source_20_Text"><text:span text:style-name="T22">ttl = 62 σε όλες τα replies</text:span></text:span></text:p>
            <text:p text:style-name="P167"><text:span text:style-name="Source_20_Text"><text:span text:style-name="T51"/></text:span></text:p>
            <text:p text:style-name="P167"><text:span text:style-name="Source_20_Text"><text:span text:style-name="T51">2.16 </text:span></text:span><text:span text:style-name="Source_20_Text"><text:span text:style-name="T23">Γιατί το ttl γίνεται 0 πριν φτάσει στον προορισμό του request</text:span></text:span></text:p>
            <text:p text:style-name="P167"><text:span text:style-name="Source_20_Text"><text:span text:style-name="T51"/></text:span></text:p>
            <text:p text:style-name="P167"><text:span text:style-name="Source_20_Text"><text:span text:style-name="T51">2.17 </text:span></text:span><text:span text:style-name="Source_20_Text"><text:span text:style-name="T24">Με μήνυμα 60 Echo (ping) reply</text:span></text:span></text:p>
            <text:p text:style-name="P167"><text:span text:style-name="Source_20_Text"><text:span text:style-name="T24"/></text:span></text:p>
            <text:p text:style-name="P162"><text:span text:style-name="Source_20_Text"><text:span text:style-name="T49"/></text:span></text:p>
            <text:p text:style-name="P152"><text:span text:style-name="Source_20_Text"><text:span text:style-name="T4"/></text:span></text:p>
            <text:p text:style-name="P152"><text:span text:style-name="Source_20_Text"><text:span text:style-name="T4"/></text:span></text:p>
            <text:p text:style-name="P152"><text:span text:style-name="Source_20_Text"><text:span text:style-name="T4"/></text:span></text:p>
            <text:p text:style-name="P152"><text:span text:style-name="Source_20_Text"><text:span text:style-name="T4"/></text:span></text:p>
            <text:p text:style-name="P152"><text:span text:style-name="Source_20_Text"><text:span text:style-name="T4"/></text:span></text:p>
            <text:p text:style-name="P152"><text:span text:style-name="Source_20_Text"><text:span text:style-name="T4"/></text:span></text:p>
            <text:p text:style-name="P152"><text:span text:style-name="Source_20_Text"><text:span text:style-name="T4"/></text:span></text:p>
            <text:p text:style-name="P169"><text:span text:style-name="Source_20_Text"><text:span text:style-name="T48"/></text:span></text:p>
            <text:p text:style-name="P169"><text:span text:style-name="Source_20_Text"><text:span text:style-name="T48"/></text:span></text:p>
            <text:p text:style-name="P169"><text:span text:style-name="Source_20_Text"><text:span text:style-name="T48"/></text:span></text:p>
            <text:p text:style-name="P169"><text:span text:style-name="Source_20_Text"><text:span text:style-name="T48"/></text:span></text:p>
            <text:p text:style-name="P170"><text:span text:style-name="Source_20_Text"><text:span text:style-name="T52">3.1 </text:span></text:span><text:span text:style-name="Source_20_Text"><text:span text:style-name="T25">traceroute -M ICMP -I -4 nic.gr-ix.gr</text:span></text:span></text:p>
            <text:p text:style-name="P170"><text:span text:style-name="Source_20_Text"><text:span text:style-name="T52"/></text:span></text:p>
            <text:p text:style-name="P170"><text:span text:style-name="Source_20_Text"><text:span text:style-name="T52">3.2 </text:span></text:span><text:span text:style-name="Source_20_Text"><text:span text:style-name="T26">icmp</text:span></text:span></text:p>
            <text:p text:style-name="P170"><text:span text:style-name="Source_20_Text"><text:span text:style-name="T52"/></text:span></text:p>
            <text:p text:style-name="P170"><text:span text:style-name="Source_20_Text"><text:span text:style-name="T52">3.3 </text:span></text:span><text:span text:style-name="Source_20_Text"><text:span text:style-name="T26">server-udp.vpn.ntua.gr (147.102.131.1) → router.vpn.ntua.gr (147.102.224.53) → ntua-zogr-3-gw.eier.access-link.grnet.gr (62.217.96.168) → grix-ADMIN.eier.access-link.grnet.gr (62.217.98.53) → nic2.gr-ix.gr (195.130.66.4)</text:span></text:span></text:p>
            <text:p text:style-name="P170"><text:span text:style-name="Source_20_Text"><text:span text:style-name="T52"/></text:span></text:p>
            <text:p text:style-name="P170"><text:span text:style-name="Source_20_Text"><text:span text:style-name="T52">3.4 </text:span></text:span><text:span text:style-name="Source_20_Text"><text:span text:style-name="T27">Αλλάζουν Identfication, Header checksum</text:span></text:span></text:p>
            <text:p text:style-name="P170"><text:span text:style-name="Source_20_Text"><text:span text:style-name="T52"/></text:span></text:p>
            <text:p text:style-name="P170"><text:span text:style-name="Source_20_Text"><text:span text:style-name="T52">3.5 <text:s/></text:span></text:span><text:span text:style-name="Source_20_Text"><text:span text:style-name="T28">Όλα τα υπόλοιπα πεδία παραμένουν αμετάβλητα</text:span></text:span></text:p>
            <text:p text:style-name="P170"><text:span text:style-name="Source_20_Text"><text:span text:style-name="T52"/></text:span></text:p>
            <text:p text:style-name="P170"><text:span text:style-name="Source_20_Text"><text:span text:style-name="T52">3.6 </text:span></text:span><text:span text:style-name="Source_20_Text"><text:span text:style-name="T28">Τα πεδία </text:span></text:span><text:span text:style-name="Source_20_Text"><text:span text:style-name="T43">των διευθύνσεων πηγής και προορισμού </text:span></text:span><text:span text:style-name="Source_20_Text"><text:span text:style-name="T44">καθώς αναζητούμε την διαδρομή των πακέτων με συγκεκριμένο προορισμό </text:span></text:span><text:span text:style-name="Source_20_Text"><text:span text:style-name="T45">καθώς και το ttl γιατί πρόκειται για μηνύματα στην ίδια σειρά.</text:span></text:span></text:p>
            <text:p text:style-name="P170"><text:span text:style-name="Source_20_Text"><text:span text:style-name="T52"/></text:span></text:p>
            <text:p text:style-name="P170"><text:span text:style-name="Source_20_Text"><text:span text:style-name="T52">3.7 </text:span></text:span><text:span text:style-name="Source_20_Text"><text:span text:style-name="T29">Το πεδίο Identification αλλάζ</text:span></text:span><text:span text:style-name="Source_20_Text"><text:span text:style-name="T44">ει</text:span></text:span><text:span text:style-name="Source_20_Text"><text:span text:style-name="T29"> αναγκαστικά καθώς πρόκειται για πακέτα σε διαφορετικά ethernet frames που δεν εχουν θρυμματιστεί και το Header Checksum για την ανίχνευση σφάλματος.</text:span></text:span></text:p>
            <text:p text:style-name="P170"><text:span text:style-name="Source_20_Text"><text:span text:style-name="T52"/></text:span></text:p>
            <text:p text:style-name="P170"><text:span text:style-name="Source_20_Text"><text:span text:style-name="T52">3.8</text:span></text:span><text:span text:style-name="Source_20_Text"><text:span text:style-name="T25"> </text:span></text:span><text:span text:style-name="Source_20_Text"><text:span text:style-name="T30">64</text:span></text:span></text:p>
            <text:p text:style-name="P170"><text:span text:style-name="Source_20_Text"><text:span text:style-name="T52"/></text:span></text:p>
            <text:p text:style-name="P170"><text:span text:style-name="Source_20_Text"><text:span text:style-name="T52">3.9 </text:span></text:span><text:span text:style-name="Source_20_Text"><text:span text:style-name="T30">Ναι παραμένουν σταθερά καθώς πρόκειται για πακέτα της ίδιας σειράς </text:span></text:span></text:p>
            <text:p text:style-name="P170"><text:span text:style-name="Source_20_Text"><text:span text:style-name="T52"/></text:span></text:p>
            <text:p text:style-name="P170"><text:span text:style-name="Source_20_Text"><text:span text:style-name="T52">3.10 </text:span></text:span><text:span text:style-name="Source_20_Text"><text:span text:style-name="T31">Η τιμές για επόμενες σειρές είναι 254 , 253 και 252 αντίστοιχα. </text:span></text:span><text:span text:style-name="Source_20_Text"><text:span text:style-name="T32">Παρατηρούμε ότι όσο απομακρύνεται σε hops, ο αριθμός είναι μικρότερος όπως είναι αναμενόμενο αφού μειώνεται κατά ένα σε κάθε hop. Η διαφορά στο default απο 255 σε 64 οφείλεται στην διαφορά στην έκδοση των linux που τρέχει ο κάθε router</text:span></text:span></text:p>
            <text:p text:style-name="P170"><text:span text:style-name="Source_20_Text"><text:span text:style-name="T52"/></text:span></text:p>
            <text:p text:style-name="P170"><text:span text:style-name="Source_20_Text"><text:span text:style-name="T52">3.11 </text:span></text:span><text:span text:style-name="Source_20_Text"><text:span text:style-name="T33">60</text:span></text:span></text:p>
            <text:p text:style-name="P170"><text:span text:style-name="Source_20_Text"><text:span text:style-name="T52"><text:s/></text:span></text:span></text:p>
            <text:p text:style-name="P170"><text:span text:style-name="Source_20_Text"><text:span text:style-name="T52">3.12 </text:span></text:span><text:span text:style-name="Source_20_Text"><text:span text:style-name="T33">64 </text:span></text:span><text:span text:style-name="Source_20_Text"><text:span text:style-name="T34">(Linux kernel 4.10 (2015): </text:span></text:span><text:span text:style-name="Strong_20_Emphasis"><text:span text:style-name="T34">64</text:span></text:span><text:span text:style-name="Source_20_Text"><text:span text:style-name="T53"> </text:span></text:span><text:span text:style-name="Source_20_Text"><text:span text:style-name="T34">for TCP, UDP and ICMP)</text:span></text:span></text:p>
            <text:p text:style-name="P169"><text:span text:style-name="Source_20_Text"><text:span text:style-name="T48"/></text:span></text:p>
            <text:p text:style-name="P171"><text:span text:style-name="Source_20_Text"><text:span text:style-name="T54">----------------------------------------------------------------------------------------------------------------------------</text:span></text:span></text:p>
            <text:p text:style-name="P171"><text:span text:style-name="Source_20_Text"><text:span text:style-name="T54"/></text:span></text:p>
            <text:p text:style-name="P171"><text:span text:style-name="Source_20_Text"><text:span text:style-name="T54">4.1 </text:span></text:span><text:span text:style-name="Source_20_Text"><text:span text:style-name="T35">ping -R -c 1 www.ntua.gr</text:span></text:span></text:p>
            <text:p text:style-name="P171"><text:span text:style-name="Source_20_Text"><text:span text:style-name="T54"/></text:span></text:p>
            <text:p text:style-name="P171"><text:span text:style-name="Source_20_Text"><text:span text:style-name="T54">4.2 </text:span></text:span><text:span text:style-name="Source_20_Text"><text:span text:style-name="T36">60 bytes</text:span></text:span></text:p>
            <text:p text:style-name="P171"><text:span text:style-name="Source_20_Text"><text:span text:style-name="T54"/></text:span></text:p>
            <text:p text:style-name="P171"><text:span text:style-name="Source_20_Text"><text:span text:style-name="T54">4.3 </text:span></text:span><text:span text:style-name="Source_20_Text"><text:span text:style-name="T36">60 bytes</text:span></text:span></text:p>
            <text:p text:style-name="P171"><text:span text:style-name="Source_20_Text"><text:span text:style-name="T54"/></text:span></text:p>
            <text:p text:style-name="P171"><text:span text:style-name="Source_20_Text"><text:span text:style-name="T54">4.4 </text:span></text:span><text:span text:style-name="Source_20_Text"><text:span text:style-name="T37">Το επιπρόσθετο περιεχόμενο βρίσκεται στο στοιχείο Options της επικεφαλίδας</text:span></text:span></text:p>
            <text:p text:style-name="P171"><text:span text:style-name="Source_20_Text"><text:span text:style-name="T54"/></text:span></text:p>
            <text:p text:style-name="P10"><text:span text:style-name="Source_20_Text"><text:span text:style-name="T151">4.5 <text:s/></text:span></text:span></text:p>
          </text:deletion>
        </text:changed-region>
        <text:changed-region xml:id="ct94842941676176" text:id="ct94842941676176">
          <text:deletion>
            <office:change-info>
              <dc:creator>Unknown Author</dc:creator>
              <dc:date>2020-11-04T23:23:06</dc:date>
            </office:change-info>
            <text:p text:style-name="P10"><text:span text:style-name="Source_20_Text"><text:span text:style-name="T105">vpn-131-224.vpn.ntua.gr (147.102.131.224) →</text:span></text:span><text:span text:style-name="Source_20_Text"><text:span text:style-name="T106"> <text:s/></text:span></text:span></text:p>
          </text:deletion>
        </text:changed-region>
        <text:changed-region xml:id="ct94842941675936" text:id="ct94842941675936">
          <text:deletion>
            <office:change-info>
              <dc:creator>Unknown Author</dc:creator>
              <dc:date>2020-11-09T22:43:21</dc:date>
            </office:change-info>
            <text:p text:style-name="P10"><text:span text:style-name="Source_20_Text"><text:span text:style-name="T106">vpn2.noc.ntua.gr (147.102.224.52)</text:span></text:span></text:p>
          </text:deletion>
        </text:changed-region>
        <text:changed-region xml:id="ct94842941675696" text:id="ct94842941675696">
          <text:deletion>
            <office:change-info>
              <dc:creator>Unknown Author</dc:creator>
              <dc:date>2020-11-04T23:23:10</dc:date>
            </office:change-info>
            <text:p text:style-name="P10"><text:span text:style-name="Source_20_Text"><text:span text:style-name="T161"/></text:span></text:p>
            <text:p text:style-name="P10"><text:span text:style-name="Source_20_Text"><text:span text:style-name="T161"/></text:span></text:p>
          </text:deletion>
        </text:changed-region>
        <text:changed-region xml:id="ct94842941675456" text:id="ct94842941675456">
          <text:deletion>
            <office:change-info>
              <dc:creator>Unknown Author</dc:creator>
              <dc:date>2020-11-09T22:43:21</dc:date>
            </office:change-info>
            <text:p text:style-name="P10"><text:span text:style-name="Source_20_Text"><text:span text:style-name="T105">→</text:span></text:span><text:span text:style-name="Source_20_Text"><text:span text:style-name="T106"> router.web.noc.ntua.gr (147.102.224.97) → www.ntua.gr (147.102.224.101)</text:span></text:span></text:p>
            <text:p text:style-name="P171"><text:span text:style-name="Source_20_Text"><text:span text:style-name="T54">4.6 </text:span></text:span><text:span text:style-name="Source_20_Text"><text:span text:style-name="T35">194.177.210.210 </text:span></text:span><text:span text:style-name="Source_20_Text"><text:span text:style-name="T38">βρίσκεται μακριά 5 βήματα.</text:span></text:span></text:p>
            <text:p text:style-name="P171"><text:span text:style-name="Source_20_Text"><text:span text:style-name="T35"/></text:span></text:p>
            <text:p text:style-name="P171"><text:span text:style-name="Source_20_Text"><text:span text:style-name="T54">4.7</text:span></text:span><text:span text:style-name="Source_20_Text"><text:span text:style-name="T35"> server-udp.vpn.ntua.gr (147.102.131.1) →</text:span></text:span><text:span text:style-name="Source_20_Text"><text:span text:style-name="T39"> router.vpn.ntua.gr (147.102.224.53) →</text:span></text:span></text:p>
            <text:p text:style-name="P10"><text:span text:style-name="Source_20_Text"><text:span text:style-name="T152">→ </text:span></text:span><text:span text:style-name="Source_20_Text"><text:span text:style-name="T157">ntua-zogr-3-gw.eier.access-link.grnet.gr (62.217.96.168) →</text:span></text:span></text:p>
          </text:deletion>
        </text:changed-region>
        <text:changed-region xml:id="ct94842941675216" text:id="ct94842941675216">
          <text:deletion>
            <office:change-info>
              <dc:creator>Unknown Author</dc:creator>
              <dc:date>2020-11-04T23:13:00</dc:date>
            </office:change-info>
            <text:p text:style-name="P10"><text:span text:style-name="Source_20_Text"><text:span text:style-name="T300"><text:s/></text:span></text:span></text:p>
          </text:deletion>
        </text:changed-region>
        <text:changed-region xml:id="ct94842941673664" text:id="ct94842941673664">
          <text:deletion>
            <office:change-info>
              <dc:creator>Unknown Author</dc:creator>
              <dc:date>2020-11-04T23:12:57</dc:date>
            </office:change-info>
            <text:p text:style-name="P10"><text:span text:style-name="Source_20_Text"><text:span text:style-name="T161"/></text:span></text:p>
            <text:p text:style-name="P10"><text:span text:style-name="Source_20_Text"><text:span text:style-name="T161"/></text:span></text:p>
          </text:deletion>
        </text:changed-region>
        <text:changed-region xml:id="ct94842941673424" text:id="ct94842941673424">
          <text:deletion>
            <office:change-info>
              <dc:creator>Unknown Author</dc:creator>
              <dc:date>2020-11-09T22:43:21</dc:date>
            </office:change-info>
            <text:p text:style-name="P10"><text:span text:style-name="Source_20_Text"><text:span text:style-name="T161"/></text:span></text:p>
            <text:p text:style-name="P172"><text:span text:style-name="Source_20_Text"><text:span text:style-name="T54">4.8</text:span></text:span></text:p>
            <text:p text:style-name="P171"><text:span text:style-name="Source_20_Text"><text:span text:style-name="T35"/></text:span></text:p>
            <text:p text:style-name="P171"><text:span text:style-name="Source_20_Text"><text:span text:style-name="T54">4.9</text:span></text:span></text:p>
            <text:p text:style-name="P169"><text:span text:style-name="Source_20_Text"><text:span text:style-name="T48"/></text:span></text:p>
            <text:p text:style-name="P10"><text:span text:style-name="Source_20_Text"><text:span text:style-name="T161"/></text:span></text:p>
          </text:deletion>
        </text:changed-region>
        <text:changed-region xml:id="ct94842941673184" text:id="ct94842941673184">
          <text:deletion>
            <office:change-info>
              <dc:creator>Unknown Author</dc:creator>
              <dc:date>2020-11-09T22:45:51</dc:date>
            </office:change-info>
            <text:p text:style-name="P10"><text:span text:style-name="Source_20_Text"><text:span text:style-name="T107">διεπαφής κάρτα δικτύου, <text:s/></text:span></text:span><text:span text:style-name="Source_20_Text"><text:span text:style-name="T108">147.102.131.</text:span></text:span><text:span text:style-name="Source_20_Text"><text:span text:style-name="T109">2</text:span></text:span><text:span text:style-name="Source_20_Text"><text:span text:style-name="T108">24 </text:span></text:span><text:span text:style-name="Source_20_Text"><text:span text:style-name="T107">ip μέσω vpn</text:span></text:span></text:p>
            <text:p text:style-name="P10"><text:span text:style-name="Source_20_Text"><text:span text:style-name="T161"/></text:span></text:p>
          </text:deletion>
        </text:changed-region>
        <text:changed-region xml:id="ct94842941672944" text:id="ct94842941672944">
          <text:deletion>
            <office:change-info>
              <dc:creator>Unknown Author</dc:creator>
              <dc:date>2020-11-09T22:43:22</dc:date>
            </office:change-info>
            <text:p text:style-name="P10"><text:span text:style-name="Source_20_Text"><text:span text:style-name="T161"/></text:span></text:p>
            <text:p text:style-name="P10"><text:span text:style-name="Source_20_Text"><text:span text:style-name="T161"/></text:span></text:p>
          </text:deletion>
        </text:changed-region>
        <text:changed-region xml:id="ct94842941686480" text:id="ct94842941686480">
          <text:insertion>
            <office:change-info>
              <dc:creator>Unknown Author</dc:creator>
              <dc:date>2021-02-28T13:55:13</dc:date>
            </office:change-info>
          </text:insertion>
        </text:changed-region>
        <text:changed-region xml:id="ct94842941683696" text:id="ct94842941683696">
          <text:insertion>
            <office:change-info>
              <dc:creator>Unknown Author</dc:creator>
              <dc:date>2021-03-10T17:01:12</dc:date>
            </office:change-info>
          </text:insertion>
        </text:changed-region>
        <text:changed-region xml:id="ct94842941693568" text:id="ct94842941693568">
          <text:insertion>
            <office:change-info>
              <dc:creator>Unknown Author</dc:creator>
              <dc:date>2021-03-06T19:40:12</dc:date>
            </office:change-info>
          </text:insertion>
        </text:changed-region>
        <text:changed-region xml:id="ct94842941693968" text:id="ct94842941693968">
          <text:insertion>
            <office:change-info>
              <dc:creator>Unknown Author</dc:creator>
              <dc:date>2021-03-10T17:03:51</dc:date>
            </office:change-info>
          </text:insertion>
        </text:changed-region>
        <text:changed-region xml:id="ct94842941712864" text:id="ct94842941712864">
          <text:insertion>
            <office:change-info>
              <dc:creator>Unknown Author</dc:creator>
              <dc:date>2021-03-10T17:04:03</dc:date>
            </office:change-info>
          </text:insertion>
        </text:changed-region>
        <text:changed-region xml:id="ct94842941721984" text:id="ct94842941721984">
          <text:insertion>
            <office:change-info>
              <dc:creator>Unknown Author</dc:creator>
              <dc:date>2021-03-10T17:05:03</dc:date>
            </office:change-info>
          </text:insertion>
        </text:changed-region>
        <text:changed-region xml:id="ct94842941722224" text:id="ct94842941722224">
          <text:insertion>
            <office:change-info>
              <dc:creator>Unknown Author</dc:creator>
              <dc:date>2021-03-10T17:06:20</dc:date>
            </office:change-info>
          </text:insertion>
        </text:changed-region>
        <text:changed-region xml:id="ct94842941711792" text:id="ct94842941711792">
          <text:insertion>
            <office:change-info>
              <dc:creator>Unknown Author</dc:creator>
              <dc:date>2021-03-10T17:07:02</dc:date>
            </office:change-info>
          </text:insertion>
        </text:changed-region>
        <text:changed-region xml:id="ct94842941707712" text:id="ct94842941707712">
          <text:insertion>
            <office:change-info>
              <dc:creator>Unknown Author</dc:creator>
              <dc:date>2021-03-10T17:08:04</dc:date>
            </office:change-info>
          </text:insertion>
        </text:changed-region>
        <text:changed-region xml:id="ct94842941706544" text:id="ct94842941706544">
          <text:insertion>
            <office:change-info>
              <dc:creator>Unknown Author</dc:creator>
              <dc:date>2021-03-10T17:09:34</dc:date>
            </office:change-info>
          </text:insertion>
        </text:changed-region>
        <text:changed-region xml:id="ct94842941706224" text:id="ct94842941706224">
          <text:insertion>
            <office:change-info>
              <dc:creator>Unknown Author</dc:creator>
              <dc:date>2021-03-10T17:17:35</dc:date>
            </office:change-info>
          </text:insertion>
        </text:changed-region>
        <text:changed-region xml:id="ct94842941707184" text:id="ct94842941707184">
          <text:insertion>
            <office:change-info>
              <dc:creator>Unknown Author</dc:creator>
              <dc:date>2021-03-10T17:12:51</dc:date>
            </office:change-info>
          </text:insertion>
        </text:changed-region>
        <text:changed-region xml:id="ct94842941701168" text:id="ct94842941701168">
          <text:insertion>
            <office:change-info>
              <dc:creator>Unknown Author</dc:creator>
              <dc:date>2021-03-10T17:13:02</dc:date>
            </office:change-info>
          </text:insertion>
        </text:changed-region>
        <text:changed-region xml:id="ct94842941682544" text:id="ct94842941682544">
          <text:insertion>
            <office:change-info>
              <dc:creator>Unknown Author</dc:creator>
              <dc:date>2021-02-28T15:19:03</dc:date>
            </office:change-info>
          </text:insertion>
        </text:changed-region>
        <text:changed-region xml:id="ct94842941809728" text:id="ct94842941809728">
          <text:insertion>
            <office:change-info>
              <dc:creator>Unknown Author</dc:creator>
              <dc:date>2021-03-10T18:19:08</dc:date>
            </office:change-info>
          </text:insertion>
        </text:changed-region>
        <text:changed-region xml:id="ct94842941809968" text:id="ct94842941809968">
          <text:insertion>
            <office:change-info>
              <dc:creator>Unknown Author</dc:creator>
              <dc:date>2021-03-10T18:26:34</dc:date>
            </office:change-info>
          </text:insertion>
        </text:changed-region>
        <text:changed-region xml:id="ct94842941810208" text:id="ct94842941810208">
          <text:insertion>
            <office:change-info>
              <dc:creator>Unknown Author</dc:creator>
              <dc:date>2021-03-10T18:41:26</dc:date>
            </office:change-info>
          </text:insertion>
        </text:changed-region>
        <text:changed-region xml:id="ct94842941804800" text:id="ct94842941804800">
          <text:insertion>
            <office:change-info>
              <dc:creator>Unknown Author</dc:creator>
              <dc:date>2021-03-10T18:43:51</dc:date>
            </office:change-info>
          </text:insertion>
        </text:changed-region>
        <text:changed-region xml:id="ct94842941788304" text:id="ct94842941788304">
          <text:insertion>
            <office:change-info>
              <dc:creator>Unknown Author</dc:creator>
              <dc:date>2021-03-10T18:47:24</dc:date>
            </office:change-info>
          </text:insertion>
        </text:changed-region>
        <text:changed-region xml:id="ct94842941782992" text:id="ct94842941782992">
          <text:insertion>
            <office:change-info>
              <dc:creator>Unknown Author</dc:creator>
              <dc:date>2021-03-10T18:51:44</dc:date>
            </office:change-info>
          </text:insertion>
        </text:changed-region>
        <text:changed-region xml:id="ct94842941795904" text:id="ct94842941795904">
          <text:insertion>
            <office:change-info>
              <dc:creator>Unknown Author</dc:creator>
              <dc:date>2021-03-10T18:48:02</dc:date>
            </office:change-info>
          </text:insertion>
        </text:changed-region>
        <text:changed-region xml:id="ct94842941817824" text:id="ct94842941817824">
          <text:insertion>
            <office:change-info>
              <dc:creator>Unknown Author</dc:creator>
              <dc:date>2021-03-10T18:49:01</dc:date>
            </office:change-info>
          </text:insertion>
        </text:changed-region>
        <text:changed-region xml:id="ct94842941818064" text:id="ct94842941818064">
          <text:insertion>
            <office:change-info>
              <dc:creator>Unknown Author</dc:creator>
              <dc:date>2021-03-10T18:51:32</dc:date>
            </office:change-info>
          </text:insertion>
        </text:changed-region>
        <text:changed-region xml:id="ct94842941803984" text:id="ct94842941803984">
          <text:insertion>
            <office:change-info>
              <dc:creator>Unknown Author</dc:creator>
              <dc:date>2021-03-10T18:52:05</dc:date>
            </office:change-info>
          </text:insertion>
        </text:changed-region>
        <text:changed-region xml:id="ct94842941821312" text:id="ct94842941821312">
          <text:insertion>
            <office:change-info>
              <dc:creator>Unknown Author</dc:creator>
              <dc:date>2021-03-10T18:53:00</dc:date>
            </office:change-info>
          </text:insertion>
        </text:changed-region>
        <text:changed-region xml:id="ct94842941823696" text:id="ct94842941823696">
          <text:insertion>
            <office:change-info>
              <dc:creator>Unknown Author</dc:creator>
              <dc:date>2021-03-10T18:54:18</dc:date>
            </office:change-info>
          </text:insertion>
        </text:changed-region>
        <text:changed-region xml:id="ct94842941828400" text:id="ct94842941828400">
          <text:insertion>
            <office:change-info>
              <dc:creator>Unknown Author</dc:creator>
              <dc:date>2021-03-10T18:55:12</dc:date>
            </office:change-info>
          </text:insertion>
        </text:changed-region>
        <text:changed-region xml:id="ct94842941832784" text:id="ct94842941832784">
          <text:insertion>
            <office:change-info>
              <dc:creator>Unknown Author</dc:creator>
              <dc:date>2021-03-10T18:59:13</dc:date>
            </office:change-info>
          </text:insertion>
        </text:changed-region>
        <text:changed-region xml:id="ct94842941833504" text:id="ct94842941833504">
          <text:insertion>
            <office:change-info>
              <dc:creator>Unknown Author</dc:creator>
              <dc:date>2021-03-10T19:00:14</dc:date>
            </office:change-info>
          </text:insertion>
        </text:changed-region>
        <text:changed-region xml:id="ct94842941836176" text:id="ct94842941836176">
          <text:insertion>
            <office:change-info>
              <dc:creator>Unknown Author</dc:creator>
              <dc:date>2021-03-10T19:15:39</dc:date>
            </office:change-info>
          </text:insertion>
        </text:changed-region>
        <text:changed-region xml:id="ct94842941838432" text:id="ct94842941838432">
          <text:insertion>
            <office:change-info>
              <dc:creator>Unknown Author</dc:creator>
              <dc:date>2021-03-10T18:23:55</dc:date>
            </office:change-info>
          </text:insertion>
        </text:changed-region>
        <text:changed-region xml:id="ct94842941827904" text:id="ct94842941827904">
          <text:insertion>
            <office:change-info>
              <dc:creator>Unknown Author</dc:creator>
              <dc:date>2021-02-28T15:21:09</dc:date>
            </office:change-info>
          </text:insertion>
        </text:changed-region>
        <text:changed-region xml:id="ct94842941825008" text:id="ct94842941825008">
          <text:insertion>
            <office:change-info>
              <dc:creator>Unknown Author</dc:creator>
              <dc:date>2021-02-28T15:47:39</dc:date>
            </office:change-info>
          </text:insertion>
        </text:changed-region>
        <text:changed-region xml:id="ct94842941848240" text:id="ct94842941848240">
          <text:insertion>
            <office:change-info>
              <dc:creator>Unknown Author</dc:creator>
              <dc:date>2021-03-10T19:18:48</dc:date>
            </office:change-info>
          </text:insertion>
        </text:changed-region>
        <text:changed-region xml:id="ct94842941856400" text:id="ct94842941856400">
          <text:insertion>
            <office:change-info>
              <dc:creator>Unknown Author</dc:creator>
              <dc:date>2021-03-10T19:19:03</dc:date>
            </office:change-info>
          </text:insertion>
        </text:changed-region>
        <text:changed-region xml:id="ct94842941862176" text:id="ct94842941862176">
          <text:insertion>
            <office:change-info>
              <dc:creator>Unknown Author</dc:creator>
              <dc:date>2021-03-10T19:23:13</dc:date>
            </office:change-info>
          </text:insertion>
        </text:changed-region>
        <text:changed-region xml:id="ct94842941867744" text:id="ct94842941867744">
          <text:insertion>
            <office:change-info>
              <dc:creator>Unknown Author</dc:creator>
              <dc:date>2021-03-10T19:25:50</dc:date>
            </office:change-info>
          </text:insertion>
        </text:changed-region>
        <text:changed-region xml:id="ct94842941835680" text:id="ct94842941835680">
          <text:insertion>
            <office:change-info>
              <dc:creator>Unknown Author</dc:creator>
              <dc:date>2021-03-10T19:26:59</dc:date>
            </office:change-info>
          </text:insertion>
        </text:changed-region>
        <text:changed-region xml:id="ct94842941854256" text:id="ct94842941854256">
          <text:insertion>
            <office:change-info>
              <dc:creator>Unknown Author</dc:creator>
              <dc:date>2021-03-10T19:27:00</dc:date>
            </office:change-info>
          </text:insertion>
        </text:changed-region>
        <text:changed-region xml:id="ct94842941869952" text:id="ct94842941869952">
          <text:insertion>
            <office:change-info>
              <dc:creator>Unknown Author</dc:creator>
              <dc:date>2021-03-10T19:29:17</dc:date>
            </office:change-info>
          </text:insertion>
        </text:changed-region>
        <text:changed-region xml:id="ct94842941874160" text:id="ct94842941874160">
          <text:insertion>
            <office:change-info>
              <dc:creator>Unknown Author</dc:creator>
              <dc:date>2021-03-10T19:30:40</dc:date>
            </office:change-info>
          </text:insertion>
        </text:changed-region>
        <text:changed-region xml:id="ct94842941855696" text:id="ct94842941855696">
          <text:insertion>
            <office:change-info>
              <dc:creator>Unknown Author</dc:creator>
              <dc:date>2021-03-10T19:31:35</dc:date>
            </office:change-info>
          </text:insertion>
        </text:changed-region>
        <text:changed-region xml:id="ct94842941877936" text:id="ct94842941877936">
          <text:insertion>
            <office:change-info>
              <dc:creator>Unknown Author</dc:creator>
              <dc:date>2021-03-10T19:35:09</dc:date>
            </office:change-info>
          </text:insertion>
        </text:changed-region>
        <text:changed-region xml:id="ct94842941879392" text:id="ct94842941879392">
          <text:insertion>
            <office:change-info>
              <dc:creator>Unknown Author</dc:creator>
              <dc:date>2021-03-10T19:51:24</dc:date>
            </office:change-info>
          </text:insertion>
        </text:changed-region>
        <text:changed-region xml:id="ct94842941843616" text:id="ct94842941843616">
          <text:insertion>
            <office:change-info>
              <dc:creator>Unknown Author</dc:creator>
              <dc:date>2021-03-10T20:28:45</dc:date>
            </office:change-info>
          </text:insertion>
        </text:changed-region>
        <text:changed-region xml:id="ct94842941857568" text:id="ct94842941857568">
          <text:insertion>
            <office:change-info>
              <dc:creator>Unknown Author</dc:creator>
              <dc:date>2021-03-10T20:29:00</dc:date>
            </office:change-info>
          </text:insertion>
        </text:changed-region>
        <text:changed-region xml:id="ct94842941882448" text:id="ct94842941882448">
          <text:insertion>
            <office:change-info>
              <dc:creator>Unknown Author</dc:creator>
              <dc:date>2021-03-10T20:31:51</dc:date>
            </office:change-info>
          </text:insertion>
        </text:changed-region>
        <text:changed-region xml:id="ct94842941858080" text:id="ct94842941858080">
          <text:insertion>
            <office:change-info>
              <dc:creator>Unknown Author</dc:creator>
              <dc:date>2021-03-10T20:36:21</dc:date>
            </office:change-info>
          </text:insertion>
        </text:changed-region>
        <text:changed-region xml:id="ct94842941883008" text:id="ct94842941883008">
          <text:insertion>
            <office:change-info>
              <dc:creator>Unknown Author</dc:creator>
              <dc:date>2021-03-10T20:32:00</dc:date>
            </office:change-info>
          </text:insertion>
        </text:changed-region>
        <text:changed-region xml:id="ct94842941889008" text:id="ct94842941889008">
          <text:insertion>
            <office:change-info>
              <dc:creator>Unknown Author</dc:creator>
              <dc:date>2021-03-10T20:34:34</dc:date>
            </office:change-info>
          </text:insertion>
        </text:changed-region>
        <text:changed-region xml:id="ct94842941889600" text:id="ct94842941889600">
          <text:insertion>
            <office:change-info>
              <dc:creator>Unknown Author</dc:creator>
              <dc:date>2021-03-10T20:37:29</dc:date>
            </office:change-info>
          </text:insertion>
        </text:changed-region>
        <text:changed-region xml:id="ct94842941886704" text:id="ct94842941886704">
          <text:insertion>
            <office:change-info>
              <dc:creator>Unknown Author</dc:creator>
              <dc:date>2021-03-10T20:38:00</dc:date>
            </office:change-info>
          </text:insertion>
        </text:changed-region>
        <text:changed-region xml:id="ct94842941910544" text:id="ct94842941910544">
          <text:insertion>
            <office:change-info>
              <dc:creator>Unknown Author</dc:creator>
              <dc:date>2021-03-10T20:39:11</dc:date>
            </office:change-info>
          </text:insertion>
        </text:changed-region>
        <text:changed-region xml:id="ct94842941853504" text:id="ct94842941853504">
          <text:insertion>
            <office:change-info>
              <dc:creator>Unknown Author</dc:creator>
              <dc:date>2021-03-10T20:42:18</dc:date>
            </office:change-info>
          </text:insertion>
        </text:changed-region>
        <text:changed-region xml:id="ct94842941904944" text:id="ct94842941904944">
          <text:insertion>
            <office:change-info>
              <dc:creator>Unknown Author</dc:creator>
              <dc:date>2021-03-10T20:44:06</dc:date>
            </office:change-info>
          </text:insertion>
        </text:changed-region>
        <text:changed-region xml:id="ct94842941903232" text:id="ct94842941903232">
          <text:insertion>
            <office:change-info>
              <dc:creator>Unknown Author</dc:creator>
              <dc:date>2021-03-07T15:59:39</dc:date>
            </office:change-info>
          </text:insertion>
        </text:changed-region>
        <text:changed-region xml:id="ct94842941904400" text:id="ct94842941904400">
          <text:insertion>
            <office:change-info>
              <dc:creator>Unknown Author</dc:creator>
              <dc:date>2021-03-07T16:00:31</dc:date>
            </office:change-info>
          </text:insertion>
        </text:changed-region>
        <text:changed-region xml:id="ct94842941858944" text:id="ct94842941858944">
          <text:insertion>
            <office:change-info>
              <dc:creator>Unknown Author</dc:creator>
              <dc:date>2021-02-28T15:51:19</dc:date>
            </office:change-info>
          </text:insertion>
        </text:changed-region>
        <text:changed-region xml:id="ct94842942002384" text:id="ct94842942002384">
          <text:insertion>
            <office:change-info>
              <dc:creator>Unknown Author</dc:creator>
              <dc:date>2021-02-28T16:21:01</dc:date>
            </office:change-info>
          </text:insertion>
        </text:changed-region>
        <text:changed-region xml:id="ct94842941961296" text:id="ct94842941961296">
          <text:insertion>
            <office:change-info>
              <dc:creator>Unknown Author</dc:creator>
              <dc:date>2021-03-10T23:24:15</dc:date>
            </office:change-info>
          </text:insertion>
        </text:changed-region>
        <text:changed-region xml:id="ct94842942120544" text:id="ct94842942120544">
          <text:insertion>
            <office:change-info>
              <dc:creator>Unknown Author</dc:creator>
              <dc:date>2021-03-10T23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change text:change-id="ct94842941136688"/><text:change-start text:change-id="ct94842941136960"/><text:span text:style-name="T96">ΕΡΓΑΣΤΗΡΙΟ ΔΙΚΤΥΩΝ ΥΠΟΛΟΓΙΣΤΩΝ</text:span><text:change-end text:change-id="ct94842941136960"/><text:change-start text:change-id="ct94842941549104"/><text:span text:style-name="T95"> </text:span></text:p>
      <text:p text:style-name="P5"><text:change-end text:change-id="ct94842941549104"/><text:change text:change-id="ct94842941549744"/><text:change-start text:change-id="ct94842941550384"/><text:span text:style-name="T96">8</text:span><text:change-end text:change-id="ct94842941550384"/><text:change-start text:change-id="ct94842941554720"/><text:span text:style-name="T95">ο ΕΞΑΜΗΝΟ ΣΗΜΜΥ</text:span></text:p>
      <text:p text:style-name="P15"><text:span text:style-name="T318">Ε</text:span><text:span text:style-name="T316">ργαστηριακή Άσκηση </text:span><text:change-end text:change-id="ct94842941554720"/><text:change text:change-id="ct94842941555728"/><text:change-start text:change-id="ct94842941480448"/><text:span text:style-name="T319">3</text:span><text:change-end text:change-id="ct94842941480448"/><text:change-start text:change-id="ct94842941405408"/></text:p>
      <text:p text:style-name="P7"><text:change-end text:change-id="ct94842941405408"/><text:change text:change-id="ct94842887166192"/><text:change-start text:change-id="ct94842941256368"/>Τοπικά δίκτυα και μεταγωγείς LAN<text:change-end text:change-id="ct94842941256368"/><text:change-start text:change-id="ct94842941564384"/></text:p>
      <text:p text:style-name="P6"/>
      <text:p text:style-name="P8">Ιωάννης Αλεξόπουλος (03117001)</text:p>
      <text:p text:style-name="P152"><text:span text:style-name="T97">Όνομα PC/ΛΣ: thinkpad / </text:span><text:span text:style-name="Source_20_Text"><text:span text:style-name="T99">Ubuntu </text:span></text:span><text:change-end text:change-id="ct94842941564384"/><text:change text:change-id="ct94842941564752"/><text:change-start text:change-id="ct94842941567376"/><text:span text:style-name="Source_20_Text"><text:span text:style-name="T149">20.04.1</text:span></text:span><text:change-end text:change-id="ct94842941567376"/><text:change text:change-id="ct94842941567744"/><text:change-start text:change-id="ct94842941569104"/></text:p>
      <text:p text:style-name="P2"><text:change-end text:change-id="ct94842941569104"/><text:change text:change-id="ct94842941569344"/><text:change-start text:change-id="ct94842941569856"/><text:span text:style-name="Source_20_Text"><text:span text:style-name="T104">Ομάδα: 1</text:span></text:span><text:change-end text:change-id="ct94842941569856"/><text:change-start text:change-id="ct94842941578688"/></text:p>
      <text:p text:style-name="P9"><text:span text:style-name="Source_20_Text"/></text:p>
      <text:p text:style-name="P16"><text:span text:style-name="Source_20_Text"><text:span text:style-name="T153">Άσκηση </text:span></text:span><text:span text:style-name="Source_20_Text"><text:span text:style-name="T156">1</text:span></text:span><text:span text:style-name="Source_20_Text"><text:span text:style-name="T153">: </text:span></text:span><text:span text:style-name="Source_20_Text"><text:span text:style-name="T156">Γέφυρα - Διασύνδεση δύο LAN</text:span></text:span></text:p>
      <text:p text:style-name="P3"><text:span text:style-name="Source_20_Text"><text:span text:style-name="T153"/></text:span></text:p>
      <text:p text:style-name="P3"><text:span text:style-name="Source_20_Text"><text:span text:style-name="T153"/></text:span></text:p>
      <text:list xml:id="list4057085684" text:style-name="L1">
        <text:list-item>
          <text:p text:style-name="P34"><text:change-end text:change-id="ct94842941578688"/><text:change-start text:change-id="ct94842941607216"/><text:span text:style-name="Source_20_Text"><text:span text:style-name="T111">ifconfig </text:span></text:span><text:span text:style-name="Source_20_Text"><text:span text:style-name="T112">em0 192.168.1.1/24 και ifconfig 192.168.1.2/24 αντίστοιχα</text:span></text:span></text:p>
        </text:list-item>
        <text:list-item>
          <text:p text:style-name="P35"><text:span text:style-name="Source_20_Text"><text:span text:style-name="T113">ifconfig em0 up και ifconfig em1 up</text:span></text:span></text:p>
        </text:list-item>
        <text:list-item>
          <text:p text:style-name="P36"><text:span text:style-name="Source_20_Text"><text:span text:style-name="T114">Παρατηρώ μήνυμα host is down - δεν γίνεται επικοινωνία μέσω ping</text:span></text:span></text:p>
        </text:list-item>
        <text:list-item>
          <text:p text:style-name="P37"><text:span text:style-name="Source_20_Text"><text:span text:style-name="T115">Δεν παράγονται πακέτα ICMP στα LAN{1,2} αφού δεν </text:span></text:span><text:span text:style-name="Source_20_Text"><text:span text:style-name="T116">απαντάει κάποια συσκευή στο </text:span></text:span><text:span text:style-name="Source_20_Text"><text:span text:style-name="T117">κάθε </text:span></text:span><text:span text:style-name="Source_20_Text"><text:span text:style-name="T116">arp request</text:span></text:span></text:p>
        </text:list-item>
        <text:list-item>
          <text:p text:style-name="P38"><text:span text:style-name="Source_20_Text"><text:span text:style-name="T118">ifconfig bridge create, </text:span></text:span><text:span text:style-name="Source_20_Text"><text:span text:style-name="T119">ifconfig bridge0 addm em0 addm em1 </text:span></text:span><text:span text:style-name="Source_20_Text"><text:span text:style-name="T120">up</text:span></text:span></text:p>
        </text:list-item>
        <text:list-item>
          <text:p text:style-name="P39"><text:span text:style-name="Source_20_Text"><text:span text:style-name="T121">Τώρα υπάρχει επικοινωνία</text:span></text:span></text:p>
        </text:list-item>
        <text:list-item>
          <text:p text:style-name="P32"><text:span text:style-name="Source_20_Text"><text:span text:style-name="T122">Τιμή TTL 64: </text:span></text:span><text:span text:style-name="Source_20_Text"><text:span text:style-name="T150">Απέχει 1 βήμα, δεν μεσολαβεί κάποιος δρομολογητής</text:span></text:span></text:p>
        </text:list-item>
        <text:list-item>
          <text:p text:style-name="P40"><text:span text:style-name="Source_20_Text"><text:span text:style-name="T123">Έχουν προστεθεί εγγραφές με τις διευθύνσεις MAC των δύο V</text:span></text:span><text:change-end text:change-id="ct94842941607216"/><text:change-start text:change-id="ct94842941610560"/><text:span text:style-name="Source_20_Text"><text:span text:style-name="T123">m</text:span></text:span><text:change-end text:change-id="ct94842941610560"/><text:change-start text:change-id="ct94842941668624"/><text:span text:style-name="Source_20_Text"><text:span text:style-name="T124">s</text:span></text:span></text:p>
        </text:list-item>
        <text:list-item>
          <text:p text:style-name="P41"><text:span text:style-name="Source_20_Text"><text:span text:style-name="T125">tcpdump -</text:span></text:span><text:span text:style-name="Source_20_Text"><text:span text:style-name="T126">i em{0,1} </text:span></text:span><text:span text:style-name="Source_20_Text"><text:span text:style-name="T125">-vve</text:span></text:span></text:p>
        </text:list-item>
        <text:list-item>
          <text:p text:style-name="P42"><text:span text:style-name="Source_20_Text"><text:span text:style-name="T127">Όχι, δεν αλλάζει κάποια διεύθυνση</text:span></text:span></text:p>
        </text:list-item>
        <text:list-item>
          <text:p text:style-name="P43"><text:span text:style-name="Source_20_Text"><text:span text:style-name="T128">Όχι</text:span></text:span></text:p>
        </text:list-item>
        <text:list-item>
          <text:p text:style-name="P44"><text:span text:style-name="Source_20_Text"><text:span text:style-name="T129">Η εντολή traceroute </text:span></text:span><text:span text:style-name="Source_20_Text"><text:span text:style-name="T130">ξεκινάει με ttl = 1 και βρίσκει κατευθείαν απάντηση από το PC2 αφού δεν μεσολαβεί κάποιος δρομολογητής για να το μειώσει</text:span></text:span></text:p>
        </text:list-item>
        <text:list-item>
          <text:p text:style-name="P44"><text:span text:style-name="Source_20_Text"><text:span text:style-name="T130">-</text:span></text:span></text:p>
        </text:list-item>
        <text:list-item>
          <text:p text:style-name="P45"><text:span text:style-name="Source_20_Text"><text:span text:style-name="T131">Ναι, τα προωθεί όπως φαίνεται από το tcpdump</text:span></text:span></text:p>
        </text:list-item>
        <text:list-item>
          <text:p text:style-name="P45"><text:span text:style-name="Source_20_Text"><text:span text:style-name="T131">Όχι δεν είναι επιτυχές καθώς έχει αλλάξει η διεύθυνση του PC2 ενώ είχαμε ξεκινήσει το ping και άρα δεν τα προωθεί στο επίπεδο δικτύου για να απαντήσει</text:span></text:span></text:p>
        </text:list-item>
        <text:list-item>
          <text:p text:style-name="P46"><text:span text:style-name="Source_20_Text"><text:span text:style-name="T132">Όχι, πρέπει να προσθέσουμε την διεπαφή em2 στην γέφυρα</text:span></text:span></text:p>
        </text:list-item>
        <text:list-item>
          <text:p text:style-name="P47"><text:span text:style-name="Source_20_Text"><text:span text:style-name="T133">ifconfig em2 up, ifconfig bridge0 addm em2 up</text:span></text:span></text:p>
        </text:list-item>
        <text:list-item>
          <text:p text:style-name="P48"><text:span text:style-name="Source_20_Text"><text:span text:style-name="T134">Ναι, τώρα λαμβάνω απάντηση</text:span></text:span></text:p>
        </text:list-item>
        <text:list-item>
          <text:p text:style-name="P49"><text:span text:style-name="Source_20_Text"><text:span text:style-name="T135">Όχι, δεν εμφανίζονται πακέτα στο L</text:span></text:span><text:span text:style-name="Source_20_Text"><text:span text:style-name="T136">AN2. Ο πίνακας προώθησης έχει ενημερωθεί από την προηγούμενη εντολή ping</text:span></text:span></text:p>
        </text:list-item>
        <text:list-item>
          <text:p text:style-name="P50"><text:span text:style-name="Source_20_Text"><text:span text:style-name="T137">arp -da</text:span></text:span><text:span text:style-name="Source_20_Text"><text:span text:style-name="T138">, </text:span></text:span><text:span text:style-name="Source_20_Text"><text:span text:style-name="T139">βλέπω το ARP request το οποίο γίνεται broadcast σε όλες τις θύρες τ</text:span></text:span><text:span text:style-name="Source_20_Text"><text:span text:style-name="T140">ου switch</text:span></text:span></text:p>
        </text:list-item>
        <text:list-item>
          <text:p text:style-name="P51"><text:span text:style-name="Source_20_Text"><text:span text:style-name="T141">ifconfig brid</text:span></text:span><text:span text:style-name="Source_20_Text"><text:span text:style-name="T142">ge0</text:span></text:span></text:p>
        </text:list-item>
        <text:list-item>
          <text:p text:style-name="P52"><text:span text:style-name="Source_20_Text"><text:span text:style-name="T143">ifconfig brdige0 addr</text:span></text:span></text:p>
        </text:list-item>
        <text:list-item>
          <text:p text:style-name="P53"><text:span text:style-name="Source_20_Text"><text:span text:style-name="T144">em0 -&gt; PC1, em1 -&gt; PC2, em2 -&gt; PC3</text:span></text:span></text:p>
        </text:list-item>
        <text:list-item>
          <text:p text:style-name="P54"><text:span text:style-name="Source_20_Text"><text:span text:style-name="T145">ifconfig bridge0 flush</text:span></text:span></text:p>
        </text:list-item>
        <text:list-item>
          <text:p text:style-name="P55"><text:span text:style-name="Source_20_Text"><text:span text:style-name="T146">ifconfig bridge0 deletem em2</text:span></text:span></text:p>
        </text:list-item>
        <text:list-item>
          <text:p text:style-name="P56"><text:span text:style-name="Source_20_Text"><text:span text:style-name="T147">ifconfig bridge0 destroy</text:span></text:span></text:p>
        </text:list-item>
        <text:list-item>
          <text:p text:style-name="P33"><text:span text:style-name="Source_20_Text"><text:span text:style-name="T148">ifconfig em0 delete</text:span></text:span><text:change-end text:change-id="ct94842941668624"/><text:change-start text:change-id="ct94842941674704"/></text:p>
        </text:list-item>
      </text:list>
      <text:p text:style-name="P10"><text:change-end text:change-id="ct94842941674704"/><text:change text:change-id="ct94842941676496"/><text:change text:change-id="ct94842941676176"/><text:change text:change-id="ct94842941675936"/><text:change text:change-id="ct94842941675696"/><text:change text:change-id="ct94842941675456"/><text:change text:change-id="ct94842941675216"/><text:change text:change-id="ct94842941673664"/><text:change text:change-id="ct94842941673424"/><text:change text:change-id="ct94842941673184"/><text:change text:change-id="ct94842941672944"/><text:change-start text:change-id="ct94842941686480"/><text:soft-page-break/><text:span text:style-name="Source_20_Text"><text:span text:style-name="T301">Άσκηση </text:span></text:span><text:span text:style-name="Source_20_Text"><text:span text:style-name="T304">2</text:span></text:span><text:span text:style-name="Source_20_Text"><text:span text:style-name="T301">: </text:span></text:span><text:span text:style-name="Source_20_Text"><text:span text:style-name="T305">Αυτο-εκπαίδευση γεφυρών</text:span></text:span></text:p>
      <text:p text:style-name="P10"><text:span text:style-name="Source_20_Text"><text:span text:style-name="T159"/></text:span></text:p>
      <text:list xml:id="list2798779601" text:style-name="Numbering_20_123">
        <text:list-item>
          <text:p text:style-name="P25"><text:change-end text:change-id="ct94842941686480"/><text:change-start text:change-id="ct94842941683696"/><text:span text:style-name="Source_20_Text"><text:span text:style-name="T321">ifconfig em0 192.168.1.{1-4} up</text:span></text:span><text:change-end text:change-id="ct94842941683696"/><text:change-start text:change-id="ct94842941693568"/></text:p>
        </text:list-item>
        <text:list-item>
          <text:p text:style-name="P58"><text:change-end text:change-id="ct94842941693568"/><text:change-start text:change-id="ct94842941693968"/><text:span text:style-name="Source_20_Text"><text:span text:style-name="T59">ifconfig </text:span></text:span><text:change-end text:change-id="ct94842941693968"/><text:change-start text:change-id="ct94842941712864"/><text:span text:style-name="Source_20_Text"><text:span text:style-name="T59">bridge1 create, ifconfig bridge1 addm em0 addm em1 up</text:span></text:span></text:p>
        </text:list-item>
        <text:list-item>
          <text:p text:style-name="P59"><text:span text:style-name="Source_20_Text"><text:span text:style-name="T59">ifconfig bridge</text:span></text:span><text:span text:style-name="Source_20_Text"><text:span text:style-name="T165">2</text:span></text:span><text:span text:style-name="Source_20_Text"><text:span text:style-name="T59"> create, ifconfig bridge</text:span></text:span><text:span text:style-name="Source_20_Text"><text:span text:style-name="T167">2</text:span></text:span><text:span text:style-name="Source_20_Text"><text:span text:style-name="T59"> addm em0 addm em1 up</text:span></text:span><text:change-end text:change-id="ct94842941712864"/><text:change-start text:change-id="ct94842941721984"/></text:p>
        </text:list-item>
        <text:list-item>
          <text:p text:style-name="P60"><text:span text:style-name="Source_20_Text"><text:span text:style-name="T59">ifconfig bridge</text:span></text:span><text:span text:style-name="Source_20_Text"><text:span text:style-name="T166">3</text:span></text:span><text:span text:style-name="Source_20_Text"><text:span text:style-name="T59"> create, ifconfig bridge</text:span></text:span><text:span text:style-name="Source_20_Text"><text:span text:style-name="T167">3</text:span></text:span><text:span text:style-name="Source_20_Text"><text:span text:style-name="T59"> addm em0 addm em1 up</text:span></text:span></text:p>
        </text:list-item>
        <text:list-item>
          <text:p text:style-name="P61"><text:change-end text:change-id="ct94842941721984"/><text:change-start text:change-id="ct94842941722224"/><text:span text:style-name="Source_20_Text"><text:span text:style-name="T60">PC1-&gt; 08:00:27:FF:81:94, PC2-&gt;08</text:span></text:span><text:change-end text:change-id="ct94842941722224"/><text:change-start text:change-id="ct94842941711792"/><text:span text:style-name="Source_20_Text"><text:span text:style-name="T60">:00:27:FD:88:75,</text:span></text:span></text:p>
          <text:p text:style-name="P61"><text:span text:style-name="Source_20_Text"><text:span text:style-name="T60">PC3-&gt; 08:00:27:07:A8:41, PC4-&gt;08:00:27:5A:5C:44 </text:span></text:span><text:change-end text:change-id="ct94842941711792"/><text:change-start text:change-id="ct94842941707712"/><text:span text:style-name="Source_20_Text"><text:span text:style-name="T61">arp -da</text:span></text:span><text:change-end text:change-id="ct94842941707712"/><text:change-start text:change-id="ct94842941706544"/></text:p>
        </text:list-item>
        <text:list-item>
          <text:p text:style-name="P62"><text:span text:style-name="Source_20_Text"><text:span text:style-name="T62">ifconfig bridge{1-4} flush</text:span></text:span><text:change-end text:change-id="ct94842941706544"/><text:change-start text:change-id="ct94842941706224"/></text:p>
          <text:p text:style-name="P62"><text:change-end text:change-id="ct94842941706224"/><text:change-start text:change-id="ct94842941707184"/><text:span text:style-name="Source_20_Text"><text:span text:style-name="T62"/></text:span></text:p>
        </text:list-item>
        <text:list-item>
          <text:p text:style-name="P63"><text:span text:style-name="Source_20_Text"><text:span text:style-name="T63">tcpdump -vv</text:span></text:span></text:p>
        </text:list-item>
        <text:list-item>
          <text:p text:style-name="P63"><text:change-end text:change-id="ct94842941707184"/><text:change-start text:change-id="ct94842941701168"/><text:span text:style-name="Source_20_Text"><text:span text:style-name="T63">B1:</text:span></text:span></text:p>
          <text:p text:style-name="P63"><text:span text:style-name="Source_20_Text"><text:span text:style-name="T65">PC1</text:span></text:span><text:span text:style-name="Source_20_Text"><text:span text:style-name="T63"> -&gt; em0</text:span></text:span></text:p>
          <text:p text:style-name="P63"><text:span text:style-name="Source_20_Text"><text:span text:style-name="T65">PC2</text:span></text:span><text:span text:style-name="Source_20_Text"><text:span text:style-name="T63"> -&gt; em1</text:span></text:span></text:p>
        </text:list-item>
      </text:list>
      <text:p text:style-name="P17"><text:span text:style-name="Source_20_Text"><text:span text:style-name="T63"><text:tab/></text:span></text:span></text:p>
      <text:p text:style-name="P17"><text:span text:style-name="Source_20_Text"><text:span text:style-name="T63"><text:tab/>B2:</text:span></text:span></text:p>
      <text:p text:style-name="P17"><text:span text:style-name="Source_20_Text"><text:span text:style-name="T63"><text:tab/>PC1,PC2 -&gt; em0</text:span></text:span></text:p>
      <text:p text:style-name="P17"><text:span text:style-name="Source_20_Text"><text:span text:style-name="T63"><text:tab/></text:span></text:span></text:p>
      <text:p text:style-name="P17"><text:span text:style-name="Source_20_Text"><text:span text:style-name="T63"><text:tab/></text:span></text:span></text:p>
      <text:p text:style-name="P17"><text:span text:style-name="Source_20_Text"><text:span text:style-name="T63"><text:tab/></text:span></text:span><text:span text:style-name="Source_20_Text"><text:span text:style-name="T64">B3:</text:span></text:span></text:p>
      <text:p text:style-name="P17"><text:span text:style-name="Source_20_Text"><text:span text:style-name="T64"><text:tab/></text:span></text:span><text:span text:style-name="Source_20_Text"><text:span text:style-name="T66">PC1 -&gt; em0</text:span></text:span></text:p>
      <text:list xml:id="list145358440977702" text:continue-numbering="true" text:style-name="Numbering_20_123">
        <text:list-item>
          <text:p text:style-name="P64"><text:span text:style-name="Source_20_Text"><text:span text:style-name="T67">Με το ARP request, γίνεται broadcast σε όλες τις θύρες των </text:span></text:span><text:span text:style-name="Source_20_Text"><text:span text:style-name="T168">γεφυρών</text:span></text:span><text:span text:style-name="Source_20_Text"><text:span text:style-name="T67"> και ενημερώνονται αντίστοιχα οι εγγραφές και στις 3. </text:span></text:span><text:span text:style-name="Source_20_Text"><text:span text:style-name="T68">Με το ARP reply με προορισμό το PC1, </text:span></text:span><text:span text:style-name="Source_20_Text"><text:span text:style-name="T69">η B2 ενημερώνεται για την θύρα στην οποία βρίσκεται το PC2 αλλά δεν προωθεί στο LNK2 αφού γνωρίζει ήδη την θύρα του PC1, ενώ η B1 αφού ενημερώσει τον πίνακα προώθησης προωθεί στο PC1 </text:span></text:span><text:span text:style-name="Source_20_Text"><text:span text:style-name="T70">(em0 της B1). </text:span></text:span><text:span text:style-name="Source_20_Text"><text:span text:style-name="T71">Τα ICMP μηνύματα δεν επηρεάζουν τις εγγραφές.</text:span></text:span></text:p>
        </text:list-item>
        <text:list-item>
          <text:p text:style-name="P65"><text:span text:style-name="Source_20_Text"><text:span text:style-name="T72">Όχι, δεν υπάρχουν αλλαγές στους πίνακες προώθησης αφού δεν προκαλείται ARP request και οι πίνακες έχουν ήδη τις εγγραφές για τις MAC διευθύνσεις που εμπλέκονται στο ping</text:span></text:span></text:p>
        </text:list-item>
        <text:list-item>
          <text:p text:style-name="P66"><text:span text:style-name="Source_20_Text"><text:span text:style-name="T73">Λόγω του ARP </text:span></text:span><text:span text:style-name="Source_20_Text"><text:span text:style-name="T169">reply του PC4</text:span></text:span><text:span text:style-name="Source_20_Text"><text:span text:style-name="T170"> ο πίνακας προώθησης του B1 ενημερώνεται για την MAC του PC4</text:span></text:span></text:p>
        </text:list-item>
        <text:list-item>
          <text:p text:style-name="P66"><text:span text:style-name="Source_20_Text"><text:span text:style-name="T74">Πάλι λόγω ARP broadcast ενημερώνονται όλοι οι π.π για την MAC του PC3</text:span></text:span></text:p>
        </text:list-item>
        <text:list-item>
          <text:p text:style-name="P66"><text:span text:style-name="Source_20_Text"><text:span text:style-name="T74">-</text:span></text:span></text:p>
        </text:list-item>
        <text:list-item>
          <text:p text:style-name="P67"><text:span text:style-name="Source_20_Text"><text:span text:style-name="T75">Γίνεται request + reply </text:span></text:span><text:span text:style-name="Source_20_Text"><text:span text:style-name="T77">κανονικά, </text:span></text:span><text:span text:style-name="Source_20_Text"><text:span text:style-name="T171">τα δύο μηχανήματα βρίσκονται στο ίδιο LAN</text:span></text:span></text:p>
        </text:list-item>
        <text:list-item>
          <text:p text:style-name="P67"><text:span text:style-name="Source_20_Text"><text:span text:style-name="T75">Γίνεται μόνο request </text:span></text:span><text:span text:style-name="Source_20_Text"><text:span text:style-name="T76">αφού δεν φτάνει ποτέ στο LAN2 καθώς για την B2 το PC2 βρίσκεται στην θύρα em0</text:span></text:span></text:p>
        </text:list-item>
        <text:list-item>
          <text:p text:style-name="P68"><text:span text:style-name="Source_20_Text"><text:span text:style-name="T78">Οι γέφυρ</text:span></text:span><text:span text:style-name="Source_20_Text"><text:span text:style-name="T172">α B2 αλλάζει την καταχώριση στον π.π της και το ping είναι επιτυχές</text:span></text:span><text:span text:style-name="Source_20_Text"><text:span text:style-name="T78"> </text:span></text:span></text:p>
        </text:list-item>
        <text:list-item>
          <text:p text:style-name="P69"><text:span text:style-name="Source_20_Text"><text:span text:style-name="T79">Θα έπρεπε να περιμένουμε να λήξει η εγγραφή στον π.π </text:span></text:span><text:span text:style-name="Source_20_Text"><text:span text:style-name="T80">ή να χρειαστεί νέο ARP request</text:span></text:span></text:p>
        </text:list-item>
      </text:list>
      <text:p text:style-name="P17"><text:span text:style-name="Source_20_Text"><text:span text:style-name="T64"/></text:span></text:p>
      <text:p text:style-name="P17"><text:span text:style-name="Source_20_Text"><text:span text:style-name="T64"><text:tab/></text:span></text:span></text:p>
      <text:p text:style-name="P17"><text:span text:style-name="Source_20_Text"><text:span text:style-name="T63"><text:tab/></text:span></text:span></text:p>
      <text:p text:style-name="P12"><text:change-end text:change-id="ct94842941701168"/><text:change-start text:change-id="ct94842941682544"/><text:soft-page-break/><text:span text:style-name="Source_20_Text"><text:span text:style-name="T301">Άσκηση </text:span></text:span><text:span text:style-name="Source_20_Text"><text:span text:style-name="T307">3</text:span></text:span><text:span text:style-name="Source_20_Text"><text:span text:style-name="T301">: </text:span></text:span><text:span text:style-name="Source_20_Text"><text:span text:style-name="T306">Καταιγίδα πλαισίων εκπομπής</text:span></text:span></text:p>
      <text:p text:style-name="P12"><text:span text:style-name="Source_20_Text"><text:span text:style-name="T159"/></text:span></text:p>
      <text:list xml:id="list145359123170921" text:continue-list="list145358440977702" text:style-name="Numbering_20_123">
        <text:list-item text:start-value="1">
          <text:p text:style-name="P70"><text:change-end text:change-id="ct94842941682544"/><text:change-start text:change-id="ct94842941809728"/><text:span text:style-name="Source_20_Text"><text:span text:style-name="T81">iconfig bridge</text:span></text:span><text:span text:style-name="Source_20_Text"><text:span text:style-name="T82">0</text:span></text:span><text:span text:style-name="Source_20_Text"><text:span text:style-name="T81"> create, ifconfig bridge</text:span></text:span><text:span text:style-name="Source_20_Text"><text:span text:style-name="T173">0</text:span></text:span><text:span text:style-name="Source_20_Text"><text:span text:style-name="T81"> addm em0 addm em1</text:span></text:span></text:p>
        </text:list-item>
        <text:list-item>
          <text:p text:style-name="P70"><text:span text:style-name="Source_20_Text"><text:span text:style-name="T81">iconfig bridge</text:span></text:span><text:span text:style-name="Source_20_Text"><text:span text:style-name="T174">1</text:span></text:span><text:span text:style-name="Source_20_Text"><text:span text:style-name="T81"> create, ifconfig bridge</text:span></text:span><text:span text:style-name="Source_20_Text"><text:span text:style-name="T173">0</text:span></text:span><text:span text:style-name="Source_20_Text"><text:span text:style-name="T81"> addm em0 addm em</text:span></text:span><text:span text:style-name="Source_20_Text"><text:span text:style-name="T174">2</text:span></text:span></text:p>
        </text:list-item>
        <text:list-item>
          <text:p text:style-name="P71"><text:change-end text:change-id="ct94842941809728"/><text:change-start text:change-id="ct94842941809968"/><text:span text:style-name="Source_20_Text"><text:span text:style-name="T175">Δεν δημιουργείται κίνηση στο LAN1 καθώς </text:span></text:span><text:change-end text:change-id="ct94842941809968"/><text:change-start text:change-id="ct94842941810208"/><text:span text:style-name="Source_20_Text"><text:span text:style-name="T176">μέσω της γέφυρας τα πακέτα μένουν στο ίδιο υποδίκτυο</text:span></text:span><text:change-end text:change-id="ct94842941810208"/><text:change-start text:change-id="ct94842941804800"/></text:p>
        </text:list-item>
        <text:list-item>
          <text:p text:style-name="P72"><text:span text:style-name="Source_20_Text"><text:span text:style-name="T177">ping 192.168.1.1</text:span></text:span><text:change-end text:change-id="ct94842941804800"/><text:change-start text:change-id="ct94842941788304"/></text:p>
        </text:list-item>
        <text:list-item>
          <text:p text:style-name="P73"><text:span text:style-name="Source_20_Text"><text:span text:style-name="T178">ifconfig bridge0 addm em2, ifconfig bridge1 addm em1 αντίστοιχα</text:span></text:span></text:p>
        </text:list-item>
        <text:list-item>
          <text:p text:style-name="P74"><text:change-end text:change-id="ct94842941788304"/><text:change-start text:change-id="ct94842941782992"/><text:span text:style-name="Source_20_Text"><text:span text:style-name="T181">ifconfig bridge{0,1} addr</text:span></text:span><text:change-end text:change-id="ct94842941782992"/><text:change-start text:change-id="ct94842941795904"/></text:p>
        </text:list-item>
        <text:list-item>
          <text:p text:style-name="P75"><text:span text:style-name="Source_20_Text"><text:span text:style-name="T179">B1: PC1 -&gt; em0 , PC2 -&gt; em1 --- B2: PC1 -&gt; </text:span></text:span><text:change-end text:change-id="ct94842941795904"/><text:change-start text:change-id="ct94842941817824"/><text:span text:style-name="Source_20_Text"><text:span text:style-name="T179">em0, PC2 -&gt; </text:span></text:span><text:span text:style-name="Source_20_Text"><text:span text:style-name="T180">em2</text:span></text:span></text:p>
        </text:list-item>
        <text:list-item>
          <text:p text:style-name="P74"><text:change-end text:change-id="ct94842941817824"/><text:change-start text:change-id="ct94842941818064"/><text:span text:style-name="Source_20_Text"><text:span text:style-name="T181">tcpdump -vvve</text:span></text:span><text:change-end text:change-id="ct94842941818064"/><text:change-start text:change-id="ct94842941803984"/></text:p>
        </text:list-item>
        <text:list-item>
          <text:p text:style-name="P76"><text:span text:style-name="Source_20_Text"><text:span text:style-name="T182">arp -ad, το ping είναι αποτυχημένο</text:span></text:span></text:p>
        </text:list-item>
        <text:list-item>
          <text:p text:style-name="P77"><text:span text:style-name="Source_20_Text"><text:span text:style-name="T183">Τα πακέτα είναι ARP Req</text:span></text:span><text:change-end text:change-id="ct94842941803984"/><text:change-start text:change-id="ct94842941821312"/><text:span text:style-name="Source_20_Text"><text:span text:style-name="T183">uests για την MAC διέθυνση του PC1 (192.168.1.1) και δεν δίνεται κάποια απάντηση</text:span></text:span><text:change-end text:change-id="ct94842941821312"/><text:change-start text:change-id="ct94842941823696"/></text:p>
        </text:list-item>
        <text:list-item>
          <text:p text:style-name="P78"><text:span text:style-name="Source_20_Text"><text:span text:style-name="T184">Γιατί μεταξύ των B1, B2 υπάρχουν παράλληλες διαδρομές και τα πακέτα προωθούνται από το em1</text:span></text:span><text:change-end text:change-id="ct94842941823696"/><text:change-start text:change-id="ct94842941828400"/><text:span text:style-name="Source_20_Text"><text:span text:style-name="T184"> </text:span></text:span><text:span text:style-name="Source_20_Text"><text:span text:style-name="T185">του B1 στο em2 και από το em0 στο em1 του Β2 και αντιστρόφως</text:span></text:span><text:change-end text:change-id="ct94842941828400"/><text:change-start text:change-id="ct94842941832784"/></text:p>
        </text:list-item>
        <text:list-item>
          <text:p text:style-name="P79"><text:span text:style-name="Source_20_Text"><text:span text:style-name="T186">Για τον ίδιο λόγο </text:span></text:span><text:span text:style-name="Source_20_Text"><text:span text:style-name="T189">με 3.11</text:span></text:span></text:p>
        </text:list-item>
        <text:list-item>
          <text:p text:style-name="P80"><text:change-end text:change-id="ct94842941832784"/><text:change-start text:change-id="ct94842941833504"/><text:span text:style-name="Source_20_Text"><text:span text:style-name="T187">PC1-&gt; em2, PC</text:span></text:span><text:span text:style-name="Source_20_Text"><text:span text:style-name="T188">3 -&gt; em1</text:span></text:span><text:change-end text:change-id="ct94842941833504"/><text:change-start text:change-id="ct94842941836176"/><text:span text:style-name="Source_20_Text"><text:span text:style-name="T188"> </text:span></text:span><text:change-end text:change-id="ct94842941836176"/><text:change-start text:change-id="ct94842941838432"/></text:p>
        </text:list-item>
      </text:list>
      <text:p text:style-name="P18"><text:change-end text:change-id="ct94842941838432"/><text:change-start text:change-id="ct94842941827904"/><text:span text:style-name="Source_20_Text"><text:span text:style-name="T174"/></text:span></text:p>
      <text:list xml:id="list145359253660435" text:continue-numbering="true" text:style-name="Numbering_20_123">
        <text:list-header>
          <text:p text:style-name="P81"><text:change-end text:change-id="ct94842941827904"/><text:change-start text:change-id="ct94842941825008"/><text:span text:style-name="Source_20_Text"><text:span text:style-name="T160"/></text:span></text:p>
        </text:list-header>
      </text:list>
      <text:p text:style-name="P11"><text:span text:style-name="Source_20_Text"><text:span text:style-name="T302"/></text:span></text:p>
      <text:p text:style-name="P13"><text:span text:style-name="Source_20_Text"><text:span text:style-name="T301">Άσκηση </text:span></text:span><text:span text:style-name="Source_20_Text"><text:span text:style-name="T308">4</text:span></text:span><text:span text:style-name="Source_20_Text"><text:span text:style-name="T301">: </text:span></text:span><text:span text:style-name="Source_20_Text"><text:span text:style-name="T308">Συνάθροιση ζεύξεων</text:span></text:span></text:p>
      <text:p text:style-name="P13"><text:span text:style-name="Source_20_Text"><text:span text:style-name="T158"/></text:span></text:p>
      <text:list xml:id="list145359257216819" text:continue-list="list145359253660435" text:style-name="Numbering_20_123">
        <text:list-item text:start-value="1">
          <text:p text:style-name="P82"><text:change-end text:change-id="ct94842941825008"/><text:change-start text:change-id="ct94842941848240"/><text:span text:style-name="Source_20_Text"><text:span text:style-name="T83">ifconfig bridge{0,1} destroy, ifconfig </text:span></text:span><text:span text:style-name="Source_20_Text"><text:span text:style-name="T84">{</text:span></text:span><text:span text:style-name="Source_20_Text"><text:span text:style-name="T83">em0, </text:span></text:span><text:change-end text:change-id="ct94842941848240"/><text:change-start text:change-id="ct94842941856400"/><text:span text:style-name="Source_20_Text"><text:span text:style-name="T83">em1, em2</text:span></text:span><text:span text:style-name="Source_20_Text"><text:span text:style-name="T84">}</text:span></text:span><text:span text:style-name="Source_20_Text"><text:span text:style-name="T83"> down</text:span></text:span><text:change-end text:change-id="ct94842941856400"/><text:change-start text:change-id="ct94842941862176"/><text:span text:style-name="Source_20_Text"><text:span text:style-name="T83"> </text:span></text:span><text:span text:style-name="Source_20_Text"><text:span text:style-name="T85">και στην συνέχεια ifconfig bridge{0,1} create</text:span></text:span><text:change-end text:change-id="ct94842941862176"/><text:change-start text:change-id="ct94842941867744"/></text:p>
        </text:list-item>
        <text:list-item>
          <text:p text:style-name="P83"><text:span text:style-name="Source_20_Text"><text:span text:style-name="T86">ifconfig lagg0 create</text:span></text:span><text:change-end text:change-id="ct94842941867744"/><text:change-start text:change-id="ct94842941835680"/></text:p>
        </text:list-item>
        <text:list-item>
          <text:p text:style-name="P84"><text:change-end text:change-id="ct94842941835680"/><text:change-start text:change-id="ct94842941854256"/><text:span text:style-name="Source_20_Text"><text:span text:style-name="T87">ifconfig lagg0 laggport em{1,2}</text:span></text:span></text:p>
        </text:list-item>
        <text:list-item>
          <text:p text:style-name="P85"><text:change-end text:change-id="ct94842941854256"/><text:change-start text:change-id="ct94842941869952"/><text:span text:style-name="Source_20_Text"><text:span text:style-name="T86">ifconfig lagg0 create, </text:span></text:span><text:span text:style-name="Source_20_Text"><text:span text:style-name="T87">ifconfig lagg0 laggport em{</text:span></text:span><text:span text:style-name="Source_20_Text"><text:span text:style-name="T88">0</text:span></text:span><text:span text:style-name="Source_20_Text"><text:span text:style-name="T87">,</text:span></text:span><text:span text:style-name="Source_20_Text"><text:span text:style-name="T88">1</text:span></text:span><text:span text:style-name="Source_20_Text"><text:span text:style-name="T87">}</text:span></text:span><text:change-end text:change-id="ct94842941869952"/><text:change-start text:change-id="ct94842941874160"/></text:p>
        </text:list-item>
        <text:list-item>
          <text:p text:style-name="P86"><text:span text:style-name="Source_20_Text"><text:span text:style-name="T89">ifconfig bridge0 addm lagg0 addm em0 up</text:span></text:span><text:change-end text:change-id="ct94842941874160"/><text:change-start text:change-id="ct94842941855696"/></text:p>
        </text:list-item>
        <text:list-item>
          <text:p text:style-name="P87"><text:span text:style-name="Source_20_Text"><text:span text:style-name="T89">ifconfig bridge</text:span></text:span><text:span text:style-name="Source_20_Text"><text:span text:style-name="T190">1</text:span></text:span><text:span text:style-name="Source_20_Text"><text:span text:style-name="T89"> addm lagg0 addm em</text:span></text:span><text:span text:style-name="Source_20_Text"><text:span text:style-name="T190">2</text:span></text:span><text:span text:style-name="Source_20_Text"><text:span text:style-name="T89"> up</text:span></text:span><text:change-end text:change-id="ct94842941855696"/><text:change-start text:change-id="ct94842941877936"/></text:p>
        </text:list-item>
        <text:list-item>
          <text:p text:style-name="P88"><text:span text:style-name="Source_20_Text"><text:span text:style-name="T90">Δεν εμφανίζεται κίνηση στο LAN1</text:span></text:span><text:change-end text:change-id="ct94842941877936"/><text:change-start text:change-id="ct94842941879392"/><text:span text:style-name="Source_20_Text"><text:span text:style-name="T90"> </text:span></text:span><text:span text:style-name="Source_20_Text"><text:span text:style-name="T91">εκτός από το broadcast ARP request</text:span></text:span><text:change-end text:change-id="ct94842941879392"/><text:change-start text:change-id="ct94842941843616"/></text:p>
        </text:list-item>
        <text:list-item>
          <text:p text:style-name="P89"><text:span text:style-name="Source_20_Text"><text:span text:style-name="T92">tcpdump -vvve</text:span></text:span></text:p>
        </text:list-item>
        <text:list-item>
          <text:p text:style-name="P89"><text:span text:style-name="Source_20_Text"><text:span text:style-name="T92">Το ping είναι επιτυχές,</text:span></text:span><text:change-end text:change-id="ct94842941843616"/><text:change-start text:change-id="ct94842941857568"/><text:span text:style-name="Source_20_Text"><text:span text:style-name="T92"> παρατηρείται ARP request αφού έγινε arp -da προηγουμένως στο PC3</text:span></text:span><text:change-end text:change-id="ct94842941857568"/><text:change-start text:change-id="ct94842941882448"/></text:p>
        </text:list-item>
        <text:list-item>
          <text:p text:style-name="P90"><text:span text:style-name="Source_20_Text"><text:span text:style-name="T93">Στην ζεύξη </text:span></text:span><text:change-end text:change-id="ct94842941882448"/><text:change-start text:change-id="ct94842941858080"/><text:span text:style-name="Source_20_Text"><text:span text:style-name="T94">LNK</text:span></text:span><text:change-end text:change-id="ct94842941858080"/><text:change-start text:change-id="ct94842941883008"/><text:span text:style-name="Source_20_Text"><text:span text:style-name="T93">1 καθώς το πρωτόκολλο </text:span></text:span><text:change-end text:change-id="ct94842941883008"/><text:change-start text:change-id="ct94842941889008"/><text:span text:style-name="Source_20_Text"><text:span text:style-name="T93">σ</text:span></text:span><text:span text:style-name="Source_20_Text"><text:span text:style-name="T191">υνάθροισης είναι failover και άρα χρησιμοποιείται μόνο η master θύρα</text:span></text:span><text:change-end text:change-id="ct94842941889008"/><text:change-start text:change-id="ct94842941889600"/><text:span text:style-name="Source_20_Text"><text:span text:style-name="T191"> </text:span></text:span><text:span text:style-name="Source_20_Text"><text:span text:style-name="T192">η οποία για το B1 είναι η em1 </text:span></text:span><text:span text:style-name="Source_20_Text"><text:span text:style-name="T193">ενώ στο B2 είναι </text:span></text:span><text:span text:style-name="Source_20_Text"><text:span text:style-name="T194">παλι </text:span></text:span><text:change-end text:change-id="ct94842941889600"/><text:change-start text:change-id="ct94842941886704"/><text:span text:style-name="Source_20_Text"><text:span text:style-name="T194">master θύρα η </text:span></text:span><text:change-end text:change-id="ct94842941886704"/><text:change-start text:change-id="ct94842941910544"/><text:span text:style-name="Source_20_Text"><text:span text:style-name="T195">em0 (LNK1) για αυτό δεν εμφανίζεται κίνηση στο tcpdump</text:span></text:span></text:p>
        </text:list-item>
        <text:list-item>
          <text:p text:style-name="P91"><text:change-end text:change-id="ct94842941910544"/><text:change-start text:change-id="ct94842941853504"/><text:span text:style-name="Source_20_Text"><text:span text:style-name="T196">To ping είναι επιτυχές και γίνεται capture από τις θύρες της γέφυρας στην ζεύξη LNK2</text:span></text:span></text:p>
        </text:list-item>
        <text:list-item>
          <text:p text:style-name="P92"><text:change-end text:change-id="ct94842941853504"/><text:change-start text:change-id="ct94842941904944"/><text:span text:style-name="Source_20_Text"><text:span text:style-name="T197">Επανήλθε η κίνηση στην ζεύξη LNK1 -&gt; master</text:span></text:span><text:change-end text:change-id="ct94842941904944"/><text:change-start text:change-id="ct94842941903232"/></text:p>
          <text:p text:style-name="P93"><text:change-end text:change-id="ct94842941903232"/><text:change-start text:change-id="ct94842941904400"/><text:span text:style-name="Source_20_Text"><text:span text:style-name="T58"/></text:span></text:p>
          <text:p text:style-name="P26"><text:change-end text:change-id="ct94842941904400"/><text:change-start text:change-id="ct94842941858944"/></text:p>
          <text:p text:style-name="P94"><text:change-end text:change-id="ct94842941858944"/><text:change-start text:change-id="ct94842942002384"/><text:span text:style-name="Strong_20_Emphasis"><text:span text:style-name="T162"/></text:span></text:p>
        </text:list-item>
      </text:list>
      <text:p text:style-name="P14"><text:span text:style-name="Source_20_Text"><text:span text:style-name="T301"/></text:span></text:p>
      <text:p text:style-name="P14"><text:soft-page-break/><text:span text:style-name="Source_20_Text"><text:span text:style-name="T301">Άσκηση </text:span></text:span><text:span text:style-name="Source_20_Text"><text:span text:style-name="T309">5</text:span></text:span><text:span text:style-name="Source_20_Text"><text:span text:style-name="T301">: </text:span></text:span><text:span text:style-name="Source_20_Text"><text:span text:style-name="T309">Αποφυγή βρόχων</text:span></text:span></text:p>
      <text:p text:style-name="P14"><text:span text:style-name="Source_20_Text"><text:span text:style-name="T303"/></text:span></text:p>
      <text:list xml:id="list145358246289488" text:continue-list="list145359257216819" text:style-name="Numbering_20_123">
        <text:list-item text:start-value="1">
          <text:p text:style-name="P95"><text:span text:style-name="Source_20_Text"><text:span text:style-name="T198">ifconfig bridge0 destroy, ifconfig lagg0 destroy, ifconfig em{0-2} down</text:span></text:span></text:p>
        </text:list-item>
        <text:list-item>
          <text:p text:style-name="P96"><text:span text:style-name="Source_20_Text"><text:span text:style-name="T199">ifconfig bridge1 create, ifconfig bridge1 addm em0 addm em1 addm em2 up, ifconfig em{0-2} up</text:span></text:span></text:p>
        </text:list-item>
        <text:list-item>
          <text:p text:style-name="P97"><text:span text:style-name="Source_20_Text"><text:span text:style-name="T199">ifconfig bridge</text:span></text:span><text:span text:style-name="Source_20_Text"><text:span text:style-name="T200">2</text:span></text:span><text:span text:style-name="Source_20_Text"><text:span text:style-name="T199"> create, ifconfig bridge</text:span></text:span><text:span text:style-name="Source_20_Text"><text:span text:style-name="T200">2</text:span></text:span><text:span text:style-name="Source_20_Text"><text:span text:style-name="T199"> addm em0 addm em1 addm em2 up, ifconfig em{0-2} up</text:span></text:span></text:p>
        </text:list-item>
        <text:list-item>
          <text:p text:style-name="P98"><text:span text:style-name="Source_20_Text"><text:span text:style-name="T201">ifconfig bridge1 stp em0 stop em1 stp em2</text:span></text:span></text:p>
        </text:list-item>
        <text:list-item>
          <text:p text:style-name="P99"><text:span text:style-name="Source_20_Text"><text:span text:style-name="T201">ifconfig bridge</text:span></text:span><text:span text:style-name="Source_20_Text"><text:span text:style-name="T202">2</text:span></text:span><text:span text:style-name="Source_20_Text"><text:span text:style-name="T201"> stp em0 stop em1 stp em2</text:span></text:span></text:p>
        </text:list-item>
        <text:list-item>
          <text:p text:style-name="P100"><text:span text:style-name="Source_20_Text"><text:span text:style-name="T203">B1</text:span></text:span><text:span text:style-name="Source_20_Text"><text:span text:style-name="T204"> -&gt; </text:span></text:span><text:span text:style-name="Source_20_Text"><text:span text:style-name="T203">08:00:27:</text:span></text:span><text:span text:style-name="Source_20_Text"><text:span text:style-name="T206">82:83:6E</text:span></text:span><text:span text:style-name="Source_20_Text"><text:span text:style-name="T203">, </text:span></text:span><text:span text:style-name="Source_20_Text"><text:span text:style-name="T204">B2 -</text:span></text:span><text:span text:style-name="Source_20_Text"><text:span text:style-name="T205">&gt; </text:span></text:span><text:span text:style-name="Source_20_Text"><text:span text:style-name="T206">08:00:27:5B:D7:43</text:span></text:span></text:p>
        </text:list-item>
        <text:list-item>
          <text:p text:style-name="P101"><text:span text:style-name="Source_20_Text"><text:span text:style-name="T207">B2 -&gt; </text:span></text:span><text:span text:style-name="Source_20_Text"><text:span text:style-name="T206">08:00:27:5B:D7:43</text:span></text:span></text:p>
        </text:list-item>
        <text:list-item>
          <text:p text:style-name="P102"><text:span text:style-name="Source_20_Text"><text:span text:style-name="T208">role designated, state forwarding</text:span></text:span></text:p>
        </text:list-item>
        <text:list-item>
          <text:p text:style-name="P103"><text:span text:style-name="Source_20_Text"><text:span text:style-name="T209">Η διεπαφή em1 της γέφυρας που αντιστοιχεί στο LNK1</text:span></text:span></text:p>
        </text:list-item>
        <text:list-item>
          <text:p text:style-name="P27"><text:span text:style-name="Source_20_Text"><text:span text:style-name="T322">role alternate state discarding</text:span></text:span></text:p>
        </text:list-item>
        <text:list-item>
          <text:p text:style-name="P104"><text:span text:style-name="Source_20_Text"><text:span text:style-name="T210">role designated state forwarding</text:span></text:span></text:p>
        </text:list-item>
        <text:list-item>
          <text:p text:style-name="P105"><text:span text:style-name="Source_20_Text"><text:span text:style-name="T211">tcpdump -i em0 -vvve, </text:span></text:span><text:span text:style-name="Source_20_Text"><text:span text:style-name="T212">κάθε 2 </text:span></text:span><text:span text:style-name="Source_20_Text"><text:span text:style-name="T213">Sec</text:span></text:span></text:p>
        </text:list-item>
        <text:list-item>
          <text:p text:style-name="P106"><text:span text:style-name="Source_20_Text"><text:span text:style-name="T214">802.3 φαίνεται απο την παραπάνω καταγραφή</text:span></text:span></text:p>
        </text:list-item>
        <text:list-item>
          <text:p text:style-name="P107"><text:span text:style-name="Source_20_Text"><text:span text:style-name="T215">src </text:span></text:span><text:span text:style-name="Source_20_Text"><text:span text:style-name="T206">08:00:27:5B:D7:43 </text:span></text:span><text:span text:style-name="Source_20_Text"><text:span text:style-name="T215">(B2) και dst 01:80:C2:00:00:00</text:span></text:span></text:p>
        </text:list-item>
        <text:list-item>
          <text:p text:style-name="P108"><text:span text:style-name="Source_20_Text"><text:span text:style-name="T216">em1 -&gt; LNK2</text:span></text:span></text:p>
        </text:list-item>
        <text:list-item>
          <text:p text:style-name="P109"><text:span text:style-name="Source_20_Text"><text:span text:style-name="T217">Είναι διεύθυνση multicast αφού το LSB του πρώτου byte είναι 1</text:span></text:span></text:p>
        </text:list-item>
        <text:list-item>
          <text:p text:style-name="P110"><text:span text:style-name="Source_20_Text"><text:span text:style-name="T218">root-id </text:span></text:span><text:span text:style-name="Source_20_Text"><text:span text:style-name="T225">8000.</text:span></text:span><text:span text:style-name="Source_20_Text"><text:span text:style-name="T206">08:00:27:5B:D7:43, </text:span></text:span><text:span text:style-name="Source_20_Text"><text:span text:style-name="T219">bridge-id <text:s/></text:span></text:span><text:span text:style-name="Source_20_Text"><text:span text:style-name="T224">8000.</text:span></text:span><text:span text:style-name="Source_20_Text"><text:span text:style-name="T206">08:00:27:5B:D7:43.</text:span></text:span><text:span text:style-name="Source_20_Text"><text:span text:style-name="T219">8001, </text:span></text:span><text:span text:style-name="Source_20_Text"><text:span text:style-name="T220">root-pathcost 0</text:span></text:span></text:p>
        </text:list-item>
        <text:list-item>
          <text:p text:style-name="P111"><text:span text:style-name="Source_20_Text"><text:span text:style-name="T221">tcpdump -i em1 -vvve, </text:span></text:span><text:span text:style-name="Source_20_Text"><text:span text:style-name="T219">bridge-id <text:s/></text:span></text:span><text:span text:style-name="Source_20_Text"><text:span text:style-name="T224">8000.</text:span></text:span><text:span text:style-name="Source_20_Text"><text:span text:style-name="T206">08:00:27:5B:D7:43.</text:span></text:span><text:span text:style-name="Source_20_Text"><text:span text:style-name="T219">800</text:span></text:span><text:span text:style-name="Source_20_Text"><text:span text:style-name="T231">2</text:span></text:span><text:span text:style-name="Source_20_Text"><text:span text:style-name="T221"> </text:span></text:span><text:span text:style-name="Source_20_Text"><text:span text:style-name="T222">προτεραιότητα τα πρώτα 4 bits (MSB) </text:span></text:span><text:span text:style-name="Source_20_Text"><text:span text:style-name="T226">τ</text:span></text:span><text:span text:style-name="Source_20_Text"><text:span text:style-name="T232">ης τιμής </text:span></text:span><text:span text:style-name="Source_20_Text"><text:span text:style-name="T223">8000 </text:span></text:span><text:span text:style-name="Source_20_Text"><text:span text:style-name="T233">(στις αντίστοιχες δυνάμεις δηλ. 2^15 εδώ)</text:span></text:span><text:span text:style-name="Source_20_Text"><text:span text:style-name="T210"> </text:span></text:span><text:span text:style-name="Source_20_Text"><text:span text:style-name="T227">της τιμής </text:span></text:span><text:span text:style-name="Source_20_Text"><text:span text:style-name="T228">αντιστοιχεί σε τιμή 32768 σε δεκαδικό</text:span></text:span><text:span text:style-name="Source_20_Text"><text:span text:style-name="T229">. Port ID τα 12 LSB της τιμής 8002 -&gt; </text:span></text:span><text:span text:style-name="Source_20_Text"><text:span text:style-name="T230">2 </text:span></text:span></text:p>
        </text:list-item>
        <text:list-item>
          <text:p text:style-name="P28"><text:span text:style-name="Source_20_Text"><text:span text:style-name="T323">Όχι, δεν παρατηρείται κίνηση από την B1 στα LNK1, LNK2</text:span></text:span></text:p>
        </text:list-item>
        <text:list-item>
          <text:p text:style-name="P112"><text:span text:style-name="Source_20_Text"><text:span text:style-name="T234">Στη θύρα em</text:span></text:span><text:span text:style-name="Source_20_Text"><text:span text:style-name="T237">0</text:span></text:span></text:p>
        </text:list-item>
        <text:list-item>
          <text:p text:style-name="P113"><text:span text:style-name="Source_20_Text"><text:span text:style-name="T235">root-id <text:s/></text:span></text:span><text:span text:style-name="Source_20_Text"><text:span text:style-name="T225">8000.</text:span></text:span><text:span text:style-name="Source_20_Text"><text:span text:style-name="T206">08:00:27:5B:D7:43 , </text:span></text:span><text:span text:style-name="Source_20_Text"><text:span text:style-name="T236">bridge-id </text:span></text:span><text:span text:style-name="Source_20_Text"><text:span text:style-name="T238">8000.08:00:27:82:83:6E.8001, </text:span></text:span><text:span text:style-name="Source_20_Text"><text:span text:style-name="T239">root-pathcost 20000</text:span></text:span></text:p>
        </text:list-item>
        <text:list-item>
          <text:p text:style-name="P114"><text:span text:style-name="Source_20_Text"><text:span text:style-name="T240">ping 192.168.1.2, επιτυχές</text:span></text:span></text:p>
        </text:list-item>
        <text:list-item>
          <text:p text:style-name="P115"><text:span text:style-name="Source_20_Text"><text:span text:style-name="T242">Περίπου 6 δευτερόλ</text:span></text:span><text:span text:style-name="Source_20_Text"><text:span text:style-name="T265">ε</text:span></text:span><text:span text:style-name="Source_20_Text"><text:span text:style-name="T242">πτα -&gt; wikipedia</text:span></text:span></text:p>
        </text:list-item>
        <text:list-item>
          <text:p text:style-name="P116"><text:span text:style-name="Source_20_Text"><text:span text:style-name="T241">Όχι, δεν προκαλεί τώρα διακοπή</text:span></text:span></text:p>
        </text:list-item>
      </text:list>
      <text:p text:style-name="P20"><text:span text:style-name="Source_20_Text"><text:span text:style-name="T210"/></text:span></text:p>
      <text:p text:style-name="P19"><text:span text:style-name="Source_20_Text"><text:span text:style-name="T164"/></text:span></text:p>
      <text:list xml:id="list145358625608424" text:continue-numbering="true" text:style-name="Numbering_20_123">
        <text:list-header>
          <text:p text:style-name="P117"><text:span text:style-name="Source_20_Text"><text:span text:style-name="T163"/></text:span></text:p>
        </text:list-header>
      </text:list>
      <text:p text:style-name="P14"><text:change-end text:change-id="ct94842942002384"/><text:change-start text:change-id="ct94842941961296"/><text:span text:style-name="Source_20_Text"><text:span text:style-name="T303"/></text:span></text:p>
      <text:p text:style-name="P14"><text:span text:style-name="Source_20_Text"><text:span text:style-name="T303"/></text:span></text:p>
      <text:p text:style-name="P14"><text:span text:style-name="Source_20_Text"><text:span text:style-name="T303"/></text:span></text:p>
      <text:p text:style-name="P14"><text:span text:style-name="Source_20_Text"><text:span text:style-name="T303"/></text:span></text:p>
      <text:p text:style-name="P14"><text:span text:style-name="Source_20_Text"><text:span text:style-name="T303"/></text:span></text:p>
      <text:p text:style-name="P14"><text:span text:style-name="Source_20_Text"><text:span text:style-name="T303"/></text:span></text:p>
      <text:p text:style-name="P14"><text:span text:style-name="Source_20_Text"><text:span text:style-name="T303"/></text:span></text:p>
      <text:p text:style-name="P14"><text:span text:style-name="Source_20_Text"><text:span text:style-name="T303"/></text:span></text:p>
      <text:p text:style-name="P14"><text:span text:style-name="Source_20_Text"><text:span text:style-name="T303"/></text:span></text:p>
      <text:p text:style-name="P14"><text:span text:style-name="Source_20_Text"><text:span text:style-name="T303"/></text:span></text:p>
      <text:p text:style-name="P22"><text:soft-page-break/><text:span text:style-name="Source_20_Text"><text:span text:style-name="T301">Άσκηση </text:span></text:span><text:span text:style-name="Source_20_Text"><text:span text:style-name="T310">6</text:span></text:span><text:span text:style-name="Source_20_Text"><text:span text:style-name="T301">: </text:span></text:span><text:span text:style-name="Source_20_Text"><text:span text:style-name="T311">Ένα πιο πολύπλοκο δίκτυο με εναλλακτικές διαδρομές</text:span></text:span></text:p>
      <text:p text:style-name="P22"><text:span text:style-name="Source_20_Text"><text:span text:style-name="T311"/></text:span></text:p>
      <text:list xml:id="list145358507137319" text:continue-list="list145358625608424" text:style-name="Numbering_20_123">
        <text:list-item text:start-value="1">
          <text:p text:style-name="P118"><text:span text:style-name="Source_20_Text"><text:span text:style-name="T243">if</text:span></text:span><text:change-end text:change-id="ct94842941961296"/><text:change-start text:change-id="ct94842942120544"/><text:span text:style-name="Source_20_Text"><text:span text:style-name="T243">config bridge1 addm em3, ifconfig em3 up, ifconfig bridge1 stp em3</text:span></text:span></text:p>
        </text:list-item>
        <text:list-item>
          <text:p text:style-name="P119"><text:span text:style-name="Source_20_Text"><text:span text:style-name="T243">ifconfig bridge</text:span></text:span><text:span text:style-name="Source_20_Text"><text:span text:style-name="T244">2</text:span></text:span><text:span text:style-name="Source_20_Text"><text:span text:style-name="T243"> addm em3, ifconfig em3 up, ifconfig bridge</text:span></text:span><text:span text:style-name="Source_20_Text"><text:span text:style-name="T244">2</text:span></text:span><text:span text:style-name="Source_20_Text"><text:span text:style-name="T243"> stp em3</text:span></text:span></text:p>
        </text:list-item>
        <text:list-item>
          <text:p text:style-name="P120"><text:span text:style-name="Source_20_Text"><text:span text:style-name="T245">ifconfig bridge3 create, ifconfig bridge3 addm em0 addm em1 addm em2, ifconfig em{0-2} up, </text:span></text:span><text:span text:style-name="Source_20_Text"><text:span text:style-name="T246">ifconfig bridge3 stp em0 stp em1 stp em2</text:span></text:span></text:p>
        </text:list-item>
        <text:list-item>
          <text:p text:style-name="P121"><text:span text:style-name="Source_20_Text"><text:span text:style-name="T247">Ναι, είναι επιτυχή</text:span></text:span></text:p>
        </text:list-item>
        <text:list-item>
          <text:p text:style-name="P122"><text:span text:style-name="Source_20_Text"><text:span text:style-name="T248">ifconfig bridge1 priority 1</text:span></text:span></text:p>
        </text:list-item>
        <text:list-item>
          <text:p text:style-name="P123"><text:span text:style-name="Source_20_Text"><text:span text:style-name="T249">path cost 20000 em{0-2} και 2000000 em3 </text:span></text:span><text:span text:style-name="Source_20_Text"><text:span text:style-name="T252">(discarding)</text:span></text:span><text:span text:style-name="Source_20_Text"><text:span text:style-name="T249">, </text:span></text:span><text:span text:style-name="Source_20_Text"><text:span text:style-name="T250">20 Tbps / </text:span></text:span><text:span text:style-name="Source_20_Text"><text:span text:style-name="T251">1 * </text:span></text:span><text:span text:style-name="Source_20_Text"><text:span text:style-name="T250">Gbps </text:span></text:span><text:span text:style-name="Source_20_Text"><text:span text:style-name="T251">= 20000</text:span></text:span></text:p>
        </text:list-item>
        <text:list-item>
          <text:p text:style-name="P124"><text:span text:style-name="Source_20_Text"><text:span text:style-name="T253">Από B1 -&gt; root-pathcost = 0, </text:span></text:span><text:span text:style-name="Source_20_Text"><text:span text:style-name="T254">Από B2 </text:span></text:span><text:span text:style-name="Source_20_Text"><text:span text:style-name="T255">δεν λαμβάνει αφού στο LNK4 στέλνει το B3 BPDU</text:span></text:span></text:p>
        </text:list-item>
        <text:list-item>
          <text:p text:style-name="P125"><text:span text:style-name="Source_20_Text"><text:span text:style-name="T256">Η ριζική θύρα είναι η em0 που αντιστοιχεί στο </text:span></text:span><text:span text:style-name="Source_20_Text"><text:span text:style-name="T257">LNK3 γιατί έχει μικρότερο root-pathcost</text:span></text:span></text:p>
        </text:list-item>
        <text:list-item>
          <text:p text:style-name="P126"><text:span text:style-name="Source_20_Text"><text:span text:style-name="T258">role designated state forwarding</text:span></text:span></text:p>
        </text:list-item>
        <text:list-item>
          <text:p text:style-name="P127"><text:span text:style-name="Source_20_Text"><text:span text:style-name="T259">20000 </text:span></text:span><text:span text:style-name="Source_20_Text"><text:span text:style-name="T260">με εντολή tcmpdump -i em2 -vvve</text:span></text:span></text:p>
        </text:list-item>
        <text:list-item>
          <text:p text:style-name="P128"><text:span text:style-name="Source_20_Text"><text:span text:style-name="T261">ping 192.168.1.3</text:span></text:span></text:p>
        </text:list-item>
        <text:list-item>
          <text:p text:style-name="P129"><text:span text:style-name="Source_20_Text"><text:span text:style-name="T262">ifconfig bridge3 ifpathcost em0 50000</text:span></text:span></text:p>
        </text:list-item>
        <text:list-item>
          <text:p text:style-name="P130"><text:span text:style-name="Source_20_Text"><text:span text:style-name="T263">Περίπου 3-</text:span></text:span><text:span text:style-name="Source_20_Text"><text:span text:style-name="T266">4</text:span></text:span><text:span text:style-name="Source_20_Text"><text:span text:style-name="T263"> δευτερόλπε</text:span></text:span><text:span text:style-name="Source_20_Text"><text:span text:style-name="T264">πτα</text:span></text:span></text:p>
        </text:list-item>
        <text:list-item>
          <text:p text:style-name="P131"><text:span text:style-name="Source_20_Text"><text:span text:style-name="T267">role alternate state discarding</text:span></text:span></text:p>
        </text:list-item>
        <text:list-item>
          <text:p text:style-name="P132"><text:span text:style-name="Source_20_Text"><text:span text:style-name="T268">Λαμβάνει BPDU από B2 στο LNK4 </text:span></text:span><text:span text:style-name="Source_20_Text"><text:span text:style-name="T269">ενώ πριν δεν λάμβανε</text:span></text:span></text:p>
        </text:list-item>
        <text:list-item>
          <text:p text:style-name="P133"><text:span text:style-name="Source_20_Text"><text:span text:style-name="T270">στο LAN3 διαφημίζει root-patchcost 40000</text:span></text:span></text:p>
        </text:list-item>
        <text:list-item>
          <text:p text:style-name="P134"><text:span text:style-name="Source_20_Text"><text:span text:style-name="T271">Περίπου 8-10 sec</text:span></text:span></text:p>
        </text:list-item>
        <text:list-item>
          <text:p text:style-name="P134"><text:span text:style-name="Source_20_Text"><text:span text:style-name="T271">Η επικοινωνία αποκαταστάθηκε αμέσως</text:span></text:span></text:p>
        </text:list-item>
      </text:list>
      <text:p text:style-name="P21"><text:span text:style-name="Source_20_Text"><text:span text:style-name="T272"/></text:span></text:p>
      <text:p text:style-name="P23"><text:span text:style-name="Source_20_Text"><text:span text:style-name="T301">Άσκηση </text:span></text:span><text:span text:style-name="Source_20_Text"><text:span text:style-name="T312">7</text:span></text:span><text:span text:style-name="Source_20_Text"><text:span text:style-name="T301">: </text:span></text:span><text:span text:style-name="Source_20_Text"><text:span text:style-name="T313">Εικονικά τοπικά δίκτυα (VLAN</text:span></text:span><text:span text:style-name="Source_20_Text"><text:span text:style-name="T314">)</text:span></text:span></text:p>
      <text:p text:style-name="P23"><text:span text:style-name="Source_20_Text"><text:span text:style-name="T311"/></text:span></text:p>
      <text:p text:style-name="P23"><text:span text:style-name="Source_20_Text"><text:span text:style-name="T311"/></text:span></text:p>
      <text:list xml:id="list145358468786705" text:continue-list="list145358507137319" text:style-name="Numbering_20_123">
        <text:list-item text:start-value="1">
          <text:p text:style-name="P135"><text:span text:style-name="Source_20_Text"><text:span text:style-name="T273">ifconfig em0.5 create, ifconfig em0.6 create, ifconfig em0.5 192.168.5.1/24, <text:s/>ifconfig em0.6 192.168.6.1/24</text:span></text:span></text:p>
        </text:list-item>
        <text:list-item>
          <text:p text:style-name="P151"><text:span text:style-name="Source_20_Text"><text:span text:style-name="T273">ifconfig em0.6 </text:span></text:span><text:span text:style-name="Source_20_Text"><text:span text:style-name="T274">create inet </text:span></text:span><text:span text:style-name="Source_20_Text"><text:span text:style-name="T273">192.168.6.</text:span></text:span><text:span text:style-name="Source_20_Text"><text:span text:style-name="T275">2</text:span></text:span><text:span text:style-name="Source_20_Text"><text:span text:style-name="T273">/24</text:span></text:span></text:p>
        </text:list-item>
        <text:list-item>
          <text:p text:style-name="P136"><text:span text:style-name="Source_20_Text"><text:span text:style-name="T273">ifconfig em0.</text:span></text:span><text:span text:style-name="Source_20_Text"><text:span text:style-name="T276">5</text:span></text:span><text:span text:style-name="Source_20_Text"><text:span text:style-name="T273"> </text:span></text:span><text:span text:style-name="Source_20_Text"><text:span text:style-name="T274">create inet </text:span></text:span><text:span text:style-name="Source_20_Text"><text:span text:style-name="T273">192.168.</text:span></text:span><text:span text:style-name="Source_20_Text"><text:span text:style-name="T277">5</text:span></text:span><text:span text:style-name="Source_20_Text"><text:span text:style-name="T273">.</text:span></text:span><text:span text:style-name="Source_20_Text"><text:span text:style-name="T277">3</text:span></text:span><text:span text:style-name="Source_20_Text"><text:span text:style-name="T273">/24</text:span></text:span></text:p>
        </text:list-item>
        <text:list-item>
          <text:p text:style-name="P137"><text:span text:style-name="Source_20_Text"><text:span text:style-name="T278">Ναι</text:span></text:span></text:p>
        </text:list-item>
        <text:list-item>
          <text:p text:style-name="P138"><text:span text:style-name="Source_20_Text"><text:span text:style-name="T281">Όχι, τ</text:span></text:span><text:span text:style-name="Source_20_Text"><text:span text:style-name="T279">ο PC2 δεν έχει διεπαφή που να ανήκει στο VLAN </text:span></text:span><text:span text:style-name="Source_20_Text"><text:span text:style-name="T280">5</text:span></text:span></text:p>
        </text:list-item>
        <text:list-item>
          <text:p text:style-name="P139"><text:span text:style-name="Source_20_Text"><text:span text:style-name="T281">Όχι, τ</text:span></text:span><text:span text:style-name="Source_20_Text"><text:span text:style-name="T279">ο PC</text:span></text:span><text:span text:style-name="Source_20_Text"><text:span text:style-name="T282">3</text:span></text:span><text:span text:style-name="Source_20_Text"><text:span text:style-name="T279"> δεν έχει διεπαφή που να ανήκει στο VLAN </text:span></text:span><text:span text:style-name="Source_20_Text"><text:span text:style-name="T282">6</text:span></text:span></text:p>
        </text:list-item>
        <text:list-item>
          <text:p text:style-name="P29"><text:span text:style-name="Source_20_Text"><text:span text:style-name="T324">ifconfig bridge1 -stp em0</text:span></text:span></text:p>
        </text:list-item>
        <text:list-item>
          <text:p text:style-name="P140"><text:span text:style-name="Source_20_Text"><text:span text:style-name="T283">tcpdump -i em0 -xvvve</text:span></text:span></text:p>
        </text:list-item>
        <text:list-item>
          <text:p text:style-name="P141"><text:span text:style-name="Source_20_Text"><text:span text:style-name="T284">0x0806 και 0x0800 αντίστοιχα</text:span></text:span></text:p>
        </text:list-item>
        <text:list-item>
          <text:p text:style-name="P142"><text:span text:style-name="Source_20_Text"><text:span text:style-name="T285">ethertype 802.1Q (0x8100), </text:span></text:span><text:span text:style-name="Source_20_Text"><text:span text:style-name="T286">διευθύνσεις IPv4 προορισμού και προέλευσης</text:span></text:span></text:p>
        </text:list-item>
        <text:list-item>
          <text:p text:style-name="P143"><text:span text:style-name="Source_20_Text"><text:span text:style-name="T287">ο τύπος του αρχικού πλαισίου Ethernet ακολουθ</text:span></text:span><text:span text:style-name="Source_20_Text"><text:span text:style-name="T289">εί</text:span></text:span><text:span text:style-name="Source_20_Text"><text:span text:style-name="T287"> αμέσως μετά την ετικέτα 802.1Q</text:span></text:span></text:p>
        </text:list-item>
        <text:list-item>
          <text:p text:style-name="P144"><text:span text:style-name="Source_20_Text"><text:span text:style-name="T288">Στο πεδίο vlan</text:span></text:span></text:p>
        </text:list-item>
        <text:list-item>
          <text:p text:style-name="P145"><text:span text:style-name="Source_20_Text"><text:span text:style-name="T290">tcpdump -i em0.5 -xvvve</text:span></text:span></text:p>
        </text:list-item>
        <text:list-item>
          <text:p text:style-name="P146"><text:soft-page-break/><text:span text:style-name="Source_20_Text"><text:span text:style-name="T291">arp -ad, ping -c 1 192.168.5.1</text:span></text:span></text:p>
          <text:p text:style-name="P147"><text:span text:style-name="Source_20_Text"><text:span text:style-name="T292">ethertyp</text:span></text:span><text:span text:style-name="Source_20_Text"><text:span text:style-name="T293">e</text:span></text:span><text:span text:style-name="Source_20_Text"><text:span text:style-name="T292"> </text:span></text:span><text:span text:style-name="Source_20_Text"><text:span text:style-name="T284">0x0806 </text:span></text:span><text:span text:style-name="Source_20_Text"><text:span text:style-name="T292">(ARP)</text:span></text:span><text:span text:style-name="Source_20_Text"><text:span text:style-name="T284"> και 0x0800 </text:span></text:span><text:span text:style-name="Source_20_Text"><text:span text:style-name="T293">(IPV4)</text:span></text:span><text:span text:style-name="Source_20_Text"><text:span text:style-name="T284"> αντίστοιχ</text:span></text:span><text:span text:style-name="Source_20_Text"><text:span text:style-name="T294">α. Δεν υπάρχει πεδίο σχετικό με το VLAN</text:span></text:span></text:p>
        </text:list-item>
        <text:list-item>
          <text:p text:style-name="P148"><text:span text:style-name="Source_20_Text"><text:span text:style-name="T295">ifconfig bridge1 stp em0 στο B1</text:span></text:span></text:p>
        </text:list-item>
        <text:list-item>
          <text:p text:style-name="P149"><text:span text:style-name="Source_20_Text"><text:span text:style-name="T296">Έχουμε πλαίσια 802.3 άρα στην θέση του ethertype υπάρχει το length (μήκος του πλαισίου </text:span></text:span><text:span text:style-name="Source_20_Text"><text:span text:style-name="T297">εδώ 39 μικρότερο απο minimum</text:span></text:span><text:span text:style-name="Source_20_Text"><text:span text:style-name="T298">=64</text:span></text:span><text:span text:style-name="Source_20_Text"><text:span text:style-name="T297">?</text:span></text:span><text:span text:style-name="Source_20_Text"><text:span text:style-name="T296">)</text:span></text:span></text:p>
        </text:list-item>
        <text:list-item>
          <text:p text:style-name="P150"><text:span text:style-name="Source_20_Text"><text:span text:style-name="T299">not stp</text:span></text:span></text:p>
          <text:p text:style-name="P145"><text:span text:style-name="Source_20_Text"><text:span text:style-name="T273"/></text:span></text:p>
          <text:p text:style-name="P119"><text:change-end text:change-id="ct94842942120544"/><text:span text:style-name="Source_20_Text"><text:span text:style-name="T243"/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1pt" style:font-size-asian="9.60000038146973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weight="normal" officeooo:rsid="01e36fcb" officeooo:paragraph-rsid="01e36fcb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8T14:27:19.674597072</meta:creation-date>
    <dc:date>2021-03-14T14:53:57.113218901</dc:date>
    <meta:editing-duration>P3DT20H10M1S</meta:editing-duration>
    <meta:editing-cycles>1301</meta:editing-cycles>
    <meta:generator>LibreOffice/6.4.6.2$Linux_X86_64 LibreOffice_project/40$Build-2</meta:generator>
    <meta:document-statistic meta:table-count="0" meta:image-count="0" meta:object-count="0" meta:page-count="6" meta:paragraph-count="155" meta:word-count="1403" meta:character-count="8133" meta:non-whitespace-character-count="6991"/>
  </office:meta>
</office:document-meta>
</file>